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T1_5" style:family="text">
      <style:text-properties style:font-name="Arial" fo:font-size="16pt" style:font-name-asian="Arial" style:font-size-asian="16pt" style:font-name-complex="Arial" style:font-size-complex="16pt"/>
    </style:style>
    <style:style style:name="T1_6" style:family="text">
      <style:text-properties style:font-name="Arial" fo:font-size="16pt" style:font-name-asian="Arial" style:font-size-asian="16pt" style:font-name-complex="Arial" style:font-size-complex="16pt"/>
    </style:style>
    <style:style style:name="T1_7" style:family="text">
      <style:text-properties style:font-name="Arial" fo:font-size="16pt" style:font-name-asian="Arial" style:font-size-asian="16pt" style:font-name-complex="Arial" style:font-size-complex="16pt"/>
    </style:style>
    <style:style style:name="T1_8" style:family="text">
      <style:text-properties style:font-name="Arial" fo:font-size="16pt" style:font-name-asian="Arial" style:font-size-asian="16pt" style:font-name-complex="Arial" style:font-size-complex="16pt"/>
    </style:style>
    <style:style style:name="T1_9" style:family="text">
      <style:text-properties style:font-name="Arial" fo:font-size="16pt" style:font-name-asian="Arial" style:font-size-asian="16pt" style:font-name-complex="Arial" style:font-size-complex="16pt"/>
    </style:style>
    <style:style style:name="T1_10" style:family="text">
      <style:text-properties style:font-name="Arial" fo:font-size="16pt" style:font-name-asian="Arial" style:font-size-asian="16pt" style:font-name-complex="Arial" style:font-size-complex="16pt"/>
    </style:style>
    <style:style style:name="T1_11" style:family="text">
      <style:text-properties style:font-name="Arial" fo:font-size="16pt" style:font-name-asian="Arial" style:font-size-asian="16pt" style:font-name-complex="Arial" style:font-size-complex="16pt"/>
    </style:style>
    <style:style style:name="T1_12" style:family="text">
      <style:text-properties style:font-name="Arial" fo:font-size="16pt" style:font-name-asian="Arial" style:font-size-asian="16pt" style:font-name-complex="Arial" style:font-size-complex="16pt"/>
    </style:style>
    <style:style style:name="T1_13" style:family="text">
      <style:text-properties style:font-name="Arial" fo:font-size="16pt" style:font-name-asian="Arial" style:font-size-asian="16pt" style:font-name-complex="Arial" style:font-size-complex="16pt"/>
    </style:style>
    <style:style style:name="T1_14" style:family="text">
      <style:text-properties style:font-name="Arial" fo:font-size="16pt" style:font-name-asian="Arial" style:font-size-asian="16pt" style:font-name-complex="Arial" style:font-size-complex="16pt"/>
    </style:style>
    <style:style style:name="T1_15" style:family="text">
      <style:text-properties style:font-name="Arial" fo:font-size="16pt" style:font-name-asian="Arial" style:font-size-asian="16pt" style:font-name-complex="Arial" style:font-size-complex="16pt"/>
    </style:style>
    <style:style style:name="T1_16" style:family="text">
      <style:text-properties style:font-name="Arial" fo:font-size="16pt" style:font-name-asian="Arial" style:font-size-asian="16pt" style:font-name-complex="Arial" style:font-size-complex="16pt"/>
    </style:style>
    <style:style style:name="T1_17" style:family="text">
      <style:text-properties style:font-name="Arial" fo:font-size="16pt" style:font-name-asian="Arial" style:font-size-asian="16pt" style:font-name-complex="Arial" style:font-size-complex="16pt"/>
    </style:style>
    <style:style style:name="T1_18" style:family="text">
      <style:text-properties style:font-name="Arial" fo:font-size="16pt" style:font-name-asian="Arial" style:font-size-asian="16pt" style:font-name-complex="Arial" style:font-size-complex="16pt"/>
    </style:style>
    <style:style style:name="T1_19" style:family="text">
      <style:text-properties style:font-name="Arial" fo:font-size="16pt" style:font-name-asian="Arial" style:font-size-asian="16pt" style:font-name-complex="Arial" style:font-size-complex="16pt"/>
    </style:style>
    <style:style style:name="T1_20" style:family="text">
      <style:text-properties style:font-name="Arial" fo:font-size="16pt" style:font-name-asian="Arial" style:font-size-asian="16pt" style:font-name-complex="Arial" style:font-size-complex="16pt"/>
    </style:style>
    <style:style style:name="T1_21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_1" style:family="text"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_1" style:family="text">
      <style:text-properties style:font-name="Arial" fo:font-size="16pt" style:font-name-asian="Arial" style:font-size-asian="16pt" style:font-name-complex="Arial" style:font-size-complex="16pt"/>
    </style:style>
    <style:style style:name="T3_2" style:family="text">
      <style:text-properties style:font-name="Arial" fo:font-size="16pt" style:font-name-asian="Arial" style:font-size-asian="16pt" style:font-name-complex="Arial" style:font-size-complex="16pt"/>
    </style:style>
    <style:style style:name="T3_3" style:family="text">
      <style:text-properties style:font-name="Arial" fo:font-size="16pt" style:font-name-asian="Arial" style:font-size-asian="16pt" style:font-name-complex="Arial" style:font-size-complex="16pt"/>
    </style:style>
    <style:style style:name="T3_4" style:family="text">
      <style:text-properties style:font-name="Arial" fo:font-size="16pt" style:font-name-asian="Arial" style:font-size-asian="16pt" style:font-name-complex="Arial" style:font-size-complex="16pt"/>
    </style:style>
    <style:style style:name="T3_5" style:family="text"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T17_3" style:family="text">
      <style:text-properties fo:font-size="12pt" style:font-size-asian="12pt" style:font-size-complex="12pt" fo:font-weight="bold" style:font-weight-asian="bold" style:font-weight-complex="bold"/>
    </style:style>
    <style:style style:name="T17_4" style:family="text">
      <style:text-properties fo:font-size="12pt" style:font-size-asian="12pt" style:font-size-complex="12pt" fo:font-weight="bold" style:font-weight-asian="bold" style:font-weight-complex="bold"/>
    </style:style>
    <style:style style:name="T17_5" style:family="text">
      <style:text-properties fo:font-size="12pt" style:font-size-asian="12pt" style:font-size-complex="12pt" fo:font-weight="bold" style:font-weight-asian="bold" style:font-weight-complex="bold"/>
    </style:style>
    <style:style style:name="T17_6" style:family="text">
      <style:text-properties fo:font-size="12pt" style:font-size-asian="12pt" style:font-size-complex="12pt" fo:font-weight="bold" style:font-weight-asian="bold" style:font-weight-complex="bold"/>
    </style:style>
    <style:style style:name="T17_7" style:family="text">
      <style:text-properties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T18_27" style:family="text">
      <style:text-properties fo:font-size="12pt" style:font-size-asian="12pt" style:font-size-complex="12pt"/>
    </style:style>
    <style:style style:name="T18_28" style:family="text">
      <style:text-properties fo:font-size="12pt" style:font-size-asian="12pt" style:font-size-complex="12pt"/>
    </style:style>
    <style:style style:name="T18_29" style:family="text">
      <style:text-properties fo:font-size="12pt" style:font-size-asian="12pt" style:font-size-complex="12pt"/>
    </style:style>
    <style:style style:name="T18_30" style:family="text">
      <style:text-properties fo:font-size="12pt" style:font-size-asian="12pt" style:font-size-complex="12pt"/>
    </style:style>
    <style:style style:name="T18_31" style:family="text">
      <style:text-properties fo:font-size="12pt" style:font-size-asian="12pt" style:font-size-complex="12pt"/>
    </style:style>
    <style:style style:name="T18_3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/>
    </style:style>
    <style:style style:name="T20_2" style:family="text">
      <style:text-properties fo:font-size="12pt" style:font-size-asian="12pt" style:font-size-complex="12pt" fo:font-weight="bold" style:font-weight-asian="bold" style:font-weight-complex="bold"/>
    </style:style>
    <style:style style:name="T20_3" style:family="text">
      <style:text-properties fo:font-size="12pt" style:font-size-asian="12pt" style:font-size-complex="12pt" fo:font-weight="bold" style:font-weight-asian="bold" style:font-weight-complex="bold"/>
    </style:style>
    <style:style style:name="T20_4" style:family="text">
      <style:text-properties fo:font-size="12pt" style:font-size-asian="12pt" style:font-size-complex="12pt" fo:font-weight="bold" style:font-weight-asian="bold" style:font-weight-complex="bold"/>
    </style:style>
    <style:style style:name="T20_5" style:family="text">
      <style:text-properties fo:font-size="12pt" style:font-size-asian="12pt" style:font-size-complex="12pt" fo:font-weight="bold" style:font-weight-asian="bold" style:font-weight-complex="bold"/>
    </style:style>
    <style:style style:name="T20_6" style:family="text">
      <style:text-properties fo:font-size="12pt" style:font-size-asian="12pt" style:font-size-complex="12pt" fo:font-weight="bold" style:font-weight-asian="bold" style:font-weight-complex="bold"/>
    </style:style>
    <style:style style:name="T20_7" style:family="text">
      <style:text-properties fo:font-size="12pt" style:font-size-asian="12pt" style:font-size-complex="12pt" fo:font-weight="bold" style:font-weight-asian="bold" style:font-weight-complex="bold"/>
    </style:style>
    <style:style style:name="T20_8" style:family="text">
      <style:text-properties fo:font-size="12pt" style:font-size-asian="12pt" style:font-size-complex="12pt" fo:font-weight="bold" style:font-weight-asian="bold" style:font-weight-complex="bold"/>
    </style:style>
    <style:style style:name="T20_9" style:family="text">
      <style:text-properties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4_1" style:family="text">
      <style:text-properties fo:font-size="12pt" style:font-size-asian="12pt" style:font-size-complex="12pt" fo:font-weight="bold" style:font-weight-asian="bold" style:font-weight-complex="bold"/>
    </style:style>
    <style:style style:name="T24_2" style:family="text">
      <style:text-properties fo:font-size="12pt" style:font-size-asian="12pt" style:font-size-complex="12pt" fo:font-weight="bold" style:font-weight-asian="bold" style:font-weight-complex="bold"/>
    </style:style>
    <style:style style:name="T24_3" style:family="text">
      <style:text-properties fo:font-size="12pt" style:font-size-asian="12pt" style:font-size-complex="12pt" fo:font-weight="bold" style:font-weight-asian="bold" style:font-weight-complex="bold"/>
    </style:style>
    <style:style style:name="T24_4" style:family="text">
      <style:text-properties fo:font-size="12pt" style:font-size-asian="12pt" style:font-size-complex="12pt" fo:font-weight="bold" style:font-weight-asian="bold" style:font-weight-complex="bold"/>
    </style:style>
    <style:style style:name="T24_5" style:family="text">
      <style:text-properties fo:font-size="12pt" style:font-size-asian="12pt" style:font-size-complex="12pt" fo:font-weight="bold" style:font-weight-asian="bold" style:font-weight-complex="bold"/>
    </style:style>
    <style:style style:name="T24_6" style:family="text">
      <style:text-properties fo:font-size="12pt" style:font-size-asian="12pt" style:font-size-complex="12pt" fo:font-weight="bold" style:font-weight-asian="bold" style:font-weight-complex="bold"/>
    </style:style>
    <style:style style:name="T24_7" style:family="text">
      <style:text-properties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50%" fo:margin-top="0cm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T25_47" style:family="text">
      <style:text-properties fo:font-size="12pt" style:font-size-asian="12pt" style:font-size-complex="12pt"/>
    </style:style>
    <style:style style:name="T25_48" style:family="text">
      <style:text-properties fo:font-size="12pt" style:font-size-asian="12pt" style:font-size-complex="12pt"/>
    </style:style>
    <style:style style:name="T25_49" style:family="text">
      <style:text-properties fo:font-size="12pt" style:font-size-asian="12pt" style:font-size-complex="12pt"/>
    </style:style>
    <style:style style:name="T25_50" style:family="text">
      <style:text-properties fo:font-size="12pt" style:font-size-asian="12pt" style:font-size-complex="12pt"/>
    </style:style>
    <style:style style:name="T25_51" style:family="text">
      <style:text-properties fo:font-size="12pt" style:font-size-asian="12pt" style:font-size-complex="12pt"/>
    </style:style>
    <style:style style:name="T25_52" style:family="text">
      <style:text-properties fo:font-size="12pt" style:font-size-asian="12pt" style:font-size-complex="12pt"/>
    </style:style>
    <style:style style:name="T25_53" style:family="text">
      <style:text-properties fo:font-size="12pt" style:font-size-asian="12pt" style:font-size-complex="12pt"/>
    </style:style>
    <style:style style:name="T25_54" style:family="text">
      <style:text-properties fo:font-size="12pt" style:font-size-asian="12pt" style:font-size-complex="12pt"/>
    </style:style>
    <style:style style:name="T25_55" style:family="text">
      <style:text-properties fo:font-size="12pt" style:font-size-asian="12pt" style:font-size-complex="12pt"/>
    </style:style>
    <style:style style:name="T25_56" style:family="text">
      <style:text-properties fo:font-size="12pt" style:font-size-asian="12pt" style:font-size-complex="12pt"/>
    </style:style>
    <style:style style:name="T25_57" style:family="text">
      <style:text-properties fo:font-size="12pt" style:font-size-asian="12pt" style:font-size-complex="12pt"/>
    </style:style>
    <style:style style:name="T25_58" style:family="text">
      <style:text-properties fo:font-size="12pt" style:font-size-asian="12pt" style:font-size-complex="12pt"/>
    </style:style>
    <style:style style:name="T25_59" style:family="text">
      <style:text-properties fo:font-size="12pt" style:font-size-asian="12pt" style:font-size-complex="12pt"/>
    </style:style>
    <style:style style:name="T25_60" style:family="text">
      <style:text-properties fo:font-size="12pt" style:font-size-asian="12pt" style:font-size-complex="12pt"/>
    </style:style>
    <style:style style:name="T25_61" style:family="text">
      <style:text-properties fo:font-size="12pt" style:font-size-asian="12pt" style:font-size-complex="12pt"/>
    </style:style>
    <style:style style:name="T25_62" style:family="text">
      <style:text-properties fo:font-size="12pt" style:font-size-asian="12pt" style:font-size-complex="12pt"/>
    </style:style>
    <style:style style:name="T25_63" style:family="text">
      <style:text-properties fo:font-size="12pt" style:font-size-asian="12pt" style:font-size-complex="12pt"/>
    </style:style>
    <style:style style:name="T25_64" style:family="text">
      <style:text-properties fo:font-size="12pt" style:font-size-asian="12pt" style:font-size-complex="12pt"/>
    </style:style>
    <style:style style:name="T25_65" style:family="text">
      <style:text-properties fo:font-size="12pt" style:font-size-asian="12pt" style:font-size-complex="12pt"/>
    </style:style>
    <style:style style:name="T25_66" style:family="text">
      <style:text-properties fo:font-size="12pt" style:font-size-asian="12pt" style:font-size-complex="12pt"/>
    </style:style>
    <style:style style:name="T25_67" style:family="text">
      <style:text-properties fo:font-size="12pt" style:font-size-asian="12pt" style:font-size-complex="12pt"/>
    </style:style>
    <style:style style:name="T25_68" style:family="text">
      <style:text-properties fo:font-size="12pt" style:font-size-asian="12pt" style:font-size-complex="12pt"/>
    </style:style>
    <style:style style:name="T25_69" style:family="text">
      <style:text-properties fo:font-size="12pt" style:font-size-asian="12pt" style:font-size-complex="12pt"/>
    </style:style>
    <style:style style:name="T25_70" style:family="text">
      <style:text-properties fo:font-size="12pt" style:font-size-asian="12pt" style:font-size-complex="12pt"/>
    </style:style>
    <style:style style:name="T25_71" style:family="text">
      <style:text-properties fo:font-size="12pt" style:font-size-asian="12pt" style:font-size-complex="12pt"/>
    </style:style>
    <style:style style:name="T25_72" style:family="text">
      <style:text-properties fo:font-size="12pt" style:font-size-asian="12pt" style:font-size-complex="12pt"/>
    </style:style>
    <style:style style:name="T25_73" style:family="text">
      <style:text-properties fo:font-size="12pt" style:font-size-asian="12pt" style:font-size-complex="12pt"/>
    </style:style>
    <style:style style:name="T25_74" style:family="text">
      <style:text-properties fo:font-size="12pt" style:font-size-asian="12pt" style:font-size-complex="12pt"/>
    </style:style>
    <style:style style:name="T25_75" style:family="text">
      <style:text-properties fo:font-size="12pt" style:font-size-asian="12pt" style:font-size-complex="12pt"/>
    </style:style>
    <style:style style:name="T25_76" style:family="text">
      <style:text-properties fo:font-size="12pt" style:font-size-asian="12pt" style:font-size-complex="12pt"/>
    </style:style>
    <style:style style:name="T25_77" style:family="text">
      <style:text-properties fo:font-size="12pt" style:font-size-asian="12pt" style:font-size-complex="12pt"/>
    </style:style>
    <style:style style:name="T25_78" style:family="text">
      <style:text-properties fo:font-size="12pt" style:font-size-asian="12pt" style:font-size-complex="12pt"/>
    </style:style>
    <style:style style:name="T25_79" style:family="text">
      <style:text-properties fo:font-size="12pt" style:font-size-asian="12pt" style:font-size-complex="12pt"/>
    </style:style>
    <style:style style:name="T25_80" style:family="text">
      <style:text-properties fo:font-size="12pt" style:font-size-asian="12pt" style:font-size-complex="12pt"/>
    </style:style>
    <style:style style:name="T25_81" style:family="text">
      <style:text-properties fo:font-size="12pt" style:font-size-asian="12pt" style:font-size-complex="12pt"/>
    </style:style>
    <style:style style:name="T25_82" style:family="text">
      <style:text-properties fo:font-size="12pt" style:font-size-asian="12pt" style:font-size-complex="12pt"/>
    </style:style>
    <style:style style:name="T25_83" style:family="text">
      <style:text-properties fo:font-size="12pt" style:font-size-asian="12pt" style:font-size-complex="12pt"/>
    </style:style>
    <style:style style:name="T25_84" style:family="text">
      <style:text-properties fo:font-size="12pt" style:font-size-asian="12pt" style:font-size-complex="12pt"/>
    </style:style>
    <style:style style:name="T25_85" style:family="text">
      <style:text-properties fo:font-size="12pt" style:font-size-asian="12pt" style:font-size-complex="12pt"/>
    </style:style>
    <style:style style:name="T25_86" style:family="text">
      <style:text-properties fo:font-size="12pt" style:font-size-asian="12pt" style:font-size-complex="12pt"/>
    </style:style>
    <style:style style:name="T25_87" style:family="text">
      <style:text-properties fo:font-size="12pt" style:font-size-asian="12pt" style:font-size-complex="12pt"/>
    </style:style>
    <style:style style:name="T25_88" style:family="text">
      <style:text-properties fo:font-size="12pt" style:font-size-asian="12pt" style:font-size-complex="12pt"/>
    </style:style>
    <style:style style:name="T25_89" style:family="text">
      <style:text-properties fo:font-size="12pt" style:font-size-asian="12pt" style:font-size-complex="12pt"/>
    </style:style>
    <style:style style:name="T25_90" style:family="text">
      <style:text-properties fo:font-size="12pt" style:font-size-asian="12pt" style:font-size-complex="12pt"/>
    </style:style>
    <style:style style:name="T25_91" style:family="text">
      <style:text-properties fo:font-size="12pt" style:font-size-asian="12pt" style:font-size-complex="12pt"/>
    </style:style>
    <style:style style:name="T25_92" style:family="text">
      <style:text-properties fo:font-size="12pt" style:font-size-asian="12pt" style:font-size-complex="12pt"/>
    </style:style>
    <style:style style:name="T25_93" style:family="text">
      <style:text-properties fo:font-size="12pt" style:font-size-asian="12pt" style:font-size-complex="12pt"/>
    </style:style>
    <style:style style:name="T25_94" style:family="text">
      <style:text-properties fo:font-size="12pt" style:font-size-asian="12pt" style:font-size-complex="12pt"/>
    </style:style>
    <style:style style:name="T25_95" style:family="text">
      <style:text-properties fo:font-size="12pt" style:font-size-asian="12pt" style:font-size-complex="12pt"/>
    </style:style>
    <style:style style:name="T25_96" style:family="text">
      <style:text-properties fo:font-size="12pt" style:font-size-asian="12pt" style:font-size-complex="12pt"/>
    </style:style>
    <style:style style:name="T25_97" style:family="text">
      <style:text-properties fo:font-size="12pt" style:font-size-asian="12pt" style:font-size-complex="12pt"/>
    </style:style>
    <style:style style:name="T25_98" style:family="text">
      <style:text-properties fo:font-size="12pt" style:font-size-asian="12pt" style:font-size-complex="12pt"/>
    </style:style>
    <style:style style:name="T25_99" style:family="text">
      <style:text-properties fo:font-size="12pt" style:font-size-asian="12pt" style:font-size-complex="12pt"/>
    </style:style>
    <style:style style:name="T25_100" style:family="text">
      <style:text-properties fo:font-size="12pt" style:font-size-asian="12pt" style:font-size-complex="12pt"/>
    </style:style>
    <style:style style:name="T25_101" style:family="text">
      <style:text-properties fo:font-size="12pt" style:font-size-asian="12pt" style:font-size-complex="12pt"/>
    </style:style>
    <style:style style:name="T25_102" style:family="text">
      <style:text-properties fo:font-size="12pt" style:font-size-asian="12pt" style:font-size-complex="12pt"/>
    </style:style>
    <style:style style:name="T25_103" style:family="text">
      <style:text-properties fo:font-size="12pt" style:font-size-asian="12pt" style:font-size-complex="12pt"/>
    </style:style>
    <style:style style:name="T25_104" style:family="text">
      <style:text-properties fo:font-size="12pt" style:font-size-asian="12pt" style:font-size-complex="12pt"/>
    </style:style>
    <style:style style:name="T25_105" style:family="text">
      <style:text-properties fo:font-size="12pt" style:font-size-asian="12pt" style:font-size-complex="12pt"/>
    </style:style>
    <style:style style:name="T25_106" style:family="text">
      <style:text-properties fo:font-size="12pt" style:font-size-asian="12pt" style:font-size-complex="12pt"/>
    </style:style>
    <style:style style:name="T25_107" style:family="text">
      <style:text-properties fo:font-size="12pt" style:font-size-asian="12pt" style:font-size-complex="12pt"/>
    </style:style>
    <style:style style:name="T25_108" style:family="text">
      <style:text-properties fo:font-size="12pt" style:font-size-asian="12pt" style:font-size-complex="12pt"/>
    </style:style>
    <style:style style:name="T25_109" style:family="text">
      <style:text-properties fo:font-size="12pt" style:font-size-asian="12pt" style:font-size-complex="12pt"/>
    </style:style>
    <style:style style:name="T25_110" style:family="text">
      <style:text-properties fo:font-size="12pt" style:font-size-asian="12pt" style:font-size-complex="12pt"/>
    </style:style>
    <style:style style:name="T25_111" style:family="text">
      <style:text-properties fo:font-size="12pt" style:font-size-asian="12pt" style:font-size-complex="12pt"/>
    </style:style>
    <style:style style:name="T25_112" style:family="text">
      <style:text-properties fo:font-size="12pt" style:font-size-asian="12pt" style:font-size-complex="12pt"/>
    </style:style>
    <style:style style:name="T25_113" style:family="text">
      <style:text-properties fo:font-size="12pt" style:font-size-asian="12pt" style:font-size-complex="12pt"/>
    </style:style>
    <style:style style:name="T25_114" style:family="text">
      <style:text-properties fo:font-size="12pt" style:font-size-asian="12pt" style:font-size-complex="12pt"/>
    </style:style>
    <style:style style:name="T25_115" style:family="text">
      <style:text-properties fo:font-size="12pt" style:font-size-asian="12pt" style:font-size-complex="12pt"/>
    </style:style>
    <style:style style:name="T25_116" style:family="text">
      <style:text-properties fo:font-size="12pt" style:font-size-asian="12pt" style:font-size-complex="12pt"/>
    </style:style>
    <style:style style:name="T25_117" style:family="text">
      <style:text-properties fo:font-size="12pt" style:font-size-asian="12pt" style:font-size-complex="12pt"/>
    </style:style>
    <style:style style:name="T25_118" style:family="text">
      <style:text-properties fo:font-size="12pt" style:font-size-asian="12pt" style:font-size-complex="12pt"/>
    </style:style>
    <style:style style:name="T25_119" style:family="text">
      <style:text-properties fo:font-size="12pt" style:font-size-asian="12pt" style:font-size-complex="12pt"/>
    </style:style>
    <style:style style:name="T25_120" style:family="text">
      <style:text-properties fo:font-size="12pt" style:font-size-asian="12pt" style:font-size-complex="12pt"/>
    </style:style>
    <style:style style:name="T25_121" style:family="text">
      <style:text-properties fo:font-size="12pt" style:font-size-asian="12pt" style:font-size-complex="12pt"/>
    </style:style>
    <style:style style:name="T25_122" style:family="text">
      <style:text-properties fo:font-size="12pt" style:font-size-asian="12pt" style:font-size-complex="12pt"/>
    </style:style>
    <style:style style:name="T25_123" style:family="text">
      <style:text-properties fo:font-size="12pt" style:font-size-asian="12pt" style:font-size-complex="12pt"/>
    </style:style>
    <style:style style:name="T25_124" style:family="text">
      <style:text-properties fo:font-size="12pt" style:font-size-asian="12pt" style:font-size-complex="12pt"/>
    </style:style>
    <style:style style:name="T25_125" style:family="text">
      <style:text-properties fo:font-size="12pt" style:font-size-asian="12pt" style:font-size-complex="12pt"/>
    </style:style>
    <style:style style:name="T25_126" style:family="text">
      <style:text-properties fo:font-size="12pt" style:font-size-asian="12pt" style:font-size-complex="12pt"/>
    </style:style>
    <style:style style:name="T25_127" style:family="text">
      <style:text-properties fo:font-size="12pt" style:font-size-asian="12pt" style:font-size-complex="12pt"/>
    </style:style>
    <style:style style:name="T25_128" style:family="text">
      <style:text-properties fo:font-size="12pt" style:font-size-asian="12pt" style:font-size-complex="12pt"/>
    </style:style>
    <style:style style:name="T25_129" style:family="text">
      <style:text-properties fo:font-size="12pt" style:font-size-asian="12pt" style:font-size-complex="12pt"/>
    </style:style>
    <style:style style:name="T25_130" style:family="text">
      <style:text-properties fo:font-size="12pt" style:font-size-asian="12pt" style:font-size-complex="12pt"/>
    </style:style>
    <style:style style:name="T25_131" style:family="text">
      <style:text-properties fo:font-size="12pt" style:font-size-asian="12pt" style:font-size-complex="12pt"/>
    </style:style>
    <style:style style:name="T25_132" style:family="text">
      <style:text-properties fo:font-size="12pt" style:font-size-asian="12pt" style:font-size-complex="12pt"/>
    </style:style>
    <style:style style:name="T25_133" style:family="text">
      <style:text-properties fo:font-size="12pt" style:font-size-asian="12pt" style:font-size-complex="12pt"/>
    </style:style>
    <style:style style:name="T25_134" style:family="text">
      <style:text-properties fo:font-size="12pt" style:font-size-asian="12pt" style:font-size-complex="12pt"/>
    </style:style>
    <style:style style:name="T25_135" style:family="text">
      <style:text-properties fo:font-size="12pt" style:font-size-asian="12pt" style:font-size-complex="12pt"/>
    </style:style>
    <style:style style:name="T25_136" style:family="text">
      <style:text-properties fo:font-size="12pt" style:font-size-asian="12pt" style:font-size-complex="12pt"/>
    </style:style>
    <style:style style:name="T25_137" style:family="text">
      <style:text-properties fo:font-size="12pt" style:font-size-asian="12pt" style:font-size-complex="12pt"/>
    </style:style>
    <style:style style:name="T25_138" style:family="text">
      <style:text-properties fo:font-size="12pt" style:font-size-asian="12pt" style:font-size-complex="12pt"/>
    </style:style>
    <style:style style:name="T25_139" style:family="text">
      <style:text-properties fo:font-size="12pt" style:font-size-asian="12pt" style:font-size-complex="12pt"/>
    </style:style>
    <style:style style:name="T25_140" style:family="text">
      <style:text-properties fo:font-size="12pt" style:font-size-asian="12pt" style:font-size-complex="12pt"/>
    </style:style>
    <style:style style:name="T25_141" style:family="text">
      <style:text-properties fo:font-size="12pt" style:font-size-asian="12pt" style:font-size-complex="12pt"/>
    </style:style>
    <style:style style:name="T25_142" style:family="text">
      <style:text-properties fo:font-size="12pt" style:font-size-asian="12pt" style:font-size-complex="12pt"/>
    </style:style>
    <style:style style:name="T25_143" style:family="text">
      <style:text-properties fo:font-size="12pt" style:font-size-asian="12pt" style:font-size-complex="12pt"/>
    </style:style>
    <style:style style:name="T25_144" style:family="text">
      <style:text-properties fo:font-size="12pt" style:font-size-asian="12pt" style:font-size-complex="12pt"/>
    </style:style>
    <style:style style:name="T25_145" style:family="text">
      <style:text-properties fo:font-size="12pt" style:font-size-asian="12pt" style:font-size-complex="12pt"/>
    </style:style>
    <style:style style:name="T25_146" style:family="text">
      <style:text-properties fo:font-size="12pt" style:font-size-asian="12pt" style:font-size-complex="12pt"/>
    </style:style>
    <style:style style:name="T25_147" style:family="text">
      <style:text-properties fo:font-size="12pt" style:font-size-asian="12pt" style:font-size-complex="12pt"/>
    </style:style>
    <style:style style:name="T25_148" style:family="text">
      <style:text-properties fo:font-size="12pt" style:font-size-asian="12pt" style:font-size-complex="12pt"/>
    </style:style>
    <style:style style:name="T25_149" style:family="text">
      <style:text-properties fo:font-size="12pt" style:font-size-asian="12pt" style:font-size-complex="12pt"/>
    </style:style>
    <style:style style:name="T25_150" style:family="text">
      <style:text-properties fo:font-size="12pt" style:font-size-asian="12pt" style:font-size-complex="12pt"/>
    </style:style>
    <style:style style:name="T25_151" style:family="text">
      <style:text-properties fo:font-size="12pt" style:font-size-asian="12pt" style:font-size-complex="12pt"/>
    </style:style>
    <style:style style:name="T25_152" style:family="text">
      <style:text-properties fo:font-size="12pt" style:font-size-asian="12pt" style:font-size-complex="12pt"/>
    </style:style>
    <style:style style:name="T25_153" style:family="text">
      <style:text-properties fo:font-size="12pt" style:font-size-asian="12pt" style:font-size-complex="12pt"/>
    </style:style>
    <style:style style:name="T25_154" style:family="text">
      <style:text-properties fo:font-size="12pt" style:font-size-asian="12pt" style:font-size-complex="12pt"/>
    </style:style>
    <style:style style:name="T25_155" style:family="text">
      <style:text-properties fo:font-size="12pt" style:font-size-asian="12pt" style:font-size-complex="12pt"/>
    </style:style>
    <style:style style:name="T25_156" style:family="text">
      <style:text-properties fo:font-size="12pt" style:font-size-asian="12pt" style:font-size-complex="12pt"/>
    </style:style>
    <style:style style:name="T25_157" style:family="text">
      <style:text-properties fo:font-size="12pt" style:font-size-asian="12pt" style:font-size-complex="12pt"/>
    </style:style>
    <style:style style:name="T25_158" style:family="text">
      <style:text-properties fo:font-size="12pt" style:font-size-asian="12pt" style:font-size-complex="12pt"/>
    </style:style>
    <style:style style:name="T25_159" style:family="text">
      <style:text-properties fo:font-size="12pt" style:font-size-asian="12pt" style:font-size-complex="12pt"/>
    </style:style>
    <style:style style:name="T25_160" style:family="text">
      <style:text-properties fo:font-size="12pt" style:font-size-asian="12pt" style:font-size-complex="12pt"/>
    </style:style>
    <style:style style:name="T25_161" style:family="text">
      <style:text-properties fo:font-size="12pt" style:font-size-asian="12pt" style:font-size-complex="12pt"/>
    </style:style>
    <style:style style:name="T25_162" style:family="text">
      <style:text-properties fo:font-size="12pt" style:font-size-asian="12pt" style:font-size-complex="12pt"/>
    </style:style>
    <style:style style:name="T25_163" style:family="text">
      <style:text-properties fo:font-size="12pt" style:font-size-asian="12pt" style:font-size-complex="12pt"/>
    </style:style>
    <style:style style:name="T25_164" style:family="text">
      <style:text-properties fo:font-size="12pt" style:font-size-asian="12pt" style:font-size-complex="12pt"/>
    </style:style>
    <style:style style:name="T25_165" style:family="text">
      <style:text-properties fo:font-size="12pt" style:font-size-asian="12pt" style:font-size-complex="12pt"/>
    </style:style>
    <style:style style:name="T25_166" style:family="text">
      <style:text-properties fo:font-size="12pt" style:font-size-asian="12pt" style:font-size-complex="12pt"/>
    </style:style>
    <style:style style:name="T25_167" style:family="text">
      <style:text-properties fo:font-size="12pt" style:font-size-asian="12pt" style:font-size-complex="12pt"/>
    </style:style>
    <style:style style:name="T25_168" style:family="text">
      <style:text-properties fo:font-size="12pt" style:font-size-asian="12pt" style:font-size-complex="12pt"/>
    </style:style>
    <style:style style:name="T25_169" style:family="text">
      <style:text-properties fo:font-size="12pt" style:font-size-asian="12pt" style:font-size-complex="12pt"/>
    </style:style>
    <style:style style:name="T25_170" style:family="text">
      <style:text-properties fo:font-size="12pt" style:font-size-asian="12pt" style:font-size-complex="12pt"/>
    </style:style>
    <style:style style:name="T25_171" style:family="text">
      <style:text-properties fo:font-size="12pt" style:font-size-asian="12pt" style:font-size-complex="12pt"/>
    </style:style>
    <style:style style:name="T25_172" style:family="text">
      <style:text-properties fo:font-size="12pt" style:font-size-asian="12pt" style:font-size-complex="12pt"/>
    </style:style>
    <style:style style:name="T25_173" style:family="text">
      <style:text-properties fo:font-size="12pt" style:font-size-asian="12pt" style:font-size-complex="12pt"/>
    </style:style>
    <style:style style:name="T25_174" style:family="text">
      <style:text-properties fo:font-size="12pt" style:font-size-asian="12pt" style:font-size-complex="12pt"/>
    </style:style>
    <style:style style:name="T25_175" style:family="text">
      <style:text-properties fo:font-size="12pt" style:font-size-asian="12pt" style:font-size-complex="12pt"/>
    </style:style>
    <style:style style:name="T25_176" style:family="text">
      <style:text-properties fo:font-size="12pt" style:font-size-asian="12pt" style:font-size-complex="12pt"/>
    </style:style>
    <style:style style:name="T25_177" style:family="text">
      <style:text-properties fo:font-size="12pt" style:font-size-asian="12pt" style:font-size-complex="12pt"/>
    </style:style>
    <style:style style:name="T25_178" style:family="text">
      <style:text-properties fo:font-size="12pt" style:font-size-asian="12pt" style:font-size-complex="12pt"/>
    </style:style>
    <style:style style:name="T25_179" style:family="text">
      <style:text-properties fo:font-size="12pt" style:font-size-asian="12pt" style:font-size-complex="12pt"/>
    </style:style>
    <style:style style:name="T25_180" style:family="text">
      <style:text-properties fo:font-size="12pt" style:font-size-asian="12pt" style:font-size-complex="12pt"/>
    </style:style>
    <style:style style:name="T25_181" style:family="text">
      <style:text-properties fo:font-size="12pt" style:font-size-asian="12pt" style:font-size-complex="12pt"/>
    </style:style>
    <style:style style:name="T25_182" style:family="text">
      <style:text-properties fo:font-size="12pt" style:font-size-asian="12pt" style:font-size-complex="12pt"/>
    </style:style>
    <style:style style:name="T25_183" style:family="text">
      <style:text-properties fo:font-size="12pt" style:font-size-asian="12pt" style:font-size-complex="12pt"/>
    </style:style>
    <style:style style:name="T25_184" style:family="text">
      <style:text-properties fo:font-size="12pt" style:font-size-asian="12pt" style:font-size-complex="12pt"/>
    </style:style>
    <style:style style:name="T25_185" style:family="text">
      <style:text-properties fo:font-size="12pt" style:font-size-asian="12pt" style:font-size-complex="12pt"/>
    </style:style>
    <style:style style:name="T25_186" style:family="text">
      <style:text-properties fo:font-size="12pt" style:font-size-asian="12pt" style:font-size-complex="12pt"/>
    </style:style>
    <style:style style:name="T25_187" style:family="text">
      <style:text-properties fo:font-size="12pt" style:font-size-asian="12pt" style:font-size-complex="12pt"/>
    </style:style>
    <style:style style:name="T25_188" style:family="text">
      <style:text-properties fo:font-size="12pt" style:font-size-asian="12pt" style:font-size-complex="12pt"/>
    </style:style>
    <style:style style:name="T25_189" style:family="text">
      <style:text-properties fo:font-size="12pt" style:font-size-asian="12pt" style:font-size-complex="12pt"/>
    </style:style>
    <style:style style:name="T25_190" style:family="text">
      <style:text-properties fo:font-size="12pt" style:font-size-asian="12pt" style:font-size-complex="12pt"/>
    </style:style>
    <style:style style:name="T25_191" style:family="text">
      <style:text-properties fo:font-size="12pt" style:font-size-asian="12pt" style:font-size-complex="12pt"/>
    </style:style>
    <style:style style:name="T25_192" style:family="text">
      <style:text-properties fo:font-size="12pt" style:font-size-asian="12pt" style:font-size-complex="12pt"/>
    </style:style>
    <style:style style:name="T25_193" style:family="text">
      <style:text-properties fo:font-size="12pt" style:font-size-asian="12pt" style:font-size-complex="12pt"/>
    </style:style>
    <style:style style:name="T25_194" style:family="text">
      <style:text-properties fo:font-size="12pt" style:font-size-asian="12pt" style:font-size-complex="12pt"/>
    </style:style>
    <style:style style:name="T25_195" style:family="text">
      <style:text-properties fo:font-size="12pt" style:font-size-asian="12pt" style:font-size-complex="12pt"/>
    </style:style>
    <style:style style:name="T25_196" style:family="text">
      <style:text-properties fo:font-size="12pt" style:font-size-asian="12pt" style:font-size-complex="12pt"/>
    </style:style>
    <style:style style:name="T25_197" style:family="text">
      <style:text-properties fo:font-size="12pt" style:font-size-asian="12pt" style:font-size-complex="12pt"/>
    </style:style>
    <style:style style:name="T25_198" style:family="text">
      <style:text-properties fo:font-size="12pt" style:font-size-asian="12pt" style:font-size-complex="12pt"/>
    </style:style>
    <style:style style:name="T25_199" style:family="text">
      <style:text-properties fo:font-size="12pt" style:font-size-asian="12pt" style:font-size-complex="12pt"/>
    </style:style>
    <style:style style:name="T25_200" style:family="text">
      <style:text-properties fo:font-size="12pt" style:font-size-asian="12pt" style:font-size-complex="12pt"/>
    </style:style>
    <style:style style:name="T25_201" style:family="text">
      <style:text-properties fo:font-size="12pt" style:font-size-asian="12pt" style:font-size-complex="12pt"/>
    </style:style>
    <style:style style:name="T25_202" style:family="text">
      <style:text-properties fo:font-size="12pt" style:font-size-asian="12pt" style:font-size-complex="12pt"/>
    </style:style>
    <style:style style:name="T25_203" style:family="text">
      <style:text-properties fo:font-size="12pt" style:font-size-asian="12pt" style:font-size-complex="12pt"/>
    </style:style>
    <style:style style:name="T25_204" style:family="text">
      <style:text-properties fo:font-size="12pt" style:font-size-asian="12pt" style:font-size-complex="12pt"/>
    </style:style>
    <style:style style:name="T25_205" style:family="text">
      <style:text-properties fo:font-size="12pt" style:font-size-asian="12pt" style:font-size-complex="12pt"/>
    </style:style>
    <style:style style:name="T25_206" style:family="text">
      <style:text-properties fo:font-size="12pt" style:font-size-asian="12pt" style:font-size-complex="12pt"/>
    </style:style>
    <style:style style:name="T25_207" style:family="text">
      <style:text-properties fo:font-size="12pt" style:font-size-asian="12pt" style:font-size-complex="12pt"/>
    </style:style>
    <style:style style:name="T25_208" style:family="text">
      <style:text-properties fo:font-size="12pt" style:font-size-asian="12pt" style:font-size-complex="12pt"/>
    </style:style>
    <style:style style:name="T25_209" style:family="text">
      <style:text-properties fo:font-size="12pt" style:font-size-asian="12pt" style:font-size-complex="12pt"/>
    </style:style>
    <style:style style:name="T25_210" style:family="text">
      <style:text-properties fo:font-size="12pt" style:font-size-asian="12pt" style:font-size-complex="12pt"/>
    </style:style>
    <style:style style:name="T25_211" style:family="text">
      <style:text-properties fo:font-size="12pt" style:font-size-asian="12pt" style:font-size-complex="12pt"/>
    </style:style>
    <style:style style:name="T25_212" style:family="text">
      <style:text-properties fo:font-size="12pt" style:font-size-asian="12pt" style:font-size-complex="12pt"/>
    </style:style>
    <style:style style:name="T25_213" style:family="text">
      <style:text-properties fo:font-size="12pt" style:font-size-asian="12pt" style:font-size-complex="12pt"/>
    </style:style>
    <style:style style:name="T25_214" style:family="text">
      <style:text-properties fo:font-size="12pt" style:font-size-asian="12pt" style:font-size-complex="12pt"/>
    </style:style>
    <style:style style:name="T25_215" style:family="text">
      <style:text-properties fo:font-size="12pt" style:font-size-asian="12pt" style:font-size-complex="12pt"/>
    </style:style>
    <style:style style:name="T25_216" style:family="text">
      <style:text-properties fo:font-size="12pt" style:font-size-asian="12pt" style:font-size-complex="12pt"/>
    </style:style>
    <style:style style:name="T25_217" style:family="text">
      <style:text-properties fo:font-size="12pt" style:font-size-asian="12pt" style:font-size-complex="12pt"/>
    </style:style>
    <style:style style:name="T25_218" style:family="text">
      <style:text-properties fo:font-size="12pt" style:font-size-asian="12pt" style:font-size-complex="12pt"/>
    </style:style>
    <style:style style:name="T25_219" style:family="text">
      <style:text-properties fo:font-size="12pt" style:font-size-asian="12pt" style:font-size-complex="12pt"/>
    </style:style>
    <style:style style:name="T25_220" style:family="text">
      <style:text-properties fo:font-size="12pt" style:font-size-asian="12pt" style:font-size-complex="12pt"/>
    </style:style>
    <style:style style:name="T25_221" style:family="text">
      <style:text-properties fo:font-size="12pt" style:font-size-asian="12pt" style:font-size-complex="12pt"/>
    </style:style>
    <style:style style:name="T25_222" style:family="text">
      <style:text-properties fo:font-size="12pt" style:font-size-asian="12pt" style:font-size-complex="12pt"/>
    </style:style>
    <style:style style:name="T25_223" style:family="text">
      <style:text-properties fo:font-size="12pt" style:font-size-asian="12pt" style:font-size-complex="12pt"/>
    </style:style>
    <style:style style:name="T25_224" style:family="text">
      <style:text-properties fo:font-size="12pt" style:font-size-asian="12pt" style:font-size-complex="12pt"/>
    </style:style>
    <style:style style:name="T25_225" style:family="text">
      <style:text-properties fo:font-size="12pt" style:font-size-asian="12pt" style:font-size-complex="12pt"/>
    </style:style>
    <style:style style:name="T25_226" style:family="text">
      <style:text-properties fo:font-size="12pt" style:font-size-asian="12pt" style:font-size-complex="12pt"/>
    </style:style>
    <style:style style:name="T25_227" style:family="text">
      <style:text-properties fo:font-size="12pt" style:font-size-asian="12pt" style:font-size-complex="12pt"/>
    </style:style>
    <style:style style:name="T25_228" style:family="text">
      <style:text-properties fo:font-size="12pt" style:font-size-asian="12pt" style:font-size-complex="12pt"/>
    </style:style>
    <style:style style:name="T25_229" style:family="text">
      <style:text-properties fo:font-size="12pt" style:font-size-asian="12pt" style:font-size-complex="12pt"/>
    </style:style>
    <style:style style:name="T25_230" style:family="text">
      <style:text-properties fo:font-size="12pt" style:font-size-asian="12pt" style:font-size-complex="12pt"/>
    </style:style>
    <style:style style:name="T25_231" style:family="text">
      <style:text-properties fo:font-size="12pt" style:font-size-asian="12pt" style:font-size-complex="12pt"/>
    </style:style>
    <style:style style:name="T25_232" style:family="text">
      <style:text-properties fo:font-size="12pt" style:font-size-asian="12pt" style:font-size-complex="12pt"/>
    </style:style>
    <style:style style:name="T25_233" style:family="text">
      <style:text-properties fo:font-size="12pt" style:font-size-asian="12pt" style:font-size-complex="12pt"/>
    </style:style>
    <style:style style:name="T25_234" style:family="text">
      <style:text-properties fo:font-size="12pt" style:font-size-asian="12pt" style:font-size-complex="12pt"/>
    </style:style>
    <style:style style:name="T25_235" style:family="text">
      <style:text-properties fo:font-size="12pt" style:font-size-asian="12pt" style:font-size-complex="12pt"/>
    </style:style>
    <style:style style:name="T25_236" style:family="text">
      <style:text-properties fo:font-size="12pt" style:font-size-asian="12pt" style:font-size-complex="12pt"/>
    </style:style>
    <style:style style:name="T25_237" style:family="text">
      <style:text-properties fo:font-size="12pt" style:font-size-asian="12pt" style:font-size-complex="12pt"/>
    </style:style>
    <style:style style:name="T25_238" style:family="text">
      <style:text-properties fo:font-size="12pt" style:font-size-asian="12pt" style:font-size-complex="12pt"/>
    </style:style>
    <style:style style:name="T25_239" style:family="text">
      <style:text-properties fo:font-size="12pt" style:font-size-asian="12pt" style:font-size-complex="12pt"/>
    </style:style>
    <style:style style:name="T25_240" style:family="text">
      <style:text-properties fo:font-size="12pt" style:font-size-asian="12pt" style:font-size-complex="12pt"/>
    </style:style>
    <style:style style:name="T25_241" style:family="text">
      <style:text-properties fo:font-size="12pt" style:font-size-asian="12pt" style:font-size-complex="12pt"/>
    </style:style>
    <style:style style:name="T25_242" style:family="text">
      <style:text-properties fo:font-size="12pt" style:font-size-asian="12pt" style:font-size-complex="12pt"/>
    </style:style>
    <style:style style:name="T25_243" style:family="text">
      <style:text-properties fo:font-size="12pt" style:font-size-asian="12pt" style:font-size-complex="12pt"/>
    </style:style>
    <style:style style:name="T25_244" style:family="text">
      <style:text-properties fo:font-size="12pt" style:font-size-asian="12pt" style:font-size-complex="12pt"/>
    </style:style>
    <style:style style:name="T25_245" style:family="text">
      <style:text-properties fo:font-size="12pt" style:font-size-asian="12pt" style:font-size-complex="12pt"/>
    </style:style>
    <style:style style:name="T25_246" style:family="text">
      <style:text-properties fo:font-size="12pt" style:font-size-asian="12pt" style:font-size-complex="12pt"/>
    </style:style>
    <style:style style:name="T25_247" style:family="text">
      <style:text-properties fo:font-size="12pt" style:font-size-asian="12pt" style:font-size-complex="12pt"/>
    </style:style>
    <style:style style:name="T25_248" style:family="text">
      <style:text-properties fo:font-size="12pt" style:font-size-asian="12pt" style:font-size-complex="12pt"/>
    </style:style>
    <style:style style:name="T25_249" style:family="text">
      <style:text-properties fo:font-size="12pt" style:font-size-asian="12pt" style:font-size-complex="12pt"/>
    </style:style>
    <style:style style:name="T25_250" style:family="text">
      <style:text-properties fo:font-size="12pt" style:font-size-asian="12pt" style:font-size-complex="12pt"/>
    </style:style>
    <style:style style:name="T25_251" style:family="text">
      <style:text-properties fo:font-size="12pt" style:font-size-asian="12pt" style:font-size-complex="12pt"/>
    </style:style>
    <style:style style:name="T25_252" style:family="text">
      <style:text-properties fo:font-size="12pt" style:font-size-asian="12pt" style:font-size-complex="12pt"/>
    </style:style>
    <style:style style:name="T25_253" style:family="text">
      <style:text-properties fo:font-size="12pt" style:font-size-asian="12pt" style:font-size-complex="12pt"/>
    </style:style>
    <style:style style:name="T25_254" style:family="text">
      <style:text-properties fo:font-size="12pt" style:font-size-asian="12pt" style:font-size-complex="12pt"/>
    </style:style>
    <style:style style:name="T25_255" style:family="text">
      <style:text-properties fo:font-size="12pt" style:font-size-asian="12pt" style:font-size-complex="12pt"/>
    </style:style>
    <style:style style:name="T25_256" style:family="text">
      <style:text-properties fo:font-size="12pt" style:font-size-asian="12pt" style:font-size-complex="12pt"/>
    </style:style>
    <style:style style:name="T25_257" style:family="text">
      <style:text-properties fo:font-size="12pt" style:font-size-asian="12pt" style:font-size-complex="12pt"/>
    </style:style>
    <style:style style:name="T25_258" style:family="text">
      <style:text-properties fo:font-size="12pt" style:font-size-asian="12pt" style:font-size-complex="12pt"/>
    </style:style>
    <style:style style:name="T25_259" style:family="text">
      <style:text-properties fo:font-size="12pt" style:font-size-asian="12pt" style:font-size-complex="12pt"/>
    </style:style>
    <style:style style:name="T25_260" style:family="text">
      <style:text-properties fo:font-size="12pt" style:font-size-asian="12pt" style:font-size-complex="12pt"/>
    </style:style>
    <style:style style:name="T25_261" style:family="text">
      <style:text-properties fo:font-size="12pt" style:font-size-asian="12pt" style:font-size-complex="12pt"/>
    </style:style>
    <style:style style:name="T25_262" style:family="text">
      <style:text-properties fo:font-size="12pt" style:font-size-asian="12pt" style:font-size-complex="12pt"/>
    </style:style>
    <style:style style:name="T25_263" style:family="text">
      <style:text-properties fo:font-size="12pt" style:font-size-asian="12pt" style:font-size-complex="12pt"/>
    </style:style>
    <style:style style:name="T25_264" style:family="text">
      <style:text-properties fo:font-size="12pt" style:font-size-asian="12pt" style:font-size-complex="12pt"/>
    </style:style>
    <style:style style:name="T25_265" style:family="text">
      <style:text-properties fo:font-size="12pt" style:font-size-asian="12pt" style:font-size-complex="12pt"/>
    </style:style>
    <style:style style:name="T25_266" style:family="text">
      <style:text-properties fo:font-size="12pt" style:font-size-asian="12pt" style:font-size-complex="12pt"/>
    </style:style>
    <style:style style:name="T25_267" style:family="text">
      <style:text-properties fo:font-size="12pt" style:font-size-asian="12pt" style:font-size-complex="12pt"/>
    </style:style>
    <style:style style:name="T25_268" style:family="text">
      <style:text-properties fo:font-size="12pt" style:font-size-asian="12pt" style:font-size-complex="12pt"/>
    </style:style>
    <style:style style:name="T25_269" style:family="text">
      <style:text-properties fo:font-size="12pt" style:font-size-asian="12pt" style:font-size-complex="12pt"/>
    </style:style>
    <style:style style:name="T25_270" style:family="text">
      <style:text-properties fo:font-size="12pt" style:font-size-asian="12pt" style:font-size-complex="12pt"/>
    </style:style>
    <style:style style:name="T25_271" style:family="text">
      <style:text-properties fo:font-size="12pt" style:font-size-asian="12pt" style:font-size-complex="12pt"/>
    </style:style>
    <style:style style:name="T25_272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7_1" style:family="text">
      <style:text-properties fo:font-size="12pt" style:font-size-asian="12pt" style:font-size-complex="12pt" fo:font-weight="bold" style:font-weight-asian="bold" style:font-weight-complex="bold"/>
    </style:style>
    <style:style style:name="T27_2" style:family="text">
      <style:text-properties fo:font-size="12pt" style:font-size-asian="12pt" style:font-size-complex="12pt" fo:font-weight="bold" style:font-weight-asian="bold" style:font-weight-complex="bold"/>
    </style:style>
    <style:style style:name="T27_3" style:family="text">
      <style:text-properties fo:font-size="12pt" style:font-size-asian="12pt" style:font-size-complex="12pt" fo:font-weight="bold" style:font-weight-asian="bold" style:font-weight-complex="bold"/>
    </style:style>
    <style:style style:name="T27_4" style:family="text">
      <style:text-properties fo:font-size="12pt" style:font-size-asian="12pt" style:font-size-complex="12pt" fo:font-weight="bold" style:font-weight-asian="bold" style:font-weight-complex="bold"/>
    </style:style>
    <style:style style:name="T27_5" style:family="text">
      <style:text-properties fo:font-size="12pt" style:font-size-asian="12pt" style:font-size-complex="12pt" fo:font-weight="bold" style:font-weight-asian="bold" style:font-weight-complex="bold"/>
    </style:style>
    <style:style style:name="T27_6" style:family="text">
      <style:text-properties fo:font-size="12pt" style:font-size-asian="12pt" style:font-size-complex="12pt" fo:font-weight="bold" style:font-weight-asian="bold" style:font-weight-complex="bold"/>
    </style:style>
    <style:style style:name="T27_7" style:family="text">
      <style:text-properties fo:font-size="12pt" style:font-size-asian="12pt" style:font-size-complex="12pt" fo:font-weight="bold" style:font-weight-asian="bold" style:font-weight-complex="bold"/>
    </style:style>
    <style:style style:name="T27_8" style:family="text">
      <style:text-properties fo:font-size="12pt" style:font-size-asian="12pt" style:font-size-complex="12pt" fo:font-weight="bold" style:font-weight-asian="bold" style:font-weight-complex="bold"/>
    </style:style>
    <style:style style:name="T27_9" style:family="text">
      <style:text-properties fo:font-size="12pt" style:font-size-asian="12pt" style:font-size-complex="12pt" fo:font-weight="bold" style:font-weight-asian="bold" style:font-weight-complex="bold"/>
    </style:style>
    <style:style style:name="T27_10" style:family="text">
      <style:text-properties fo:font-size="12pt" style:font-size-asian="12pt" style:font-size-complex="12pt" fo:font-weight="bold" style:font-weight-asian="bold" style:font-weight-complex="bold"/>
    </style:style>
    <style:style style:name="T27_11" style:family="text">
      <style:text-properties fo:font-size="12pt" style:font-size-asian="12pt" style:font-size-complex="12pt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T28_22" style:family="text">
      <style:text-properties fo:font-size="12pt" style:font-size-asian="12pt" style:font-size-complex="12pt"/>
    </style:style>
    <style:style style:name="T28_23" style:family="text">
      <style:text-properties fo:font-size="12pt" style:font-size-asian="12pt" style:font-size-complex="12pt"/>
    </style:style>
    <style:style style:name="T28_24" style:family="text">
      <style:text-properties fo:font-size="12pt" style:font-size-asian="12pt" style:font-size-complex="12pt"/>
    </style:style>
    <style:style style:name="T28_25" style:family="text">
      <style:text-properties fo:font-size="12pt" style:font-size-asian="12pt" style:font-size-complex="12pt"/>
    </style:style>
    <style:style style:name="T28_26" style:family="text">
      <style:text-properties fo:font-size="12pt" style:font-size-asian="12pt" style:font-size-complex="12pt"/>
    </style:style>
    <style:style style:name="T28_27" style:family="text">
      <style:text-properties fo:font-size="12pt" style:font-size-asian="12pt" style:font-size-complex="12pt"/>
    </style:style>
    <style:style style:name="T28_28" style:family="text">
      <style:text-properties fo:font-size="12pt" style:font-size-asian="12pt" style:font-size-complex="12pt"/>
    </style:style>
    <style:style style:name="T28_29" style:family="text">
      <style:text-properties fo:font-size="12pt" style:font-size-asian="12pt" style:font-size-complex="12pt"/>
    </style:style>
    <style:style style:name="T28_30" style:family="text">
      <style:text-properties fo:font-size="12pt" style:font-size-asian="12pt" style:font-size-complex="12pt"/>
    </style:style>
    <style:style style:name="T28_31" style:family="text">
      <style:text-properties fo:font-size="12pt" style:font-size-asian="12pt" style:font-size-complex="12pt"/>
    </style:style>
    <style:style style:name="T28_32" style:family="text">
      <style:text-properties fo:font-size="12pt" style:font-size-asian="12pt" style:font-size-complex="12pt"/>
    </style:style>
    <style:style style:name="T28_33" style:family="text">
      <style:text-properties fo:font-size="12pt" style:font-size-asian="12pt" style:font-size-complex="12pt"/>
    </style:style>
    <style:style style:name="T28_34" style:family="text">
      <style:text-properties fo:font-size="12pt" style:font-size-asian="12pt" style:font-size-complex="12pt"/>
    </style:style>
    <style:style style:name="T28_35" style:family="text">
      <style:text-properties fo:font-size="12pt" style:font-size-asian="12pt" style:font-size-complex="12pt"/>
    </style:style>
    <style:style style:name="T28_36" style:family="text">
      <style:text-properties fo:font-size="12pt" style:font-size-asian="12pt" style:font-size-complex="12pt"/>
    </style:style>
    <style:style style:name="T28_37" style:family="text">
      <style:text-properties fo:font-size="12pt" style:font-size-asian="12pt" style:font-size-complex="12pt"/>
    </style:style>
    <style:style style:name="T28_38" style:family="text">
      <style:text-properties fo:font-size="12pt" style:font-size-asian="12pt" style:font-size-complex="12pt"/>
    </style:style>
    <style:style style:name="T28_39" style:family="text">
      <style:text-properties fo:font-size="12pt" style:font-size-asian="12pt" style:font-size-complex="12pt"/>
    </style:style>
    <style:style style:name="T28_40" style:family="text">
      <style:text-properties fo:font-size="12pt" style:font-size-asian="12pt" style:font-size-complex="12pt"/>
    </style:style>
    <style:style style:name="T28_41" style:family="text">
      <style:text-properties fo:font-size="12pt" style:font-size-asian="12pt" style:font-size-complex="12pt"/>
    </style:style>
    <style:style style:name="T28_42" style:family="text">
      <style:text-properties fo:font-size="12pt" style:font-size-asian="12pt" style:font-size-complex="12pt"/>
    </style:style>
    <style:style style:name="T28_43" style:family="text">
      <style:text-properties fo:font-size="12pt" style:font-size-asian="12pt" style:font-size-complex="12pt"/>
    </style:style>
    <style:style style:name="T28_44" style:family="text">
      <style:text-properties fo:font-size="12pt" style:font-size-asian="12pt" style:font-size-complex="12pt"/>
    </style:style>
    <style:style style:name="T28_45" style:family="text">
      <style:text-properties fo:font-size="12pt" style:font-size-asian="12pt" style:font-size-complex="12pt"/>
    </style:style>
    <style:style style:name="T28_46" style:family="text">
      <style:text-properties fo:font-size="12pt" style:font-size-asian="12pt" style:font-size-complex="12pt"/>
    </style:style>
    <style:style style:name="T28_47" style:family="text">
      <style:text-properties fo:font-size="12pt" style:font-size-asian="12pt" style:font-size-complex="12pt"/>
    </style:style>
    <style:style style:name="T28_48" style:family="text">
      <style:text-properties fo:font-size="12pt" style:font-size-asian="12pt" style:font-size-complex="12pt"/>
    </style:style>
    <style:style style:name="T28_49" style:family="text">
      <style:text-properties fo:font-size="12pt" style:font-size-asian="12pt" style:font-size-complex="12pt"/>
    </style:style>
    <style:style style:name="T28_50" style:family="text">
      <style:text-properties fo:font-size="12pt" style:font-size-asian="12pt" style:font-size-complex="12pt"/>
    </style:style>
    <style:style style:name="T28_51" style:family="text">
      <style:text-properties fo:font-size="12pt" style:font-size-asian="12pt" style:font-size-complex="12pt"/>
    </style:style>
    <style:style style:name="T28_52" style:family="text">
      <style:text-properties fo:font-size="12pt" style:font-size-asian="12pt" style:font-size-complex="12pt"/>
    </style:style>
    <style:style style:name="T28_53" style:family="text">
      <style:text-properties fo:font-size="12pt" style:font-size-asian="12pt" style:font-size-complex="12pt"/>
    </style:style>
    <style:style style:name="T28_54" style:family="text">
      <style:text-properties fo:font-size="12pt" style:font-size-asian="12pt" style:font-size-complex="12pt"/>
    </style:style>
    <style:style style:name="T28_55" style:family="text">
      <style:text-properties fo:font-size="12pt" style:font-size-asian="12pt" style:font-size-complex="12pt"/>
    </style:style>
    <style:style style:name="T28_56" style:family="text">
      <style:text-properties fo:font-size="12pt" style:font-size-asian="12pt" style:font-size-complex="12pt"/>
    </style:style>
    <style:style style:name="T28_57" style:family="text">
      <style:text-properties fo:font-size="12pt" style:font-size-asian="12pt" style:font-size-complex="12pt"/>
    </style:style>
    <style:style style:name="T28_58" style:family="text">
      <style:text-properties fo:font-size="12pt" style:font-size-asian="12pt" style:font-size-complex="12pt"/>
    </style:style>
    <style:style style:name="T28_59" style:family="text">
      <style:text-properties fo:font-size="12pt" style:font-size-asian="12pt" style:font-size-complex="12pt"/>
    </style:style>
    <style:style style:name="T28_60" style:family="text">
      <style:text-properties fo:font-size="12pt" style:font-size-asian="12pt" style:font-size-complex="12pt"/>
    </style:style>
    <style:style style:name="T28_61" style:family="text">
      <style:text-properties fo:font-size="12pt" style:font-size-asian="12pt" style:font-size-complex="12pt"/>
    </style:style>
    <style:style style:name="T28_62" style:family="text">
      <style:text-properties fo:font-size="12pt" style:font-size-asian="12pt" style:font-size-complex="12pt"/>
    </style:style>
    <style:style style:name="T28_63" style:family="text">
      <style:text-properties fo:font-size="12pt" style:font-size-asian="12pt" style:font-size-complex="12pt"/>
    </style:style>
    <style:style style:name="T28_64" style:family="text">
      <style:text-properties fo:font-size="12pt" style:font-size-asian="12pt" style:font-size-complex="12pt"/>
    </style:style>
    <style:style style:name="T28_65" style:family="text">
      <style:text-properties fo:font-size="12pt" style:font-size-asian="12pt" style:font-size-complex="12pt"/>
    </style:style>
    <style:style style:name="T28_66" style:family="text">
      <style:text-properties fo:font-size="12pt" style:font-size-asian="12pt" style:font-size-complex="12pt"/>
    </style:style>
    <style:style style:name="T28_67" style:family="text">
      <style:text-properties fo:font-size="12pt" style:font-size-asian="12pt" style:font-size-complex="12pt"/>
    </style:style>
    <style:style style:name="T28_68" style:family="text">
      <style:text-properties fo:font-size="12pt" style:font-size-asian="12pt" style:font-size-complex="12pt"/>
    </style:style>
    <style:style style:name="T28_69" style:family="text">
      <style:text-properties fo:font-size="12pt" style:font-size-asian="12pt" style:font-size-complex="12pt"/>
    </style:style>
    <style:style style:name="T28_70" style:family="text">
      <style:text-properties fo:font-size="12pt" style:font-size-asian="12pt" style:font-size-complex="12pt"/>
    </style:style>
    <style:style style:name="T28_71" style:family="text">
      <style:text-properties fo:font-size="12pt" style:font-size-asian="12pt" style:font-size-complex="12pt"/>
    </style:style>
    <style:style style:name="T28_72" style:family="text">
      <style:text-properties fo:font-size="12pt" style:font-size-asian="12pt" style:font-size-complex="12pt"/>
    </style:style>
    <style:style style:name="T28_73" style:family="text">
      <style:text-properties fo:font-size="12pt" style:font-size-asian="12pt" style:font-size-complex="12pt"/>
    </style:style>
    <style:style style:name="T28_74" style:family="text">
      <style:text-properties fo:font-size="12pt" style:font-size-asian="12pt" style:font-size-complex="12pt"/>
    </style:style>
    <style:style style:name="T28_75" style:family="text">
      <style:text-properties fo:font-size="12pt" style:font-size-asian="12pt" style:font-size-complex="12pt"/>
    </style:style>
    <style:style style:name="T28_76" style:family="text">
      <style:text-properties fo:font-size="12pt" style:font-size-asian="12pt" style:font-size-complex="12pt"/>
    </style:style>
    <style:style style:name="T28_77" style:family="text">
      <style:text-properties fo:font-size="12pt" style:font-size-asian="12pt" style:font-size-complex="12pt"/>
    </style:style>
    <style:style style:name="T28_78" style:family="text">
      <style:text-properties fo:font-size="12pt" style:font-size-asian="12pt" style:font-size-complex="12pt"/>
    </style:style>
    <style:style style:name="T28_79" style:family="text">
      <style:text-properties fo:font-size="12pt" style:font-size-asian="12pt" style:font-size-complex="12pt"/>
    </style:style>
    <style:style style:name="T28_80" style:family="text">
      <style:text-properties fo:font-size="12pt" style:font-size-asian="12pt" style:font-size-complex="12pt"/>
    </style:style>
    <style:style style:name="T28_81" style:family="text">
      <style:text-properties fo:font-size="12pt" style:font-size-asian="12pt" style:font-size-complex="12pt"/>
    </style:style>
    <style:style style:name="T28_82" style:family="text">
      <style:text-properties fo:font-size="12pt" style:font-size-asian="12pt" style:font-size-complex="12pt"/>
    </style:style>
    <style:style style:name="T28_83" style:family="text">
      <style:text-properties fo:font-size="12pt" style:font-size-asian="12pt" style:font-size-complex="12pt"/>
    </style:style>
    <style:style style:name="T28_84" style:family="text">
      <style:text-properties fo:font-size="12pt" style:font-size-asian="12pt" style:font-size-complex="12pt"/>
    </style:style>
    <style:style style:name="T28_85" style:family="text">
      <style:text-properties fo:font-size="12pt" style:font-size-asian="12pt" style:font-size-complex="12pt"/>
    </style:style>
    <style:style style:name="T28_86" style:family="text">
      <style:text-properties fo:font-size="12pt" style:font-size-asian="12pt" style:font-size-complex="12pt"/>
    </style:style>
    <style:style style:name="T28_87" style:family="text">
      <style:text-properties fo:font-size="12pt" style:font-size-asian="12pt" style:font-size-complex="12pt"/>
    </style:style>
    <style:style style:name="T28_88" style:family="text">
      <style:text-properties fo:font-size="12pt" style:font-size-asian="12pt" style:font-size-complex="12pt"/>
    </style:style>
    <style:style style:name="T28_89" style:family="text">
      <style:text-properties fo:font-size="12pt" style:font-size-asian="12pt" style:font-size-complex="12pt"/>
    </style:style>
    <style:style style:name="T28_90" style:family="text">
      <style:text-properties fo:font-size="12pt" style:font-size-asian="12pt" style:font-size-complex="12pt"/>
    </style:style>
    <style:style style:name="T28_91" style:family="text">
      <style:text-properties fo:font-size="12pt" style:font-size-asian="12pt" style:font-size-complex="12pt"/>
    </style:style>
    <style:style style:name="T28_92" style:family="text">
      <style:text-properties fo:font-size="12pt" style:font-size-asian="12pt" style:font-size-complex="12pt"/>
    </style:style>
    <style:style style:name="T28_93" style:family="text">
      <style:text-properties fo:font-size="12pt" style:font-size-asian="12pt" style:font-size-complex="12pt"/>
    </style:style>
    <style:style style:name="T28_94" style:family="text">
      <style:text-properties fo:font-size="12pt" style:font-size-asian="12pt" style:font-size-complex="12pt"/>
    </style:style>
    <style:style style:name="T28_95" style:family="text">
      <style:text-properties fo:font-size="12pt" style:font-size-asian="12pt" style:font-size-complex="12pt"/>
    </style:style>
    <style:style style:name="T28_96" style:family="text">
      <style:text-properties fo:font-size="12pt" style:font-size-asian="12pt" style:font-size-complex="12pt"/>
    </style:style>
    <style:style style:name="T28_97" style:family="text">
      <style:text-properties fo:font-size="12pt" style:font-size-asian="12pt" style:font-size-complex="12pt"/>
    </style:style>
    <style:style style:name="T28_98" style:family="text">
      <style:text-properties fo:font-size="12pt" style:font-size-asian="12pt" style:font-size-complex="12pt"/>
    </style:style>
    <style:style style:name="T28_99" style:family="text">
      <style:text-properties fo:font-size="12pt" style:font-size-asian="12pt" style:font-size-complex="12pt"/>
    </style:style>
    <style:style style:name="T28_100" style:family="text">
      <style:text-properties fo:font-size="12pt" style:font-size-asian="12pt" style:font-size-complex="12pt"/>
    </style:style>
    <style:style style:name="T28_101" style:family="text">
      <style:text-properties fo:font-size="12pt" style:font-size-asian="12pt" style:font-size-complex="12pt"/>
    </style:style>
    <style:style style:name="T28_102" style:family="text">
      <style:text-properties fo:font-size="12pt" style:font-size-asian="12pt" style:font-size-complex="12pt"/>
    </style:style>
    <style:style style:name="T28_103" style:family="text">
      <style:text-properties fo:font-size="12pt" style:font-size-asian="12pt" style:font-size-complex="12pt"/>
    </style:style>
    <style:style style:name="T28_104" style:family="text">
      <style:text-properties fo:font-size="12pt" style:font-size-asian="12pt" style:font-size-complex="12pt"/>
    </style:style>
    <style:style style:name="T28_105" style:family="text">
      <style:text-properties fo:font-size="12pt" style:font-size-asian="12pt" style:font-size-complex="12pt"/>
    </style:style>
    <style:style style:name="T28_106" style:family="text">
      <style:text-properties fo:font-size="12pt" style:font-size-asian="12pt" style:font-size-complex="12pt"/>
    </style:style>
    <style:style style:name="T28_107" style:family="text">
      <style:text-properties fo:font-size="12pt" style:font-size-asian="12pt" style:font-size-complex="12pt"/>
    </style:style>
    <style:style style:name="T28_108" style:family="text">
      <style:text-properties fo:font-size="12pt" style:font-size-asian="12pt" style:font-size-complex="12pt"/>
    </style:style>
    <style:style style:name="T28_109" style:family="text">
      <style:text-properties fo:font-size="12pt" style:font-size-asian="12pt" style:font-size-complex="12pt"/>
    </style:style>
    <style:style style:name="T28_110" style:family="text">
      <style:text-properties fo:font-size="12pt" style:font-size-asian="12pt" style:font-size-complex="12pt"/>
    </style:style>
    <style:style style:name="T28_111" style:family="text">
      <style:text-properties fo:font-size="12pt" style:font-size-asian="12pt" style:font-size-complex="12pt"/>
    </style:style>
    <style:style style:name="T28_112" style:family="text">
      <style:text-properties fo:font-size="12pt" style:font-size-asian="12pt" style:font-size-complex="12pt"/>
    </style:style>
    <style:style style:name="T28_113" style:family="text">
      <style:text-properties fo:font-size="12pt" style:font-size-asian="12pt" style:font-size-complex="12pt"/>
    </style:style>
    <style:style style:name="T28_114" style:family="text">
      <style:text-properties fo:font-size="12pt" style:font-size-asian="12pt" style:font-size-complex="12pt"/>
    </style:style>
    <style:style style:name="T28_115" style:family="text">
      <style:text-properties fo:font-size="12pt" style:font-size-asian="12pt" style:font-size-complex="12pt"/>
    </style:style>
    <style:style style:name="T28_116" style:family="text">
      <style:text-properties fo:font-size="12pt" style:font-size-asian="12pt" style:font-size-complex="12pt"/>
    </style:style>
    <style:style style:name="T28_117" style:family="text">
      <style:text-properties fo:font-size="12pt" style:font-size-asian="12pt" style:font-size-complex="12pt"/>
    </style:style>
    <style:style style:name="T28_118" style:family="text">
      <style:text-properties fo:font-size="12pt" style:font-size-asian="12pt" style:font-size-complex="12pt"/>
    </style:style>
    <style:style style:name="T28_119" style:family="text">
      <style:text-properties fo:font-size="12pt" style:font-size-asian="12pt" style:font-size-complex="12pt"/>
    </style:style>
    <style:style style:name="T28_120" style:family="text">
      <style:text-properties fo:font-size="12pt" style:font-size-asian="12pt" style:font-size-complex="12pt"/>
    </style:style>
    <style:style style:name="T28_121" style:family="text">
      <style:text-properties fo:font-size="12pt" style:font-size-asian="12pt" style:font-size-complex="12pt"/>
    </style:style>
    <style:style style:name="T28_122" style:family="text">
      <style:text-properties fo:font-size="12pt" style:font-size-asian="12pt" style:font-size-complex="12pt"/>
    </style:style>
    <style:style style:name="T28_123" style:family="text">
      <style:text-properties fo:font-size="12pt" style:font-size-asian="12pt" style:font-size-complex="12pt"/>
    </style:style>
    <style:style style:name="T28_124" style:family="text">
      <style:text-properties fo:font-size="12pt" style:font-size-asian="12pt" style:font-size-complex="12pt"/>
    </style:style>
    <style:style style:name="T28_125" style:family="text">
      <style:text-properties fo:font-size="12pt" style:font-size-asian="12pt" style:font-size-complex="12pt"/>
    </style:style>
    <style:style style:name="T28_126" style:family="text">
      <style:text-properties fo:font-size="12pt" style:font-size-asian="12pt" style:font-size-complex="12pt"/>
    </style:style>
    <style:style style:name="T28_127" style:family="text">
      <style:text-properties fo:font-size="12pt" style:font-size-asian="12pt" style:font-size-complex="12pt"/>
    </style:style>
    <style:style style:name="T28_128" style:family="text">
      <style:text-properties fo:font-size="12pt" style:font-size-asian="12pt" style:font-size-complex="12pt"/>
    </style:style>
    <style:style style:name="T28_129" style:family="text">
      <style:text-properties fo:font-size="12pt" style:font-size-asian="12pt" style:font-size-complex="12pt"/>
    </style:style>
    <style:style style:name="T28_130" style:family="text">
      <style:text-properties fo:font-size="12pt" style:font-size-asian="12pt" style:font-size-complex="12pt"/>
    </style:style>
    <style:style style:name="T28_131" style:family="text">
      <style:text-properties fo:font-size="12pt" style:font-size-asian="12pt" style:font-size-complex="12pt"/>
    </style:style>
    <style:style style:name="T28_132" style:family="text">
      <style:text-properties fo:font-size="12pt" style:font-size-asian="12pt" style:font-size-complex="12pt"/>
    </style:style>
    <style:style style:name="T28_133" style:family="text">
      <style:text-properties fo:font-size="12pt" style:font-size-asian="12pt" style:font-size-complex="12pt"/>
    </style:style>
    <style:style style:name="T28_134" style:family="text">
      <style:text-properties fo:font-size="12pt" style:font-size-asian="12pt" style:font-size-complex="12pt"/>
    </style:style>
    <style:style style:name="T28_135" style:family="text">
      <style:text-properties fo:font-size="12pt" style:font-size-asian="12pt" style:font-size-complex="12pt"/>
    </style:style>
    <style:style style:name="T28_136" style:family="text">
      <style:text-properties fo:font-size="12pt" style:font-size-asian="12pt" style:font-size-complex="12pt"/>
    </style:style>
    <style:style style:name="T28_137" style:family="text">
      <style:text-properties fo:font-size="12pt" style:font-size-asian="12pt" style:font-size-complex="12pt"/>
    </style:style>
    <style:style style:name="T28_138" style:family="text">
      <style:text-properties fo:font-size="12pt" style:font-size-asian="12pt" style:font-size-complex="12pt"/>
    </style:style>
    <style:style style:name="T28_139" style:family="text">
      <style:text-properties fo:font-size="12pt" style:font-size-asian="12pt" style:font-size-complex="12pt"/>
    </style:style>
    <style:style style:name="T28_140" style:family="text">
      <style:text-properties fo:font-size="12pt" style:font-size-asian="12pt" style:font-size-complex="12pt"/>
    </style:style>
    <style:style style:name="T28_141" style:family="text">
      <style:text-properties fo:font-size="12pt" style:font-size-asian="12pt" style:font-size-complex="12pt"/>
    </style:style>
    <style:style style:name="T28_142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30_1" style:family="text">
      <style:text-properties fo:font-size="12pt" style:font-size-asian="12pt" style:font-size-complex="12pt" fo:font-weight="bold" style:font-weight-asian="bold" style:font-weight-complex="bold"/>
    </style:style>
    <style:style style:name="T30_2" style:family="text">
      <style:text-properties fo:font-size="12pt" style:font-size-asian="12pt" style:font-size-complex="12pt" fo:font-weight="bold" style:font-weight-asian="bold" style:font-weight-complex="bold"/>
    </style:style>
    <style:style style:name="T30_3" style:family="text">
      <style:text-properties fo:font-size="12pt" style:font-size-asian="12pt" style:font-size-complex="12pt" fo:font-weight="bold" style:font-weight-asian="bold" style:font-weight-complex="bold"/>
    </style:style>
    <style:style style:name="T30_4" style:family="text">
      <style:text-properties fo:font-size="12pt" style:font-size-asian="12pt" style:font-size-complex="12pt" fo:font-weight="bold" style:font-weight-asian="bold" style:font-weight-complex="bold"/>
    </style:style>
    <style:style style:name="T30_5" style:family="text">
      <style:text-properties fo:font-size="12pt" style:font-size-asian="12pt" style:font-size-complex="12pt" fo:font-weight="bold" style:font-weight-asian="bold" style:font-weight-complex="bold"/>
    </style:style>
    <style:style style:name="T30_6" style:family="text">
      <style:text-properties fo:font-size="12pt" style:font-size-asian="12pt" style:font-size-complex="12pt" fo:font-weight="bold" style:font-weight-asian="bold" style:font-weight-complex="bold"/>
    </style:style>
    <style:style style:name="T30_7" style:family="text">
      <style:text-properties fo:font-size="12pt" style:font-size-asian="12pt" style:font-size-complex="12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ize="12pt" style:font-size-asian="12pt" style:font-size-complex="12pt"/>
    </style:style>
    <style:style style:name="T31_41" style:family="text">
      <style:text-properties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31_53" style:family="text">
      <style:text-properties fo:font-size="12pt" style:font-size-asian="12pt" style:font-size-complex="12pt"/>
    </style:style>
    <style:style style:name="T31_54" style:family="text">
      <style:text-properties fo:font-size="12pt" style:font-size-asian="12pt" style:font-size-complex="12pt"/>
    </style:style>
    <style:style style:name="T31_55" style:family="text">
      <style:text-properties fo:font-size="12pt" style:font-size-asian="12pt" style:font-size-complex="12pt"/>
    </style:style>
    <style:style style:name="T31_56" style:family="text">
      <style:text-properties fo:font-size="12pt" style:font-size-asian="12pt" style:font-size-complex="12pt"/>
    </style:style>
    <style:style style:name="T31_57" style:family="text">
      <style:text-properties fo:font-size="12pt" style:font-size-asian="12pt" style:font-size-complex="12pt"/>
    </style:style>
    <style:style style:name="T31_58" style:family="text">
      <style:text-properties fo:font-size="12pt" style:font-size-asian="12pt" style:font-size-complex="12pt"/>
    </style:style>
    <style:style style:name="T31_59" style:family="text">
      <style:text-properties fo:font-size="12pt" style:font-size-asian="12pt" style:font-size-complex="12pt"/>
    </style:style>
    <style:style style:name="T31_60" style:family="text">
      <style:text-properties fo:font-size="12pt" style:font-size-asian="12pt" style:font-size-complex="12pt"/>
    </style:style>
    <style:style style:name="T31_61" style:family="text">
      <style:text-properties fo:font-size="12pt" style:font-size-asian="12pt" style:font-size-complex="12pt"/>
    </style:style>
    <style:style style:name="T31_62" style:family="text">
      <style:text-properties fo:font-size="12pt" style:font-size-asian="12pt" style:font-size-complex="12pt"/>
    </style:style>
    <style:style style:name="T31_63" style:family="text">
      <style:text-properties fo:font-size="12pt" style:font-size-asian="12pt" style:font-size-complex="12pt"/>
    </style:style>
    <style:style style:name="T31_64" style:family="text">
      <style:text-properties fo:font-size="12pt" style:font-size-asian="12pt" style:font-size-complex="12pt"/>
    </style:style>
    <style:style style:name="T31_65" style:family="text">
      <style:text-properties fo:font-size="12pt" style:font-size-asian="12pt" style:font-size-complex="12pt"/>
    </style:style>
    <style:style style:name="T31_66" style:family="text">
      <style:text-properties fo:font-size="12pt" style:font-size-asian="12pt" style:font-size-complex="12pt"/>
    </style:style>
    <style:style style:name="T31_67" style:family="text">
      <style:text-properties fo:font-size="12pt" style:font-size-asian="12pt" style:font-size-complex="12pt"/>
    </style:style>
    <style:style style:name="T31_68" style:family="text">
      <style:text-properties fo:font-size="12pt" style:font-size-asian="12pt" style:font-size-complex="12pt"/>
    </style:style>
    <style:style style:name="T31_69" style:family="text">
      <style:text-properties fo:font-size="12pt" style:font-size-asian="12pt" style:font-size-complex="12pt"/>
    </style:style>
    <style:style style:name="T31_70" style:family="text">
      <style:text-properties fo:font-size="12pt" style:font-size-asian="12pt" style:font-size-complex="12pt"/>
    </style:style>
    <style:style style:name="T31_71" style:family="text">
      <style:text-properties fo:font-size="12pt" style:font-size-asian="12pt" style:font-size-complex="12pt"/>
    </style:style>
    <style:style style:name="T31_72" style:family="text">
      <style:text-properties fo:font-size="12pt" style:font-size-asian="12pt" style:font-size-complex="12pt"/>
    </style:style>
    <style:style style:name="T31_73" style:family="text">
      <style:text-properties fo:font-size="12pt" style:font-size-asian="12pt" style:font-size-complex="12pt"/>
    </style:style>
    <style:style style:name="T31_74" style:family="text">
      <style:text-properties fo:font-size="12pt" style:font-size-asian="12pt" style:font-size-complex="12pt"/>
    </style:style>
    <style:style style:name="T31_75" style:family="text">
      <style:text-properties fo:font-size="12pt" style:font-size-asian="12pt" style:font-size-complex="12pt"/>
    </style:style>
    <style:style style:name="T31_76" style:family="text">
      <style:text-properties fo:font-size="12pt" style:font-size-asian="12pt" style:font-size-complex="12pt"/>
    </style:style>
    <style:style style:name="T31_77" style:family="text">
      <style:text-properties fo:font-size="12pt" style:font-size-asian="12pt" style:font-size-complex="12pt"/>
    </style:style>
    <style:style style:name="T31_78" style:family="text">
      <style:text-properties fo:font-size="12pt" style:font-size-asian="12pt" style:font-size-complex="12pt"/>
    </style:style>
    <style:style style:name="T31_79" style:family="text">
      <style:text-properties fo:font-size="12pt" style:font-size-asian="12pt" style:font-size-complex="12pt"/>
    </style:style>
    <style:style style:name="T31_80" style:family="text">
      <style:text-properties fo:font-size="12pt" style:font-size-asian="12pt" style:font-size-complex="12pt"/>
    </style:style>
    <style:style style:name="T31_81" style:family="text">
      <style:text-properties fo:font-size="12pt" style:font-size-asian="12pt" style:font-size-complex="12pt"/>
    </style:style>
    <style:style style:name="T31_82" style:family="text">
      <style:text-properties fo:font-size="12pt" style:font-size-asian="12pt" style:font-size-complex="12pt"/>
    </style:style>
    <style:style style:name="T31_83" style:family="text">
      <style:text-properties fo:font-size="12pt" style:font-size-asian="12pt" style:font-size-complex="12pt"/>
    </style:style>
    <style:style style:name="T31_84" style:family="text">
      <style:text-properties fo:font-size="12pt" style:font-size-asian="12pt" style:font-size-complex="12pt"/>
    </style:style>
    <style:style style:name="T31_85" style:family="text">
      <style:text-properties fo:font-size="12pt" style:font-size-asian="12pt" style:font-size-complex="12pt"/>
    </style:style>
    <style:style style:name="T31_86" style:family="text">
      <style:text-properties fo:font-size="12pt" style:font-size-asian="12pt" style:font-size-complex="12pt"/>
    </style:style>
    <style:style style:name="T31_87" style:family="text">
      <style:text-properties fo:font-size="12pt" style:font-size-asian="12pt" style:font-size-complex="12pt"/>
    </style:style>
    <style:style style:name="T31_88" style:family="text">
      <style:text-properties fo:font-size="12pt" style:font-size-asian="12pt" style:font-size-complex="12pt"/>
    </style:style>
    <style:style style:name="T31_89" style:family="text">
      <style:text-properties fo:font-size="12pt" style:font-size-asian="12pt" style:font-size-complex="12pt"/>
    </style:style>
    <style:style style:name="T31_90" style:family="text">
      <style:text-properties fo:font-size="12pt" style:font-size-asian="12pt" style:font-size-complex="12pt"/>
    </style:style>
    <style:style style:name="T31_91" style:family="text">
      <style:text-properties fo:font-size="12pt" style:font-size-asian="12pt" style:font-size-complex="12pt"/>
    </style:style>
    <style:style style:name="T31_92" style:family="text">
      <style:text-properties fo:font-size="12pt" style:font-size-asian="12pt" style:font-size-complex="12pt"/>
    </style:style>
    <style:style style:name="T31_93" style:family="text">
      <style:text-properties fo:font-size="12pt" style:font-size-asian="12pt" style:font-size-complex="12pt"/>
    </style:style>
    <style:style style:name="T31_94" style:family="text">
      <style:text-properties fo:font-size="12pt" style:font-size-asian="12pt" style:font-size-complex="12pt"/>
    </style:style>
    <style:style style:name="T31_95" style:family="text">
      <style:text-properties fo:font-size="12pt" style:font-size-asian="12pt" style:font-size-complex="12pt"/>
    </style:style>
    <style:style style:name="T31_96" style:family="text">
      <style:text-properties fo:font-size="12pt" style:font-size-asian="12pt" style:font-size-complex="12pt"/>
    </style:style>
    <style:style style:name="T31_97" style:family="text">
      <style:text-properties fo:font-size="12pt" style:font-size-asian="12pt" style:font-size-complex="12pt"/>
    </style:style>
    <style:style style:name="T31_98" style:family="text">
      <style:text-properties fo:font-size="12pt" style:font-size-asian="12pt" style:font-size-complex="12pt"/>
    </style:style>
    <style:style style:name="T31_99" style:family="text">
      <style:text-properties fo:font-size="12pt" style:font-size-asian="12pt" style:font-size-complex="12pt"/>
    </style:style>
    <style:style style:name="T31_100" style:family="text">
      <style:text-properties fo:font-size="12pt" style:font-size-asian="12pt" style:font-size-complex="12pt"/>
    </style:style>
    <style:style style:name="T31_101" style:family="text">
      <style:text-properties fo:font-size="12pt" style:font-size-asian="12pt" style:font-size-complex="12pt"/>
    </style:style>
    <style:style style:name="T31_102" style:family="text">
      <style:text-properties fo:font-size="12pt" style:font-size-asian="12pt" style:font-size-complex="12pt"/>
    </style:style>
    <style:style style:name="T31_103" style:family="text">
      <style:text-properties fo:font-size="12pt" style:font-size-asian="12pt" style:font-size-complex="12pt"/>
    </style:style>
    <style:style style:name="T31_104" style:family="text">
      <style:text-properties fo:font-size="12pt" style:font-size-asian="12pt" style:font-size-complex="12pt"/>
    </style:style>
    <style:style style:name="T31_105" style:family="text">
      <style:text-properties fo:font-size="12pt" style:font-size-asian="12pt" style:font-size-complex="12pt"/>
    </style:style>
    <style:style style:name="T31_106" style:family="text">
      <style:text-properties fo:font-size="12pt" style:font-size-asian="12pt" style:font-size-complex="12pt"/>
    </style:style>
    <style:style style:name="T31_107" style:family="text">
      <style:text-properties fo:font-size="12pt" style:font-size-asian="12pt" style:font-size-complex="12pt"/>
    </style:style>
    <style:style style:name="T31_108" style:family="text">
      <style:text-properties fo:font-size="12pt" style:font-size-asian="12pt" style:font-size-complex="12pt"/>
    </style:style>
    <style:style style:name="T31_109" style:family="text">
      <style:text-properties fo:font-size="12pt" style:font-size-asian="12pt" style:font-size-complex="12pt"/>
    </style:style>
    <style:style style:name="T31_110" style:family="text">
      <style:text-properties fo:font-size="12pt" style:font-size-asian="12pt" style:font-size-complex="12pt"/>
    </style:style>
    <style:style style:name="T31_111" style:family="text">
      <style:text-properties fo:font-size="12pt" style:font-size-asian="12pt" style:font-size-complex="12pt"/>
    </style:style>
    <style:style style:name="T31_112" style:family="text">
      <style:text-properties fo:font-size="12pt" style:font-size-asian="12pt" style:font-size-complex="12pt"/>
    </style:style>
    <style:style style:name="T31_113" style:family="text">
      <style:text-properties fo:font-size="12pt" style:font-size-asian="12pt" style:font-size-complex="12pt"/>
    </style:style>
    <style:style style:name="T31_114" style:family="text">
      <style:text-properties fo:font-size="12pt" style:font-size-asian="12pt" style:font-size-complex="12pt"/>
    </style:style>
    <style:style style:name="T31_115" style:family="text">
      <style:text-properties fo:font-size="12pt" style:font-size-asian="12pt" style:font-size-complex="12pt"/>
    </style:style>
    <style:style style:name="T31_116" style:family="text">
      <style:text-properties fo:font-size="12pt" style:font-size-asian="12pt" style:font-size-complex="12pt"/>
    </style:style>
    <style:style style:name="T31_117" style:family="text">
      <style:text-properties fo:font-size="12pt" style:font-size-asian="12pt" style:font-size-complex="12pt"/>
    </style:style>
    <style:style style:name="T31_118" style:family="text">
      <style:text-properties fo:font-size="12pt" style:font-size-asian="12pt" style:font-size-complex="12pt"/>
    </style:style>
    <style:style style:name="T31_119" style:family="text">
      <style:text-properties fo:font-size="12pt" style:font-size-asian="12pt" style:font-size-complex="12pt"/>
    </style:style>
    <style:style style:name="T31_120" style:family="text">
      <style:text-properties fo:font-size="12pt" style:font-size-asian="12pt" style:font-size-complex="12pt"/>
    </style:style>
    <style:style style:name="T31_121" style:family="text">
      <style:text-properties fo:font-size="12pt" style:font-size-asian="12pt" style:font-size-complex="12pt"/>
    </style:style>
    <style:style style:name="T31_122" style:family="text">
      <style:text-properties fo:font-size="12pt" style:font-size-asian="12pt" style:font-size-complex="12pt"/>
    </style:style>
    <style:style style:name="T31_123" style:family="text">
      <style:text-properties fo:font-size="12pt" style:font-size-asian="12pt" style:font-size-complex="12pt"/>
    </style:style>
    <style:style style:name="T31_124" style:family="text">
      <style:text-properties fo:font-size="12pt" style:font-size-asian="12pt" style:font-size-complex="12pt"/>
    </style:style>
    <style:style style:name="T31_125" style:family="text">
      <style:text-properties fo:font-size="12pt" style:font-size-asian="12pt" style:font-size-complex="12pt"/>
    </style:style>
    <style:style style:name="T31_126" style:family="text">
      <style:text-properties fo:font-size="12pt" style:font-size-asian="12pt" style:font-size-complex="12pt"/>
    </style:style>
    <style:style style:name="T31_127" style:family="text">
      <style:text-properties fo:font-size="12pt" style:font-size-asian="12pt" style:font-size-complex="12pt"/>
    </style:style>
    <style:style style:name="T31_128" style:family="text">
      <style:text-properties fo:font-size="12pt" style:font-size-asian="12pt" style:font-size-complex="12pt"/>
    </style:style>
    <style:style style:name="T31_129" style:family="text">
      <style:text-properties fo:font-size="12pt" style:font-size-asian="12pt" style:font-size-complex="12pt"/>
    </style:style>
    <style:style style:name="T31_130" style:family="text">
      <style:text-properties fo:font-size="12pt" style:font-size-asian="12pt" style:font-size-complex="12pt"/>
    </style:style>
    <style:style style:name="T31_131" style:family="text">
      <style:text-properties fo:font-size="12pt" style:font-size-asian="12pt" style:font-size-complex="12pt"/>
    </style:style>
    <style:style style:name="T31_132" style:family="text">
      <style:text-properties fo:font-size="12pt" style:font-size-asian="12pt" style:font-size-complex="12pt"/>
    </style:style>
    <style:style style:name="T31_133" style:family="text">
      <style:text-properties fo:font-size="12pt" style:font-size-asian="12pt" style:font-size-complex="12pt"/>
    </style:style>
    <style:style style:name="T31_134" style:family="text">
      <style:text-properties fo:font-size="12pt" style:font-size-asian="12pt" style:font-size-complex="12pt"/>
    </style:style>
    <style:style style:name="T31_135" style:family="text">
      <style:text-properties fo:font-size="12pt" style:font-size-asian="12pt" style:font-size-complex="12pt"/>
    </style:style>
    <style:style style:name="T31_136" style:family="text">
      <style:text-properties fo:font-size="12pt" style:font-size-asian="12pt" style:font-size-complex="12pt"/>
    </style:style>
    <style:style style:name="T31_137" style:family="text">
      <style:text-properties fo:font-size="12pt" style:font-size-asian="12pt" style:font-size-complex="12pt"/>
    </style:style>
    <style:style style:name="T31_138" style:family="text">
      <style:text-properties fo:font-size="12pt" style:font-size-asian="12pt" style:font-size-complex="12pt"/>
    </style:style>
    <style:style style:name="T31_139" style:family="text">
      <style:text-properties fo:font-size="12pt" style:font-size-asian="12pt" style:font-size-complex="12pt"/>
    </style:style>
    <style:style style:name="T31_140" style:family="text">
      <style:text-properties fo:font-size="12pt" style:font-size-asian="12pt" style:font-size-complex="12pt"/>
    </style:style>
    <style:style style:name="T31_141" style:family="text">
      <style:text-properties fo:font-size="12pt" style:font-size-asian="12pt" style:font-size-complex="12pt"/>
    </style:style>
    <style:style style:name="T31_142" style:family="text">
      <style:text-properties fo:font-size="12pt" style:font-size-asian="12pt" style:font-size-complex="12pt"/>
    </style:style>
    <style:style style:name="T31_143" style:family="text">
      <style:text-properties fo:font-size="12pt" style:font-size-asian="12pt" style:font-size-complex="12pt"/>
    </style:style>
    <style:style style:name="T31_144" style:family="text">
      <style:text-properties fo:font-size="12pt" style:font-size-asian="12pt" style:font-size-complex="12pt"/>
    </style:style>
    <style:style style:name="T31_145" style:family="text">
      <style:text-properties fo:font-size="12pt" style:font-size-asian="12pt" style:font-size-complex="12pt"/>
    </style:style>
    <style:style style:name="T31_146" style:family="text">
      <style:text-properties fo:font-size="12pt" style:font-size-asian="12pt" style:font-size-complex="12pt"/>
    </style:style>
    <style:style style:name="T31_147" style:family="text">
      <style:text-properties fo:font-size="12pt" style:font-size-asian="12pt" style:font-size-complex="12pt"/>
    </style:style>
    <style:style style:name="T31_148" style:family="text">
      <style:text-properties fo:font-size="12pt" style:font-size-asian="12pt" style:font-size-complex="12pt"/>
    </style:style>
    <style:style style:name="T31_149" style:family="text">
      <style:text-properties fo:font-size="12pt" style:font-size-asian="12pt" style:font-size-complex="12pt"/>
    </style:style>
    <style:style style:name="T31_150" style:family="text">
      <style:text-properties fo:font-size="12pt" style:font-size-asian="12pt" style:font-size-complex="12pt"/>
    </style:style>
    <style:style style:name="T31_151" style:family="text">
      <style:text-properties fo:font-size="12pt" style:font-size-asian="12pt" style:font-size-complex="12pt"/>
    </style:style>
    <style:style style:name="T31_152" style:family="text">
      <style:text-properties fo:font-size="12pt" style:font-size-asian="12pt" style:font-size-complex="12pt"/>
    </style:style>
    <style:style style:name="T31_153" style:family="text">
      <style:text-properties fo:font-size="12pt" style:font-size-asian="12pt" style:font-size-complex="12pt"/>
    </style:style>
    <style:style style:name="T31_154" style:family="text">
      <style:text-properties fo:font-size="12pt" style:font-size-asian="12pt" style:font-size-complex="12pt"/>
    </style:style>
    <style:style style:name="T31_155" style:family="text">
      <style:text-properties fo:font-size="12pt" style:font-size-asian="12pt" style:font-size-complex="12pt"/>
    </style:style>
    <style:style style:name="T31_156" style:family="text">
      <style:text-properties fo:font-size="12pt" style:font-size-asian="12pt" style:font-size-complex="12pt"/>
    </style:style>
    <style:style style:name="T31_157" style:family="text">
      <style:text-properties fo:font-size="12pt" style:font-size-asian="12pt" style:font-size-complex="12pt"/>
    </style:style>
    <style:style style:name="T31_158" style:family="text">
      <style:text-properties fo:font-size="12pt" style:font-size-asian="12pt" style:font-size-complex="12pt"/>
    </style:style>
    <style:style style:name="T31_159" style:family="text">
      <style:text-properties fo:font-size="12pt" style:font-size-asian="12pt" style:font-size-complex="12pt"/>
    </style:style>
    <style:style style:name="T31_160" style:family="text">
      <style:text-properties fo:font-size="12pt" style:font-size-asian="12pt" style:font-size-complex="12pt"/>
    </style:style>
    <style:style style:name="T31_161" style:family="text">
      <style:text-properties fo:font-size="12pt" style:font-size-asian="12pt" style:font-size-complex="12pt"/>
    </style:style>
    <style:style style:name="T31_162" style:family="text">
      <style:text-properties fo:font-size="12pt" style:font-size-asian="12pt" style:font-size-complex="12pt"/>
    </style:style>
    <style:style style:name="T31_163" style:family="text">
      <style:text-properties fo:font-size="12pt" style:font-size-asian="12pt" style:font-size-complex="12pt"/>
    </style:style>
    <style:style style:name="T31_164" style:family="text">
      <style:text-properties fo:font-size="12pt" style:font-size-asian="12pt" style:font-size-complex="12pt"/>
    </style:style>
    <style:style style:name="T31_165" style:family="text">
      <style:text-properties fo:font-size="12pt" style:font-size-asian="12pt" style:font-size-complex="12pt"/>
    </style:style>
    <style:style style:name="T31_166" style:family="text">
      <style:text-properties fo:font-size="12pt" style:font-size-asian="12pt" style:font-size-complex="12pt"/>
    </style:style>
    <style:style style:name="T31_167" style:family="text">
      <style:text-properties fo:font-size="12pt" style:font-size-asian="12pt" style:font-size-complex="12pt"/>
    </style:style>
    <style:style style:name="T31_168" style:family="text">
      <style:text-properties fo:font-size="12pt" style:font-size-asian="12pt" style:font-size-complex="12pt"/>
    </style:style>
    <style:style style:name="T31_169" style:family="text">
      <style:text-properties fo:font-size="12pt" style:font-size-asian="12pt" style:font-size-complex="12pt"/>
    </style:style>
    <style:style style:name="T31_170" style:family="text">
      <style:text-properties fo:font-size="12pt" style:font-size-asian="12pt" style:font-size-complex="12pt"/>
    </style:style>
    <style:style style:name="T31_171" style:family="text">
      <style:text-properties fo:font-size="12pt" style:font-size-asian="12pt" style:font-size-complex="12pt"/>
    </style:style>
    <style:style style:name="T31_172" style:family="text">
      <style:text-properties fo:font-size="12pt" style:font-size-asian="12pt" style:font-size-complex="12pt"/>
    </style:style>
    <style:style style:name="T31_173" style:family="text">
      <style:text-properties fo:font-size="12pt" style:font-size-asian="12pt" style:font-size-complex="12pt"/>
    </style:style>
    <style:style style:name="T31_174" style:family="text">
      <style:text-properties fo:font-size="12pt" style:font-size-asian="12pt" style:font-size-complex="12pt"/>
    </style:style>
    <style:style style:name="T31_175" style:family="text">
      <style:text-properties fo:font-size="12pt" style:font-size-asian="12pt" style:font-size-complex="12pt"/>
    </style:style>
    <style:style style:name="T31_176" style:family="text">
      <style:text-properties fo:font-size="12pt" style:font-size-asian="12pt" style:font-size-complex="12pt"/>
    </style:style>
    <style:style style:name="T31_177" style:family="text">
      <style:text-properties fo:font-size="12pt" style:font-size-asian="12pt" style:font-size-complex="12pt"/>
    </style:style>
    <style:style style:name="T31_178" style:family="text">
      <style:text-properties fo:font-size="12pt" style:font-size-asian="12pt" style:font-size-complex="12pt"/>
    </style:style>
    <style:style style:name="T31_179" style:family="text">
      <style:text-properties fo:font-size="12pt" style:font-size-asian="12pt" style:font-size-complex="12pt"/>
    </style:style>
    <style:style style:name="T31_180" style:family="text">
      <style:text-properties fo:font-size="12pt" style:font-size-asian="12pt" style:font-size-complex="12pt"/>
    </style:style>
    <style:style style:name="T31_181" style:family="text">
      <style:text-properties fo:font-size="12pt" style:font-size-asian="12pt" style:font-size-complex="12pt"/>
    </style:style>
    <style:style style:name="T31_182" style:family="text">
      <style:text-properties fo:font-size="12pt" style:font-size-asian="12pt" style:font-size-complex="12pt"/>
    </style:style>
    <style:style style:name="T31_183" style:family="text">
      <style:text-properties fo:font-size="12pt" style:font-size-asian="12pt" style:font-size-complex="12pt"/>
    </style:style>
    <style:style style:name="T31_184" style:family="text">
      <style:text-properties fo:font-size="12pt" style:font-size-asian="12pt" style:font-size-complex="12pt"/>
    </style:style>
    <style:style style:name="T31_185" style:family="text">
      <style:text-properties fo:font-size="12pt" style:font-size-asian="12pt" style:font-size-complex="12pt"/>
    </style:style>
    <style:style style:name="T31_186" style:family="text">
      <style:text-properties fo:font-size="12pt" style:font-size-asian="12pt" style:font-size-complex="12pt"/>
    </style:style>
    <style:style style:name="T31_187" style:family="text">
      <style:text-properties fo:font-size="12pt" style:font-size-asian="12pt" style:font-size-complex="12pt"/>
    </style:style>
    <style:style style:name="T31_188" style:family="text">
      <style:text-properties fo:font-size="12pt" style:font-size-asian="12pt" style:font-size-complex="12pt"/>
    </style:style>
    <style:style style:name="T31_189" style:family="text">
      <style:text-properties fo:font-size="12pt" style:font-size-asian="12pt" style:font-size-complex="12pt"/>
    </style:style>
    <style:style style:name="T31_190" style:family="text">
      <style:text-properties fo:font-size="12pt" style:font-size-asian="12pt" style:font-size-complex="12pt"/>
    </style:style>
    <style:style style:name="T31_191" style:family="text">
      <style:text-properties fo:font-size="12pt" style:font-size-asian="12pt" style:font-size-complex="12pt"/>
    </style:style>
    <style:style style:name="T31_192" style:family="text">
      <style:text-properties fo:font-size="12pt" style:font-size-asian="12pt" style:font-size-complex="12pt"/>
    </style:style>
    <style:style style:name="T31_193" style:family="text">
      <style:text-properties fo:font-size="12pt" style:font-size-asian="12pt" style:font-size-complex="12pt"/>
    </style:style>
    <style:style style:name="T31_194" style:family="text">
      <style:text-properties fo:font-size="12pt" style:font-size-asian="12pt" style:font-size-complex="12pt"/>
    </style:style>
    <style:style style:name="T31_195" style:family="text">
      <style:text-properties fo:font-size="12pt" style:font-size-asian="12pt" style:font-size-complex="12pt"/>
    </style:style>
    <style:style style:name="T31_196" style:family="text">
      <style:text-properties fo:font-size="12pt" style:font-size-asian="12pt" style:font-size-complex="12pt"/>
    </style:style>
    <style:style style:name="T31_197" style:family="text">
      <style:text-properties fo:font-size="12pt" style:font-size-asian="12pt" style:font-size-complex="12pt"/>
    </style:style>
    <style:style style:name="T31_198" style:family="text">
      <style:text-properties fo:font-size="12pt" style:font-size-asian="12pt" style:font-size-complex="12pt"/>
    </style:style>
    <style:style style:name="T31_199" style:family="text">
      <style:text-properties fo:font-size="12pt" style:font-size-asian="12pt" style:font-size-complex="12pt"/>
    </style:style>
    <style:style style:name="T31_200" style:family="text">
      <style:text-properties fo:font-size="12pt" style:font-size-asian="12pt" style:font-size-complex="12pt"/>
    </style:style>
    <style:style style:name="T31_201" style:family="text">
      <style:text-properties fo:font-size="12pt" style:font-size-asian="12pt" style:font-size-complex="12pt"/>
    </style:style>
    <style:style style:name="T31_202" style:family="text">
      <style:text-properties fo:font-size="12pt" style:font-size-asian="12pt" style:font-size-complex="12pt"/>
    </style:style>
    <style:style style:name="T31_203" style:family="text">
      <style:text-properties fo:font-size="12pt" style:font-size-asian="12pt" style:font-size-complex="12pt"/>
    </style:style>
    <style:style style:name="T31_204" style:family="text">
      <style:text-properties fo:font-size="12pt" style:font-size-asian="12pt" style:font-size-complex="12pt"/>
    </style:style>
    <style:style style:name="T31_205" style:family="text">
      <style:text-properties fo:font-size="12pt" style:font-size-asian="12pt" style:font-size-complex="12pt"/>
    </style:style>
    <style:style style:name="T31_206" style:family="text">
      <style:text-properties fo:font-size="12pt" style:font-size-asian="12pt" style:font-size-complex="12pt"/>
    </style:style>
    <style:style style:name="T31_207" style:family="text">
      <style:text-properties fo:font-size="12pt" style:font-size-asian="12pt" style:font-size-complex="12pt"/>
    </style:style>
    <style:style style:name="T31_208" style:family="text">
      <style:text-properties fo:font-size="12pt" style:font-size-asian="12pt" style:font-size-complex="12pt"/>
    </style:style>
    <style:style style:name="T31_209" style:family="text">
      <style:text-properties fo:font-size="12pt" style:font-size-asian="12pt" style:font-size-complex="12pt"/>
    </style:style>
    <style:style style:name="T31_210" style:family="text">
      <style:text-properties fo:font-size="12pt" style:font-size-asian="12pt" style:font-size-complex="12pt"/>
    </style:style>
    <style:style style:name="T31_211" style:family="text">
      <style:text-properties fo:font-size="12pt" style:font-size-asian="12pt" style:font-size-complex="12pt"/>
    </style:style>
    <style:style style:name="T31_212" style:family="text">
      <style:text-properties fo:font-size="12pt" style:font-size-asian="12pt" style:font-size-complex="12pt"/>
    </style:style>
    <style:style style:name="T31_213" style:family="text">
      <style:text-properties fo:font-size="12pt" style:font-size-asian="12pt" style:font-size-complex="12pt"/>
    </style:style>
    <style:style style:name="T31_214" style:family="text">
      <style:text-properties fo:font-size="12pt" style:font-size-asian="12pt" style:font-size-complex="12pt"/>
    </style:style>
    <style:style style:name="T31_215" style:family="text">
      <style:text-properties fo:font-size="12pt" style:font-size-asian="12pt" style:font-size-complex="12pt"/>
    </style:style>
    <style:style style:name="T31_216" style:family="text">
      <style:text-properties fo:font-size="12pt" style:font-size-asian="12pt" style:font-size-complex="12pt"/>
    </style:style>
    <style:style style:name="T31_217" style:family="text">
      <style:text-properties fo:font-size="12pt" style:font-size-asian="12pt" style:font-size-complex="12pt"/>
    </style:style>
    <style:style style:name="T31_218" style:family="text">
      <style:text-properties fo:font-size="12pt" style:font-size-asian="12pt" style:font-size-complex="12pt"/>
    </style:style>
    <style:style style:name="T31_219" style:family="text">
      <style:text-properties fo:font-size="12pt" style:font-size-asian="12pt" style:font-size-complex="12pt"/>
    </style:style>
    <style:style style:name="T31_220" style:family="text">
      <style:text-properties fo:font-size="12pt" style:font-size-asian="12pt" style:font-size-complex="12pt"/>
    </style:style>
    <style:style style:name="T31_221" style:family="text">
      <style:text-properties fo:font-size="12pt" style:font-size-asian="12pt" style:font-size-complex="12pt"/>
    </style:style>
    <style:style style:name="T31_222" style:family="text">
      <style:text-properties fo:font-size="12pt" style:font-size-asian="12pt" style:font-size-complex="12pt"/>
    </style:style>
    <style:style style:name="T31_223" style:family="text">
      <style:text-properties fo:font-size="12pt" style:font-size-asian="12pt" style:font-size-complex="12pt"/>
    </style:style>
    <style:style style:name="T31_224" style:family="text">
      <style:text-properties fo:font-size="12pt" style:font-size-asian="12pt" style:font-size-complex="12pt"/>
    </style:style>
    <style:style style:name="T31_225" style:family="text">
      <style:text-properties fo:font-size="12pt" style:font-size-asian="12pt" style:font-size-complex="12pt"/>
    </style:style>
    <style:style style:name="T31_226" style:family="text">
      <style:text-properties fo:font-size="12pt" style:font-size-asian="12pt" style:font-size-complex="12pt"/>
    </style:style>
    <style:style style:name="T31_227" style:family="text">
      <style:text-properties fo:font-size="12pt" style:font-size-asian="12pt" style:font-size-complex="12pt"/>
    </style:style>
    <style:style style:name="T31_228" style:family="text">
      <style:text-properties fo:font-size="12pt" style:font-size-asian="12pt" style:font-size-complex="12pt"/>
    </style:style>
    <style:style style:name="T31_229" style:family="text">
      <style:text-properties fo:font-size="12pt" style:font-size-asian="12pt" style:font-size-complex="12pt"/>
    </style:style>
    <style:style style:name="T31_230" style:family="text">
      <style:text-properties fo:font-size="12pt" style:font-size-asian="12pt" style:font-size-complex="12pt"/>
    </style:style>
    <style:style style:name="T31_231" style:family="text">
      <style:text-properties fo:font-size="12pt" style:font-size-asian="12pt" style:font-size-complex="12pt"/>
    </style:style>
    <style:style style:name="T31_232" style:family="text">
      <style:text-properties fo:font-size="12pt" style:font-size-asian="12pt" style:font-size-complex="12pt"/>
    </style:style>
    <style:style style:name="T31_233" style:family="text">
      <style:text-properties fo:font-size="12pt" style:font-size-asian="12pt" style:font-size-complex="12pt"/>
    </style:style>
    <style:style style:name="T31_234" style:family="text">
      <style:text-properties fo:font-size="12pt" style:font-size-asian="12pt" style:font-size-complex="12pt"/>
    </style:style>
    <style:style style:name="T31_235" style:family="text">
      <style:text-properties fo:font-size="12pt" style:font-size-asian="12pt" style:font-size-complex="12pt"/>
    </style:style>
    <style:style style:name="T31_236" style:family="text">
      <style:text-properties fo:font-size="12pt" style:font-size-asian="12pt" style:font-size-complex="12pt"/>
    </style:style>
    <style:style style:name="T31_237" style:family="text">
      <style:text-properties fo:font-size="12pt" style:font-size-asian="12pt" style:font-size-complex="12pt"/>
    </style:style>
    <style:style style:name="T31_238" style:family="text">
      <style:text-properties fo:font-size="12pt" style:font-size-asian="12pt" style:font-size-complex="12pt"/>
    </style:style>
    <style:style style:name="T31_239" style:family="text">
      <style:text-properties fo:font-size="12pt" style:font-size-asian="12pt" style:font-size-complex="12pt"/>
    </style:style>
    <style:style style:name="T31_240" style:family="text">
      <style:text-properties fo:font-size="12pt" style:font-size-asian="12pt" style:font-size-complex="12pt"/>
    </style:style>
    <style:style style:name="T31_241" style:family="text">
      <style:text-properties fo:font-size="12pt" style:font-size-asian="12pt" style:font-size-complex="12pt"/>
    </style:style>
    <style:style style:name="T31_242" style:family="text">
      <style:text-properties fo:font-size="12pt" style:font-size-asian="12pt" style:font-size-complex="12pt"/>
    </style:style>
    <style:style style:name="T31_243" style:family="text">
      <style:text-properties fo:font-size="12pt" style:font-size-asian="12pt" style:font-size-complex="12pt"/>
    </style:style>
    <style:style style:name="T31_244" style:family="text">
      <style:text-properties fo:font-size="12pt" style:font-size-asian="12pt" style:font-size-complex="12pt"/>
    </style:style>
    <style:style style:name="T31_245" style:family="text">
      <style:text-properties fo:font-size="12pt" style:font-size-asian="12pt" style:font-size-complex="12pt"/>
    </style:style>
    <style:style style:name="T31_246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/>
    </style:style>
    <style:style style:name="T32_2" style:family="text">
      <style:text-properties fo:font-size="12pt" style:font-size-asian="12pt" style:font-size-complex="12pt" fo:font-weight="bold" style:font-weight-asian="bold" style:font-weight-complex="bold"/>
    </style:style>
    <style:style style:name="T32_3" style:family="text">
      <style:text-properties fo:font-size="12pt" style:font-size-asian="12pt" style:font-size-complex="12pt" fo:font-weight="bold" style:font-weight-asian="bold" style:font-weight-complex="bold"/>
    </style:style>
    <style:style style:name="T32_4" style:family="text">
      <style:text-properties fo:font-size="12pt" style:font-size-asian="12pt" style:font-size-complex="12pt" fo:font-weight="bold" style:font-weight-asian="bold" style:font-weight-complex="bold"/>
    </style:style>
    <style:style style:name="T32_5" style:family="text">
      <style:text-properties fo:font-size="12pt" style:font-size-asian="12pt" style:font-size-complex="12pt" fo:font-weight="bold" style:font-weight-asian="bold" style:font-weight-complex="bold"/>
    </style:style>
    <style:style style:name="T32_6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  <style:style style:name="T33_8" style:family="text">
      <style:text-properties fo:font-size="12pt" style:font-size-asian="12pt" style:font-size-complex="12pt"/>
    </style:style>
    <style:style style:name="T33_9" style:family="text">
      <style:text-properties fo:font-size="12pt" style:font-size-asian="12pt" style:font-size-complex="12pt"/>
    </style:style>
    <style:style style:name="T33_10" style:family="text">
      <style:text-properties fo:font-size="12pt" style:font-size-asian="12pt" style:font-size-complex="12pt"/>
    </style:style>
    <style:style style:name="T33_11" style:family="text">
      <style:text-properties fo:font-size="12pt" style:font-size-asian="12pt" style:font-size-complex="12pt"/>
    </style:style>
    <style:style style:name="T33_12" style:family="text">
      <style:text-properties fo:font-size="12pt" style:font-size-asian="12pt" style:font-size-complex="12pt"/>
    </style:style>
    <style:style style:name="T33_13" style:family="text">
      <style:text-properties fo:font-size="12pt" style:font-size-asian="12pt" style:font-size-complex="12pt"/>
    </style:style>
    <style:style style:name="T33_14" style:family="text">
      <style:text-properties fo:font-size="12pt" style:font-size-asian="12pt" style:font-size-complex="12pt"/>
    </style:style>
    <style:style style:name="T33_15" style:family="text">
      <style:text-properties fo:font-size="12pt" style:font-size-asian="12pt" style:font-size-complex="12pt"/>
    </style:style>
    <style:style style:name="T33_16" style:family="text">
      <style:text-properties fo:font-size="12pt" style:font-size-asian="12pt" style:font-size-complex="12pt"/>
    </style:style>
    <style:style style:name="T33_17" style:family="text">
      <style:text-properties fo:font-size="12pt" style:font-size-asian="12pt" style:font-size-complex="12pt"/>
    </style:style>
    <style:style style:name="T33_18" style:family="text">
      <style:text-properties fo:font-size="12pt" style:font-size-asian="12pt" style:font-size-complex="12pt"/>
    </style:style>
    <style:style style:name="T33_19" style:family="text">
      <style:text-properties fo:font-size="12pt" style:font-size-asian="12pt" style:font-size-complex="12pt"/>
    </style:style>
    <style:style style:name="T33_20" style:family="text">
      <style:text-properties fo:font-size="12pt" style:font-size-asian="12pt" style:font-size-complex="12pt"/>
    </style:style>
    <style:style style:name="T33_21" style:family="text">
      <style:text-properties fo:font-size="12pt" style:font-size-asian="12pt" style:font-size-complex="12pt"/>
    </style:style>
    <style:style style:name="T33_22" style:family="text">
      <style:text-properties fo:font-size="12pt" style:font-size-asian="12pt" style:font-size-complex="12pt"/>
    </style:style>
    <style:style style:name="T33_23" style:family="text">
      <style:text-properties fo:font-size="12pt" style:font-size-asian="12pt" style:font-size-complex="12pt"/>
    </style:style>
    <style:style style:name="T33_24" style:family="text">
      <style:text-properties fo:font-size="12pt" style:font-size-asian="12pt" style:font-size-complex="12pt"/>
    </style:style>
    <style:style style:name="T33_25" style:family="text">
      <style:text-properties fo:font-size="12pt" style:font-size-asian="12pt" style:font-size-complex="12pt"/>
    </style:style>
    <style:style style:name="T33_26" style:family="text">
      <style:text-properties fo:font-size="12pt" style:font-size-asian="12pt" style:font-size-complex="12pt"/>
    </style:style>
    <style:style style:name="T33_27" style:family="text">
      <style:text-properties fo:font-size="12pt" style:font-size-asian="12pt" style:font-size-complex="12pt"/>
    </style:style>
    <style:style style:name="T33_28" style:family="text">
      <style:text-properties fo:font-size="12pt" style:font-size-asian="12pt" style:font-size-complex="12pt"/>
    </style:style>
    <style:style style:name="T33_29" style:family="text">
      <style:text-properties fo:font-size="12pt" style:font-size-asian="12pt" style:font-size-complex="12pt"/>
    </style:style>
    <style:style style:name="T33_30" style:family="text">
      <style:text-properties fo:font-size="12pt" style:font-size-asian="12pt" style:font-size-complex="12pt"/>
    </style:style>
    <style:style style:name="T33_31" style:family="text">
      <style:text-properties fo:font-size="12pt" style:font-size-asian="12pt" style:font-size-complex="12pt"/>
    </style:style>
    <style:style style:name="T33_32" style:family="text">
      <style:text-properties fo:font-size="12pt" style:font-size-asian="12pt" style:font-size-complex="12pt"/>
    </style:style>
    <style:style style:name="T33_33" style:family="text">
      <style:text-properties fo:font-size="12pt" style:font-size-asian="12pt" style:font-size-complex="12pt"/>
    </style:style>
    <style:style style:name="T33_34" style:family="text">
      <style:text-properties fo:font-size="12pt" style:font-size-asian="12pt" style:font-size-complex="12pt"/>
    </style:style>
    <style:style style:name="T33_35" style:family="text">
      <style:text-properties fo:font-size="12pt" style:font-size-asian="12pt" style:font-size-complex="12pt"/>
    </style:style>
    <style:style style:name="T33_36" style:family="text">
      <style:text-properties fo:font-size="12pt" style:font-size-asian="12pt" style:font-size-complex="12pt"/>
    </style:style>
    <style:style style:name="T33_37" style:family="text">
      <style:text-properties fo:font-size="12pt" style:font-size-asian="12pt" style:font-size-complex="12pt"/>
    </style:style>
    <style:style style:name="T33_38" style:family="text">
      <style:text-properties fo:font-size="12pt" style:font-size-asian="12pt" style:font-size-complex="12pt"/>
    </style:style>
    <style:style style:name="T33_39" style:family="text">
      <style:text-properties fo:font-size="12pt" style:font-size-asian="12pt" style:font-size-complex="12pt"/>
    </style:style>
    <style:style style:name="T33_40" style:family="text">
      <style:text-properties fo:font-size="12pt" style:font-size-asian="12pt" style:font-size-complex="12pt"/>
    </style:style>
    <style:style style:name="T33_41" style:family="text">
      <style:text-properties fo:font-size="12pt" style:font-size-asian="12pt" style:font-size-complex="12pt"/>
    </style:style>
    <style:style style:name="T33_42" style:family="text">
      <style:text-properties fo:font-size="12pt" style:font-size-asian="12pt" style:font-size-complex="12pt"/>
    </style:style>
    <style:style style:name="T33_43" style:family="text">
      <style:text-properties fo:font-size="12pt" style:font-size-asian="12pt" style:font-size-complex="12pt"/>
    </style:style>
    <style:style style:name="T33_44" style:family="text">
      <style:text-properties fo:font-size="12pt" style:font-size-asian="12pt" style:font-size-complex="12pt"/>
    </style:style>
    <style:style style:name="T33_45" style:family="text">
      <style:text-properties fo:font-size="12pt" style:font-size-asian="12pt" style:font-size-complex="12pt"/>
    </style:style>
    <style:style style:name="T33_46" style:family="text">
      <style:text-properties fo:font-size="12pt" style:font-size-asian="12pt" style:font-size-complex="12pt"/>
    </style:style>
    <style:style style:name="T33_47" style:family="text">
      <style:text-properties fo:font-size="12pt" style:font-size-asian="12pt" style:font-size-complex="12pt"/>
    </style:style>
    <style:style style:name="T33_48" style:family="text">
      <style:text-properties fo:font-size="12pt" style:font-size-asian="12pt" style:font-size-complex="12pt"/>
    </style:style>
    <style:style style:name="T33_49" style:family="text">
      <style:text-properties fo:font-size="12pt" style:font-size-asian="12pt" style:font-size-complex="12pt"/>
    </style:style>
    <style:style style:name="T33_50" style:family="text">
      <style:text-properties fo:font-size="12pt" style:font-size-asian="12pt" style:font-size-complex="12pt"/>
    </style:style>
    <style:style style:name="T33_51" style:family="text">
      <style:text-properties fo:font-size="12pt" style:font-size-asian="12pt" style:font-size-complex="12pt"/>
    </style:style>
    <style:style style:name="T33_52" style:family="text">
      <style:text-properties fo:font-size="12pt" style:font-size-asian="12pt" style:font-size-complex="12pt"/>
    </style:style>
    <style:style style:name="T33_53" style:family="text">
      <style:text-properties fo:font-size="12pt" style:font-size-asian="12pt" style:font-size-complex="12pt"/>
    </style:style>
    <style:style style:name="T33_54" style:family="text">
      <style:text-properties fo:font-size="12pt" style:font-size-asian="12pt" style:font-size-complex="12pt"/>
    </style:style>
    <style:style style:name="T33_55" style:family="text">
      <style:text-properties fo:font-size="12pt" style:font-size-asian="12pt" style:font-size-complex="12pt"/>
    </style:style>
    <style:style style:name="T33_56" style:family="text">
      <style:text-properties fo:font-size="12pt" style:font-size-asian="12pt" style:font-size-complex="12pt"/>
    </style:style>
    <style:style style:name="T33_57" style:family="text">
      <style:text-properties fo:font-size="12pt" style:font-size-asian="12pt" style:font-size-complex="12pt"/>
    </style:style>
    <style:style style:name="T33_58" style:family="text">
      <style:text-properties fo:font-size="12pt" style:font-size-asian="12pt" style:font-size-complex="12pt"/>
    </style:style>
    <style:style style:name="T33_59" style:family="text">
      <style:text-properties fo:font-size="12pt" style:font-size-asian="12pt" style:font-size-complex="12pt"/>
    </style:style>
    <style:style style:name="T33_60" style:family="text">
      <style:text-properties fo:font-size="12pt" style:font-size-asian="12pt" style:font-size-complex="12pt"/>
    </style:style>
    <style:style style:name="T33_61" style:family="text">
      <style:text-properties fo:font-size="12pt" style:font-size-asian="12pt" style:font-size-complex="12pt"/>
    </style:style>
    <style:style style:name="T33_62" style:family="text">
      <style:text-properties fo:font-size="12pt" style:font-size-asian="12pt" style:font-size-complex="12pt"/>
    </style:style>
    <style:style style:name="T33_63" style:family="text">
      <style:text-properties fo:font-size="12pt" style:font-size-asian="12pt" style:font-size-complex="12pt"/>
    </style:style>
    <style:style style:name="T33_64" style:family="text">
      <style:text-properties fo:font-size="12pt" style:font-size-asian="12pt" style:font-size-complex="12pt"/>
    </style:style>
    <style:style style:name="T33_65" style:family="text">
      <style:text-properties fo:font-size="12pt" style:font-size-asian="12pt" style:font-size-complex="12pt"/>
    </style:style>
    <style:style style:name="T33_66" style:family="text">
      <style:text-properties fo:font-size="12pt" style:font-size-asian="12pt" style:font-size-complex="12pt"/>
    </style:style>
    <style:style style:name="T33_67" style:family="text">
      <style:text-properties fo:font-size="12pt" style:font-size-asian="12pt" style:font-size-complex="12pt"/>
    </style:style>
    <style:style style:name="T33_68" style:family="text">
      <style:text-properties fo:font-size="12pt" style:font-size-asian="12pt" style:font-size-complex="12pt"/>
    </style:style>
    <style:style style:name="T33_69" style:family="text">
      <style:text-properties fo:font-size="12pt" style:font-size-asian="12pt" style:font-size-complex="12pt"/>
    </style:style>
    <style:style style:name="T33_70" style:family="text">
      <style:text-properties fo:font-size="12pt" style:font-size-asian="12pt" style:font-size-complex="12pt"/>
    </style:style>
    <style:style style:name="T33_71" style:family="text">
      <style:text-properties fo:font-size="12pt" style:font-size-asian="12pt" style:font-size-complex="12pt"/>
    </style:style>
    <style:style style:name="T33_72" style:family="text">
      <style:text-properties fo:font-size="12pt" style:font-size-asian="12pt" style:font-size-complex="12pt"/>
    </style:style>
    <style:style style:name="T33_73" style:family="text">
      <style:text-properties fo:font-size="12pt" style:font-size-asian="12pt" style:font-size-complex="12pt"/>
    </style:style>
    <style:style style:name="T33_74" style:family="text">
      <style:text-properties fo:font-size="12pt" style:font-size-asian="12pt" style:font-size-complex="12pt"/>
    </style:style>
    <style:style style:name="T33_75" style:family="text">
      <style:text-properties fo:font-size="12pt" style:font-size-asian="12pt" style:font-size-complex="12pt"/>
    </style:style>
    <style:style style:name="T33_76" style:family="text">
      <style:text-properties fo:font-size="12pt" style:font-size-asian="12pt" style:font-size-complex="12pt"/>
    </style:style>
    <style:style style:name="T33_77" style:family="text">
      <style:text-properties fo:font-size="12pt" style:font-size-asian="12pt" style:font-size-complex="12pt"/>
    </style:style>
    <style:style style:name="T33_78" style:family="text">
      <style:text-properties fo:font-size="12pt" style:font-size-asian="12pt" style:font-size-complex="12pt"/>
    </style:style>
    <style:style style:name="T33_79" style:family="text">
      <style:text-properties fo:font-size="12pt" style:font-size-asian="12pt" style:font-size-complex="12pt"/>
    </style:style>
    <style:style style:name="T33_80" style:family="text">
      <style:text-properties fo:font-size="12pt" style:font-size-asian="12pt" style:font-size-complex="12pt"/>
    </style:style>
    <style:style style:name="T33_81" style:family="text">
      <style:text-properties fo:font-size="12pt" style:font-size-asian="12pt" style:font-size-complex="12pt"/>
    </style:style>
    <style:style style:name="T33_82" style:family="text">
      <style:text-properties fo:font-size="12pt" style:font-size-asian="12pt" style:font-size-complex="12pt"/>
    </style:style>
    <style:style style:name="T33_83" style:family="text">
      <style:text-properties fo:font-size="12pt" style:font-size-asian="12pt" style:font-size-complex="12pt"/>
    </style:style>
    <style:style style:name="T33_84" style:family="text">
      <style:text-properties fo:font-size="12pt" style:font-size-asian="12pt" style:font-size-complex="12pt"/>
    </style:style>
    <style:style style:name="T33_85" style:family="text">
      <style:text-properties fo:font-size="12pt" style:font-size-asian="12pt" style:font-size-complex="12pt"/>
    </style:style>
    <style:style style:name="T33_86" style:family="text">
      <style:text-properties fo:font-size="12pt" style:font-size-asian="12pt" style:font-size-complex="12pt"/>
    </style:style>
    <style:style style:name="T33_87" style:family="text">
      <style:text-properties fo:font-size="12pt" style:font-size-asian="12pt" style:font-size-complex="12pt"/>
    </style:style>
    <style:style style:name="T33_88" style:family="text">
      <style:text-properties fo:font-size="12pt" style:font-size-asian="12pt" style:font-size-complex="12pt"/>
    </style:style>
    <style:style style:name="T33_89" style:family="text">
      <style:text-properties fo:font-size="12pt" style:font-size-asian="12pt" style:font-size-complex="12pt"/>
    </style:style>
    <style:style style:name="T33_90" style:family="text">
      <style:text-properties fo:font-size="12pt" style:font-size-asian="12pt" style:font-size-complex="12pt"/>
    </style:style>
    <style:style style:name="T33_91" style:family="text">
      <style:text-properties fo:font-size="12pt" style:font-size-asian="12pt" style:font-size-complex="12pt"/>
    </style:style>
    <style:style style:name="T33_92" style:family="text">
      <style:text-properties fo:font-size="12pt" style:font-size-asian="12pt" style:font-size-complex="12pt"/>
    </style:style>
    <style:style style:name="T33_93" style:family="text">
      <style:text-properties fo:font-size="12pt" style:font-size-asian="12pt" style:font-size-complex="12pt"/>
    </style:style>
    <style:style style:name="T33_94" style:family="text">
      <style:text-properties fo:font-size="12pt" style:font-size-asian="12pt" style:font-size-complex="12pt"/>
    </style:style>
    <style:style style:name="T33_95" style:family="text">
      <style:text-properties fo:font-size="12pt" style:font-size-asian="12pt" style:font-size-complex="12pt"/>
    </style:style>
    <style:style style:name="T33_96" style:family="text">
      <style:text-properties fo:font-size="12pt" style:font-size-asian="12pt" style:font-size-complex="12pt"/>
    </style:style>
    <style:style style:name="T33_97" style:family="text">
      <style:text-properties fo:font-size="12pt" style:font-size-asian="12pt" style:font-size-complex="12pt"/>
    </style:style>
    <style:style style:name="T33_98" style:family="text">
      <style:text-properties fo:font-size="12pt" style:font-size-asian="12pt" style:font-size-complex="12pt"/>
    </style:style>
    <style:style style:name="T33_99" style:family="text">
      <style:text-properties fo:font-size="12pt" style:font-size-asian="12pt" style:font-size-complex="12pt"/>
    </style:style>
    <style:style style:name="T33_100" style:family="text">
      <style:text-properties fo:font-size="12pt" style:font-size-asian="12pt" style:font-size-complex="12pt"/>
    </style:style>
    <style:style style:name="T33_101" style:family="text">
      <style:text-properties fo:font-size="12pt" style:font-size-asian="12pt" style:font-size-complex="12pt"/>
    </style:style>
    <style:style style:name="T33_102" style:family="text">
      <style:text-properties fo:font-size="12pt" style:font-size-asian="12pt" style:font-size-complex="12pt"/>
    </style:style>
    <style:style style:name="T33_103" style:family="text">
      <style:text-properties fo:font-size="12pt" style:font-size-asian="12pt" style:font-size-complex="12pt"/>
    </style:style>
    <style:style style:name="T33_104" style:family="text">
      <style:text-properties fo:font-size="12pt" style:font-size-asian="12pt" style:font-size-complex="12pt"/>
    </style:style>
    <style:style style:name="T33_105" style:family="text">
      <style:text-properties fo:font-size="12pt" style:font-size-asian="12pt" style:font-size-complex="12pt"/>
    </style:style>
    <style:style style:name="T33_106" style:family="text">
      <style:text-properties fo:font-size="12pt" style:font-size-asian="12pt" style:font-size-complex="12pt"/>
    </style:style>
    <style:style style:name="T33_107" style:family="text">
      <style:text-properties fo:font-size="12pt" style:font-size-asian="12pt" style:font-size-complex="12pt"/>
    </style:style>
    <style:style style:name="T33_108" style:family="text">
      <style:text-properties fo:font-size="12pt" style:font-size-asian="12pt" style:font-size-complex="12pt"/>
    </style:style>
    <style:style style:name="T33_109" style:family="text">
      <style:text-properties fo:font-size="12pt" style:font-size-asian="12pt" style:font-size-complex="12pt"/>
    </style:style>
    <style:style style:name="T33_110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text-indent="0cm" fo:line-height="150%" fo:margin-top="0cm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T35_3" style:family="text">
      <style:text-properties fo:font-size="12pt" style:font-size-asian="12pt" style:font-size-complex="12pt"/>
    </style:style>
    <style:style style:name="T35_4" style:family="text">
      <style:text-properties fo:font-size="12pt" style:font-size-asian="12pt" style:font-size-complex="12pt"/>
    </style:style>
    <style:style style:name="T35_5" style:family="text">
      <style:text-properties fo:font-size="12pt" style:font-size-asian="12pt" style:font-size-complex="12pt"/>
    </style:style>
    <style:style style:name="T35_6" style:family="text">
      <style:text-properties fo:font-size="12pt" style:font-size-asian="12pt" style:font-size-complex="12pt"/>
    </style:style>
    <style:style style:name="T35_7" style:family="text">
      <style:text-properties fo:font-size="12pt" style:font-size-asian="12pt" style:font-size-complex="12pt"/>
    </style:style>
    <style:style style:name="T35_8" style:family="text">
      <style:text-properties fo:font-size="12pt" style:font-size-asian="12pt" style:font-size-complex="12pt"/>
    </style:style>
    <style:style style:name="T35_9" style:family="text">
      <style:text-properties fo:font-size="12pt" style:font-size-asian="12pt" style:font-size-complex="12pt"/>
    </style:style>
    <style:style style:name="T35_10" style:family="text">
      <style:text-properties fo:font-size="12pt" style:font-size-asian="12pt" style:font-size-complex="12pt"/>
    </style:style>
    <style:style style:name="T35_11" style:family="text">
      <style:text-properties fo:font-size="12pt" style:font-size-asian="12pt" style:font-size-complex="12pt"/>
    </style:style>
    <style:style style:name="T35_12" style:family="text">
      <style:text-properties fo:font-size="12pt" style:font-size-asian="12pt" style:font-size-complex="12pt"/>
    </style:style>
    <style:style style:name="T35_13" style:family="text">
      <style:text-properties fo:font-size="12pt" style:font-size-asian="12pt" style:font-size-complex="12pt"/>
    </style:style>
    <style:style style:name="T35_14" style:family="text">
      <style:text-properties fo:font-size="12pt" style:font-size-asian="12pt" style:font-size-complex="12pt"/>
    </style:style>
    <style:style style:name="T35_15" style:family="text">
      <style:text-properties fo:font-size="12pt" style:font-size-asian="12pt" style:font-size-complex="12pt"/>
    </style:style>
    <style:style style:name="T35_16" style:family="text">
      <style:text-properties fo:font-size="12pt" style:font-size-asian="12pt" style:font-size-complex="12pt"/>
    </style:style>
    <style:style style:name="T35_17" style:family="text">
      <style:text-properties fo:font-size="12pt" style:font-size-asian="12pt" style:font-size-complex="12pt"/>
    </style:style>
    <style:style style:name="T35_18" style:family="text">
      <style:text-properties fo:font-size="12pt" style:font-size-asian="12pt" style:font-size-complex="12pt"/>
    </style:style>
    <style:style style:name="T35_19" style:family="text">
      <style:text-properties fo:font-size="12pt" style:font-size-asian="12pt" style:font-size-complex="12pt"/>
    </style:style>
    <style:style style:name="T35_20" style:family="text">
      <style:text-properties fo:font-size="12pt" style:font-size-asian="12pt" style:font-size-complex="12pt"/>
    </style:style>
    <style:style style:name="T35_21" style:family="text">
      <style:text-properties fo:font-size="12pt" style:font-size-asian="12pt" style:font-size-complex="12pt"/>
    </style:style>
    <style:style style:name="T35_22" style:family="text">
      <style:text-properties fo:font-size="12pt" style:font-size-asian="12pt" style:font-size-complex="12pt"/>
    </style:style>
    <style:style style:name="T35_23" style:family="text">
      <style:text-properties fo:font-size="12pt" style:font-size-asian="12pt" style:font-size-complex="12pt"/>
    </style:style>
    <style:style style:name="T35_24" style:family="text">
      <style:text-properties fo:font-size="12pt" style:font-size-asian="12pt" style:font-size-complex="12pt"/>
    </style:style>
    <style:style style:name="T35_25" style:family="text">
      <style:text-properties fo:font-size="12pt" style:font-size-asian="12pt" style:font-size-complex="12pt"/>
    </style:style>
    <style:style style:name="T35_26" style:family="text">
      <style:text-properties fo:font-size="12pt" style:font-size-asian="12pt" style:font-size-complex="12pt"/>
    </style:style>
    <style:style style:name="T35_27" style:family="text">
      <style:text-properties fo:font-size="12pt" style:font-size-asian="12pt" style:font-size-complex="12pt"/>
    </style:style>
    <style:style style:name="T35_28" style:family="text">
      <style:text-properties fo:font-size="12pt" style:font-size-asian="12pt" style:font-size-complex="12pt"/>
    </style:style>
    <style:style style:name="T35_29" style:family="text">
      <style:text-properties fo:font-size="12pt" style:font-size-asian="12pt" style:font-size-complex="12pt"/>
    </style:style>
    <style:style style:name="T35_30" style:family="text">
      <style:text-properties fo:font-size="12pt" style:font-size-asian="12pt" style:font-size-complex="12pt"/>
    </style:style>
    <style:style style:name="T35_31" style:family="text">
      <style:text-properties fo:font-size="12pt" style:font-size-asian="12pt" style:font-size-complex="12pt"/>
    </style:style>
    <style:style style:name="T35_32" style:family="text">
      <style:text-properties fo:font-size="12pt" style:font-size-asian="12pt" style:font-size-complex="12pt"/>
    </style:style>
    <style:style style:name="T35_33" style:family="text">
      <style:text-properties fo:font-size="12pt" style:font-size-asian="12pt" style:font-size-complex="12pt"/>
    </style:style>
    <style:style style:name="T35_34" style:family="text">
      <style:text-properties fo:font-size="12pt" style:font-size-asian="12pt" style:font-size-complex="12pt"/>
    </style:style>
    <style:style style:name="T35_35" style:family="text">
      <style:text-properties fo:font-size="12pt" style:font-size-asian="12pt" style:font-size-complex="12pt"/>
    </style:style>
    <style:style style:name="T35_36" style:family="text">
      <style:text-properties fo:font-size="12pt" style:font-size-asian="12pt" style:font-size-complex="12pt"/>
    </style:style>
    <style:style style:name="T35_37" style:family="text">
      <style:text-properties fo:font-size="12pt" style:font-size-asian="12pt" style:font-size-complex="12pt"/>
    </style:style>
    <style:style style:name="T35_38" style:family="text">
      <style:text-properties fo:font-size="12pt" style:font-size-asian="12pt" style:font-size-complex="12pt"/>
    </style:style>
    <style:style style:name="T35_39" style:family="text">
      <style:text-properties fo:font-size="12pt" style:font-size-asian="12pt" style:font-size-complex="12pt"/>
    </style:style>
    <style:style style:name="T35_40" style:family="text">
      <style:text-properties fo:font-size="12pt" style:font-size-asian="12pt" style:font-size-complex="12pt"/>
    </style:style>
    <style:style style:name="T35_41" style:family="text">
      <style:text-properties fo:font-size="12pt" style:font-size-asian="12pt" style:font-size-complex="12pt"/>
    </style:style>
    <style:style style:name="T35_42" style:family="text">
      <style:text-properties fo:font-size="12pt" style:font-size-asian="12pt" style:font-size-complex="12pt"/>
    </style:style>
    <style:style style:name="T35_43" style:family="text">
      <style:text-properties fo:font-size="12pt" style:font-size-asian="12pt" style:font-size-complex="12pt"/>
    </style:style>
    <style:style style:name="T35_44" style:family="text">
      <style:text-properties fo:font-size="12pt" style:font-size-asian="12pt" style:font-size-complex="12pt"/>
    </style:style>
    <style:style style:name="T35_45" style:family="text">
      <style:text-properties fo:font-size="12pt" style:font-size-asian="12pt" style:font-size-complex="12pt"/>
    </style:style>
    <style:style style:name="T35_46" style:family="text">
      <style:text-properties fo:font-size="12pt" style:font-size-asian="12pt" style:font-size-complex="12pt"/>
    </style:style>
    <style:style style:name="T35_47" style:family="text">
      <style:text-properties fo:font-size="12pt" style:font-size-asian="12pt" style:font-size-complex="12pt"/>
    </style:style>
    <style:style style:name="T35_48" style:family="text">
      <style:text-properties fo:font-size="12pt" style:font-size-asian="12pt" style:font-size-complex="12pt"/>
    </style:style>
    <style:style style:name="T35_49" style:family="text">
      <style:text-properties fo:font-size="12pt" style:font-size-asian="12pt" style:font-size-complex="12pt"/>
    </style:style>
    <style:style style:name="T35_50" style:family="text">
      <style:text-properties fo:font-size="12pt" style:font-size-asian="12pt" style:font-size-complex="12pt"/>
    </style:style>
    <style:style style:name="T35_51" style:family="text">
      <style:text-properties fo:font-size="12pt" style:font-size-asian="12pt" style:font-size-complex="12pt"/>
    </style:style>
    <style:style style:name="T35_5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Minutes</text:span><text:span text:style-name="T1_2"><text:s/></text:span><text:span text:style-name="T1_3">of</text:span><text:span text:style-name="T1_4"><text:s/></text:span><text:span text:style-name="T1_5">the</text:span><text:span text:style-name="T1_6"><text:s/>19<text:s/></text:span><text:span text:style-name="T1_7">June</text:span><text:span text:style-name="T1_8"><text:s/>2013</text:span><text:span text:style-name="T1_9"><text:s/></text:span><text:span text:style-name="T1_10">Meeting</text:span><text:span text:style-name="T1_11"><text:s/></text:span><text:span text:style-name="T1_12">of</text:span><text:span text:style-name="T1_13"><text:s/></text:span><text:span text:style-name="T1_14">the</text:span><text:span text:style-name="T1_15"><text:s/></text:span><text:span text:style-name="T1_16">Board</text:span><text:span text:style-name="T1_17"><text:s/></text:span><text:span text:style-name="T1_18">of</text:span><text:span text:style-name="T1_19"><text:s/></text:span><text:span text:style-name="T1_20">Directors</text:span><text:span text:style-name="T1_21"><text:s/></text:span></text:p>
      <text:p text:style-name="P2"><text:span text:style-name="T2_1">of</text:span></text:p>
      <text:p text:style-name="P3"><text:span text:style-name="T3_1">indysci</text:span><text:span text:style-name="T3_2"><text:s/></text:span><text:span text:style-name="T3_3">dot</text:span><text:span text:style-name="T3_4"><text:s/></text:span><text:span text:style-name="T3_5">org</text:span></text:p>
      <text:p text:style-name="P4"/>
      <text:p text:style-name="P5"><text:span text:style-name="T5_1">The</text:span><text:span text:style-name="T5_2"><text:s/></text:span><text:span text:style-name="T5_3">board</text:span><text:span text:style-name="T5_4"><text:s/></text:span><text:span text:style-name="T5_5">of</text:span><text:span text:style-name="T5_6"><text:s/></text:span><text:span text:style-name="T5_7">directors</text:span><text:span text:style-name="T5_8"><text:s/></text:span><text:span text:style-name="T5_9">of</text:span><text:span text:style-name="T5_10"><text:s/></text:span><text:span text:style-name="T5_11">indysci</text:span><text:span text:style-name="T5_12"><text:s/></text:span><text:span text:style-name="T5_13">dot</text:span><text:span text:style-name="T5_14"><text:s/></text:span><text:span text:style-name="T5_15">org</text:span><text:span text:style-name="T5_16"><text:s/></text:span><text:span text:style-name="T5_17">held</text:span><text:span text:style-name="T5_18"><text:s/></text:span><text:span text:style-name="T5_19">a</text:span><text:span text:style-name="T5_20"><text:s/></text:span><text:span text:style-name="T5_21">meeting</text:span><text:span text:style-name="T5_22"><text:s/></text:span><text:span text:style-name="T5_23">on</text:span><text:span text:style-name="T5_24"><text:s/></text:span><text:span text:style-name="T5_25">20<text:s/></text:span><text:span text:style-name="T5_26">February</text:span><text:span text:style-name="T5_27">,<text:s/>20</text:span><text:span text:style-name="T5_28">13</text:span><text:span text:style-name="T5_29">,<text:s/></text:span><text:span text:style-name="T5_30">at</text:span><text:span text:style-name="T5_31"><text:s/>6:00<text:s/></text:span><text:span text:style-name="T5_32">pm</text:span><text:span text:style-name="T5_33">.</text:span></text:p>
      <text:p text:style-name="P6"><text:span text:style-name="T6_1">The</text:span><text:span text:style-name="T6_2"><text:s/></text:span><text:span text:style-name="T6_3">following</text:span><text:span text:style-name="T6_4"><text:s/></text:span><text:span text:style-name="T6_5">directors</text:span><text:span text:style-name="T6_6">,<text:s/></text:span><text:span text:style-name="T6_7">constituting</text:span><text:span text:style-name="T6_8"><text:s/></text:span><text:span text:style-name="T6_9">a</text:span><text:span text:style-name="T6_10"><text:s/></text:span><text:span text:style-name="T6_11">quorum</text:span><text:span text:style-name="T6_12"><text:s/>(</text:span><text:span text:style-name="T6_13">3</text:span><text:span text:style-name="T6_14">/</text:span><text:span text:style-name="T6_15">5</text:span><text:span text:style-name="T6_16">)<text:s/></text:span><text:span text:style-name="T6_17">of</text:span><text:span text:style-name="T6_18"><text:s/></text:span><text:span text:style-name="T6_19">the</text:span><text:span text:style-name="T6_20"><text:s/></text:span><text:span text:style-name="T6_21">full</text:span><text:span text:style-name="T6_22"><text:s/></text:span><text:span text:style-name="T6_23">board</text:span><text:span text:style-name="T6_24">,<text:s/></text:span><text:span text:style-name="T6_25">were</text:span><text:span text:style-name="T6_26"><text:s/></text:span><text:span text:style-name="T6_27">present</text:span><text:span text:style-name="T6_28"><text:s/></text:span><text:span text:style-name="T6_29">at</text:span><text:span text:style-name="T6_30"><text:s/></text:span><text:span text:style-name="T6_31">the</text:span><text:span text:style-name="T6_32"><text:s/></text:span><text:span text:style-name="T6_33">meeting</text:span><text:span text:style-name="T6_34">:</text:span></text:p>
      <text:p text:style-name="P7"><text:span text:style-name="T7_1">Isaac</text:span><text:span text:style-name="T7_2"><text:s/></text:span><text:span text:style-name="T7_3">Yonemoto</text:span></text:p>
      <text:p text:style-name="P8"><text:span text:style-name="T8_1">Evan</text:span><text:span text:style-name="T8_2"><text:s/></text:span><text:span text:style-name="T8_3">Lorenz</text:span></text:p>
      <text:p text:style-name="P9"><text:span text:style-name="T9_1">Stephen</text:span><text:span text:style-name="T9_2"><text:s/></text:span><text:span text:style-name="T9_3">Ridley</text:span></text:p>
      <text:p text:style-name="P10"><text:span text:style-name="T10_1">Abhikesh</text:span><text:span text:style-name="T10_2"><text:s/></text:span><text:span text:style-name="T10_3">Nag</text:span></text:p>
      <text:p text:style-name="P11"/>
      <text:p text:style-name="P12"><text:span text:style-name="T12_1">The</text:span><text:span text:style-name="T12_2"><text:s/></text:span><text:span text:style-name="T12_3">following</text:span><text:span text:style-name="T12_4"><text:s/></text:span><text:span text:style-name="T12_5">directors</text:span><text:span text:style-name="T12_6"><text:s/></text:span><text:span text:style-name="T12_7">were</text:span><text:span text:style-name="T12_8"><text:s/></text:span><text:span text:style-name="T12_9">absent</text:span><text:span text:style-name="T12_10">:</text:span></text:p>
      <text:p text:style-name="P13"><text:span text:style-name="T13_1">Jonathan</text:span><text:span text:style-name="T13_2"><text:s/></text:span><text:span text:style-name="T13_3">Bydlak</text:span></text:p>
      <text:p text:style-name="P14"/>
      <text:p text:style-name="P15"><text:span text:style-name="T15_1">Isaac</text:span><text:span text:style-name="T15_2"><text:s/></text:span><text:span text:style-name="T15_3">Yonemoto</text:span><text:span text:style-name="T15_4"><text:s/></text:span><text:span text:style-name="T15_5">presided</text:span><text:span text:style-name="T15_6"><text:s/></text:span><text:span text:style-name="T15_7">over</text:span><text:span text:style-name="T15_8"><text:s/></text:span><text:span text:style-name="T15_9">the</text:span><text:span text:style-name="T15_10"><text:s/></text:span><text:span text:style-name="T15_11">meeting</text:span><text:span text:style-name="T15_12">.</text:span></text:p>
      <text:p text:style-name="P16"/>
      <text:p text:style-name="P17"><text:span text:style-name="T17_1">Approval</text:span><text:span text:style-name="T17_2"><text:s/></text:span><text:span text:style-name="T17_3">of</text:span><text:span text:style-name="T17_4"><text:s/></text:span><text:span text:style-name="T17_5">Previous</text:span><text:span text:style-name="T17_6"><text:s/></text:span><text:span text:style-name="T17_7">Minutes</text:span></text:p>
      <text:p text:style-name="P18"><text:span text:style-name="T18_1">By</text:span><text:span text:style-name="T18_2"><text:s/>3-0<text:s/></text:span><text:span text:style-name="T18_3">resolution</text:span><text:span text:style-name="T18_4"><text:s/>(</text:span><text:span text:style-name="T18_5">one</text:span><text:span text:style-name="T18_6"><text:s/></text:span><text:span text:style-name="T18_7">abstention</text:span><text:span text:style-name="T18_8">,<text:s/></text:span><text:span text:style-name="T18_9">Director</text:span><text:span text:style-name="T18_10"><text:s/></text:span><text:span text:style-name="T18_11">Stephen</text:span><text:span text:style-name="T18_12"><text:s/></text:span><text:span text:style-name="T18_13">Ridley</text:span><text:span text:style-name="T18_14">),<text:s/></text:span><text:span text:style-name="T18_15">the</text:span><text:span text:style-name="T18_16"><text:s/></text:span><text:span text:style-name="T18_17">minutes</text:span><text:span text:style-name="T18_18"><text:s/></text:span><text:span text:style-name="T18_19">of</text:span><text:span text:style-name="T18_20"><text:s/></text:span><text:span text:style-name="T18_21">the</text:span><text:span text:style-name="T18_22"><text:s/></text:span><text:span text:style-name="T18_23">previous</text:span><text:span text:style-name="T18_24"><text:s/></text:span><text:span text:style-name="T18_25">meeting</text:span><text:span text:style-name="T18_26"><text:s/>(10<text:s/></text:span><text:span text:style-name="T18_27">April</text:span><text:span text:style-name="T18_28"><text:s/>2013)<text:s/></text:span><text:span text:style-name="T18_29">were</text:span><text:span text:style-name="T18_30"><text:s/></text:span><text:span text:style-name="T18_31">APPROVED</text:span><text:span text:style-name="T18_32">.</text:span></text:p>
      <text:p text:style-name="P19"/>
      <text:p text:style-name="P20"><text:span text:style-name="T20_1">Report</text:span><text:span text:style-name="T20_2"><text:s/></text:span><text:span text:style-name="T20_3">on</text:span><text:span text:style-name="T20_4"><text:s/>1023<text:s/></text:span><text:span text:style-name="T20_5">Filing</text:span><text:span text:style-name="T20_6"><text:s/></text:span><text:span text:style-name="T20_7">with</text:span><text:span text:style-name="T20_8"><text:s/></text:span><text:span text:style-name="T20_9">IS</text:span></text:p>
      <text:p text:style-name="P21"><text:span text:style-name="T21_1">There</text:span><text:span text:style-name="T21_2"><text:s/></text:span><text:span text:style-name="T21_3">was</text:span><text:span text:style-name="T21_4"><text:s/></text:span><text:span text:style-name="T21_5">then</text:span><text:span text:style-name="T21_6"><text:s/></text:span><text:span text:style-name="T21_7">a</text:span><text:span text:style-name="T21_8"><text:s/></text:span><text:span text:style-name="T21_9">report</text:span><text:span text:style-name="T21_10"><text:s/></text:span><text:span text:style-name="T21_11">on</text:span><text:span text:style-name="T21_12"><text:s/></text:span><text:span text:style-name="T21_13">the</text:span><text:span text:style-name="T21_14"><text:s/></text:span><text:span text:style-name="T21_15">filing</text:span><text:span text:style-name="T21_16"><text:s/></text:span><text:span text:style-name="T21_17">of</text:span><text:span text:style-name="T21_18"><text:s/>1023<text:s/></text:span><text:span text:style-name="T21_19">forms</text:span><text:span text:style-name="T21_20"><text:s/></text:span><text:span text:style-name="T21_21">with</text:span><text:span text:style-name="T21_22"><text:s/></text:span><text:span text:style-name="T21_23">the</text:span><text:span text:style-name="T21_24"><text:s/></text:span><text:span text:style-name="T21_25">Internal</text:span><text:span text:style-name="T21_26"><text:s/></text:span><text:span text:style-name="T21_27">Revenue</text:span><text:span text:style-name="T21_28"><text:s/></text:span><text:span text:style-name="T21_29">Service</text:span><text:span text:style-name="T21_30"><text:s/></text:span><text:span text:style-name="T21_31">to</text:span><text:span text:style-name="T21_32"><text:s/></text:span><text:span text:style-name="T21_33">obtain</text:span><text:span text:style-name="T21_34"><text:s/>501(</text:span><text:span text:style-name="T21_35">c</text:span><text:span text:style-name="T21_36">)(3)<text:s/></text:span><text:span text:style-name="T21_37">status</text:span><text:span text:style-name="T21_38">.<text:s text:c="2"/></text:span><text:span text:style-name="T21_39">The</text:span><text:span text:style-name="T21_40"><text:s/></text:span><text:span text:style-name="T21_41">IRS</text:span><text:span text:style-name="T21_42"><text:s/></text:span><text:span text:style-name="T21_43">has</text:span><text:span text:style-name="T21_44"><text:s/></text:span><text:span text:style-name="T21_45">recieved</text:span><text:span text:style-name="T21_46"><text:s/></text:span><text:span text:style-name="T21_47">the</text:span><text:span text:style-name="T21_48"><text:s/></text:span><text:span text:style-name="T21_49">documents</text:span><text:span text:style-name="T21_50">,<text:s/></text:span><text:span text:style-name="T21_51">as</text:span><text:span text:style-name="T21_52"><text:s/></text:span><text:span text:style-name="T21_53">evidenced</text:span><text:span text:style-name="T21_54"><text:s/></text:span><text:span text:style-name="T21_55">by</text:span><text:span text:style-name="T21_56"><text:s/></text:span><text:span text:style-name="T21_57">their</text:span><text:span text:style-name="T21_58"><text:s/></text:span><text:span text:style-name="T21_59">cashing</text:span><text:span text:style-name="T21_60"><text:s/></text:span><text:span text:style-name="T21_61">of</text:span><text:span text:style-name="T21_62"><text:s/></text:span><text:span text:style-name="T21_63">the</text:span><text:span text:style-name="T21_64"><text:s/></text:span><text:span text:style-name="T21_65">filing</text:span><text:span text:style-name="T21_66"><text:s/></text:span><text:span text:style-name="T21_67">fee</text:span><text:span text:style-name="T21_68"><text:s/></text:span><text:span text:style-name="T21_69">check</text:span><text:span text:style-name="T21_70">,<text:s/></text:span><text:span text:style-name="T21_71">and</text:span><text:span text:style-name="T21_72"><text:s/></text:span><text:span text:style-name="T21_73">is</text:span><text:span text:style-name="T21_74"><text:s/></text:span><text:span text:style-name="T21_75">expected</text:span><text:span text:style-name="T21_76"><text:s/></text:span><text:span text:style-name="T21_77">to</text:span><text:span text:style-name="T21_78"><text:s/></text:span><text:span text:style-name="T21_79">respond</text:span><text:span text:style-name="T21_80"><text:s/></text:span><text:span text:style-name="T21_81">in</text:span><text:span text:style-name="T21_82"><text:s/></text:span><text:span text:style-name="T21_83">the</text:span><text:span text:style-name="T21_84"><text:s/>6<text:s/></text:span><text:span text:style-name="T21_85">month</text:span><text:span text:style-name="T21_86"><text:s/></text:span><text:span text:style-name="T21_87">timeframe</text:span><text:span text:style-name="T21_88">.<text:s text:c="2"/></text:span><text:span text:style-name="T21_89">This</text:span><text:span text:style-name="T21_90"><text:s/></text:span><text:span text:style-name="T21_91">provides</text:span><text:span text:style-name="T21_92"><text:s/></text:span><text:span text:style-name="T21_93">sufficient</text:span><text:span text:style-name="T21_94"><text:s/></text:span><text:span text:style-name="T21_95">time</text:span><text:span text:style-name="T21_96"><text:s/></text:span><text:span text:style-name="T21_97">to</text:span><text:span text:style-name="T21_98"><text:s/></text:span><text:span text:style-name="T21_99">complete</text:span><text:span text:style-name="T21_100"><text:s/></text:span><text:span text:style-name="T21_101">necessary</text:span><text:span text:style-name="T21_102"><text:s/></text:span><text:span text:style-name="T21_103">forms</text:span><text:span text:style-name="T21_104"><text:s/></text:span><text:span text:style-name="T21_105">and</text:span><text:span text:style-name="T21_106"><text:s/></text:span><text:span text:style-name="T21_107">filings</text:span><text:span text:style-name="T21_108"><text:s/></text:span><text:span text:style-name="T21_109">prior</text:span><text:span text:style-name="T21_110"><text:s/></text:span><text:span text:style-name="T21_111">to</text:span><text:span text:style-name="T21_112"><text:s/></text:span><text:span text:style-name="T21_113">fundraising</text:span><text:span text:style-name="T21_114">.</text:span></text:p>
      <text:p text:style-name="P22"/>
      <text:p text:style-name="P23"/>
      <text:p text:style-name="P24"><text:span text:style-name="T24_1">Discussion</text:span><text:span text:style-name="T24_2"><text:s/></text:span><text:span text:style-name="T24_3">on</text:span><text:span text:style-name="T24_4"><text:s/></text:span><text:span text:style-name="T24_5">Bank</text:span><text:span text:style-name="T24_6"><text:s/></text:span><text:span text:style-name="T24_7">Accounts</text:span></text:p>
      <text:p text:style-name="P25"><text:span text:style-name="T25_1">There</text:span><text:span text:style-name="T25_2"><text:s/></text:span><text:span text:style-name="T25_3">was</text:span><text:span text:style-name="T25_4"><text:s/></text:span><text:span text:style-name="T25_5">then</text:span><text:span text:style-name="T25_6"><text:s/></text:span><text:span text:style-name="T25_7">further</text:span><text:span text:style-name="T25_8"><text:s/></text:span><text:span text:style-name="T25_9">discussion</text:span><text:span text:style-name="T25_10"><text:s/></text:span><text:span text:style-name="T25_11">on</text:span><text:span text:style-name="T25_12"><text:s/></text:span><text:span text:style-name="T25_13">the</text:span><text:span text:style-name="T25_14"><text:s/></text:span><text:span text:style-name="T25_15">Banking</text:span><text:span text:style-name="T25_16"><text:s/></text:span><text:span text:style-name="T25_17">institution</text:span><text:span text:style-name="T25_18"><text:s/></text:span><text:span text:style-name="T25_19">where</text:span><text:span text:style-name="T25_20"><text:s/></text:span><text:span text:style-name="T25_21">indysci</text:span><text:span text:style-name="T25_22"><text:s/></text:span><text:span text:style-name="T25_23">dot</text:span><text:span text:style-name="T25_24"><text:s/></text:span><text:span text:style-name="T25_25">org</text:span><text:span text:style-name="T25_26"><text:s/></text:span><text:span text:style-name="T25_27">will</text:span><text:span text:style-name="T25_28"><text:s/></text:span><text:span text:style-name="T25_29">deposit</text:span><text:span text:style-name="T25_30"><text:s/></text:span><text:span text:style-name="T25_31">funds</text:span><text:span text:style-name="T25_32"><text:s/></text:span><text:span text:style-name="T25_33">and</text:span><text:span text:style-name="T25_34"><text:s/></text:span><text:span text:style-name="T25_35">create</text:span><text:span text:style-name="T25_36"><text:s/></text:span><text:span text:style-name="T25_37">a</text:span><text:span text:style-name="T25_38"><text:s/></text:span><text:span text:style-name="T25_39">corporate</text:span><text:span text:style-name="T25_40"><text:s/></text:span><text:span text:style-name="T25_41">account</text:span><text:span text:style-name="T25_42">.<text:s text:c="2"/></text:span><text:span text:style-name="T25_43">Regents</text:span><text:span text:style-name="T25_44"><text:s/></text:span><text:span text:style-name="T25_45">Bank</text:span><text:span text:style-name="T25_46">,<text:s/></text:span><text:span text:style-name="T25_47">which</text:span><text:span text:style-name="T25_48"><text:s/></text:span><text:span text:style-name="T25_49">was</text:span><text:span text:style-name="T25_50"><text:s/></text:span><text:span text:style-name="T25_51">considered</text:span><text:span text:style-name="T25_52"><text:s/></text:span><text:span text:style-name="T25_53">earlier</text:span><text:span text:style-name="T25_54">,<text:s/></text:span><text:span text:style-name="T25_55">has</text:span><text:span text:style-name="T25_56"><text:s/></text:span><text:span text:style-name="T25_57">a</text:span><text:span text:style-name="T25_58"><text:s/></text:span><text:span text:style-name="T25_59">special</text:span><text:span text:style-name="T25_60"><text:s/></text:span><text:span text:style-name="T25_61">non</text:span><text:span text:style-name="T25_62">-</text:span><text:span text:style-name="T25_63">profit</text:span><text:span text:style-name="T25_64"><text:s/></text:span><text:span text:style-name="T25_65">deal</text:span><text:span text:style-name="T25_66"><text:s/></text:span><text:span text:style-name="T25_67">where</text:span><text:span text:style-name="T25_68"><text:s/></text:span><text:span text:style-name="T25_69">all</text:span><text:span text:style-name="T25_70"><text:s/></text:span><text:span text:style-name="T25_71">fees</text:span><text:span text:style-name="T25_72"><text:s/></text:span><text:span text:style-name="T25_73">are</text:span><text:span text:style-name="T25_74"><text:s/></text:span><text:span text:style-name="T25_75">waived</text:span><text:span text:style-name="T25_76">,<text:s/></text:span><text:span text:style-name="T25_77">but</text:span><text:span text:style-name="T25_78"><text:s/></text:span><text:span text:style-name="T25_79">there</text:span><text:span text:style-name="T25_80"><text:s/></text:span><text:span text:style-name="T25_81">is</text:span><text:span text:style-name="T25_82"><text:s/></text:span><text:span text:style-name="T25_83">no</text:span><text:span text:style-name="T25_84"><text:s/></text:span><text:span text:style-name="T25_85">interest</text:span><text:span text:style-name="T25_86"><text:s/></text:span><text:span text:style-name="T25_87">on</text:span><text:span text:style-name="T25_88"><text:s/></text:span><text:span text:style-name="T25_89">the</text:span><text:span text:style-name="T25_90"><text:s/></text:span><text:span text:style-name="T25_91">balance</text:span><text:span text:style-name="T25_92">.<text:s text:c="2"/></text:span><text:span text:style-name="T25_93">San</text:span><text:span text:style-name="T25_94"><text:s/></text:span><text:span text:style-name="T25_95">Diego</text:span><text:span text:style-name="T25_96"><text:s/></text:span><text:span text:style-name="T25_97">County</text:span><text:span text:style-name="T25_98"><text:s/></text:span><text:span text:style-name="T25_99">Credit</text:span><text:span text:style-name="T25_100"><text:s/></text:span><text:span text:style-name="T25_101">union</text:span><text:span text:style-name="T25_102"><text:s/></text:span><text:span text:style-name="T25_103">has</text:span><text:span text:style-name="T25_104"><text:s/></text:span><text:span text:style-name="T25_105">no</text:span><text:span text:style-name="T25_106"><text:s/></text:span><text:span text:style-name="T25_107">special</text:span><text:span text:style-name="T25_108"><text:s/></text:span><text:span text:style-name="T25_109">non</text:span><text:span text:style-name="T25_110">-</text:span><text:span text:style-name="T25_111">profit</text:span><text:span text:style-name="T25_112"><text:s/></text:span><text:span text:style-name="T25_113">deal</text:span><text:span text:style-name="T25_114"><text:s/></text:span><text:span text:style-name="T25_115">but</text:span><text:span text:style-name="T25_116"><text:s/></text:span><text:span text:style-name="T25_117">does</text:span><text:span text:style-name="T25_118"><text:s/></text:span><text:span text:style-name="T25_119">have</text:span><text:span text:style-name="T25_120"><text:s/></text:span><text:span text:style-name="T25_121">a</text:span><text:span text:style-name="T25_122"><text:s/></text:span><text:span text:style-name="T25_123">small</text:span><text:span text:style-name="T25_124"><text:s/></text:span><text:span text:style-name="T25_125">business</text:span><text:span text:style-name="T25_126"><text:s/></text:span><text:span text:style-name="T25_127">account</text:span><text:span text:style-name="T25_128"><text:s/></text:span><text:span text:style-name="T25_129">and</text:span><text:span text:style-name="T25_130"><text:s/></text:span><text:span text:style-name="T25_131">pays</text:span><text:span text:style-name="T25_132"><text:s/></text:span><text:span text:style-name="T25_133">interest</text:span><text:span text:style-name="T25_134"><text:s/></text:span><text:span text:style-name="T25_135">on</text:span><text:span text:style-name="T25_136"><text:s/></text:span><text:span text:style-name="T25_137">reserves</text:span><text:span text:style-name="T25_138">.<text:s text:c="2"/></text:span><text:span text:style-name="T25_139">Director</text:span><text:span text:style-name="T25_140"><text:s/></text:span><text:span text:style-name="T25_141">Evan</text:span><text:span text:style-name="T25_142"><text:s/></text:span><text:span text:style-name="T25_143">Lorenz</text:span><text:span text:style-name="T25_144"><text:s/></text:span><text:span text:style-name="T25_145">commented</text:span><text:span text:style-name="T25_146"><text:s/></text:span><text:span text:style-name="T25_147">that</text:span><text:span text:style-name="T25_148"><text:s/></text:span><text:span text:style-name="T25_149">the</text:span><text:span text:style-name="T25_150"><text:s/></text:span><text:span text:style-name="T25_151">interest</text:span><text:span text:style-name="T25_152"><text:s/></text:span><text:span text:style-name="T25_153">will</text:span><text:span text:style-name="T25_154"><text:s/></text:span><text:span text:style-name="T25_155">be</text:span><text:span text:style-name="T25_156"><text:s/>10<text:s/></text:span><text:span text:style-name="T25_157">basis</text:span><text:span text:style-name="T25_158"><text:s/></text:span><text:span text:style-name="T25_159">points</text:span><text:span text:style-name="T25_160"><text:s/></text:span><text:span text:style-name="T25_161">and</text:span><text:span text:style-name="T25_162"><text:s/></text:span><text:span text:style-name="T25_163">not</text:span><text:span text:style-name="T25_164"><text:s/></text:span><text:span text:style-name="T25_165">worth</text:span><text:span text:style-name="T25_166"><text:s/></text:span><text:span text:style-name="T25_167">paying</text:span><text:span text:style-name="T25_168"><text:s/></text:span><text:span text:style-name="T25_169">the</text:span><text:span text:style-name="T25_170"><text:s/></text:span><text:span text:style-name="T25_171">monthly</text:span><text:span text:style-name="T25_172"><text:s/></text:span><text:span text:style-name="T25_173">fees</text:span><text:span text:style-name="T25_174">,<text:s/></text:span><text:span text:style-name="T25_175">further</text:span><text:span text:style-name="T25_176"><text:s/></text:span><text:span text:style-name="T25_177">commenting</text:span><text:span text:style-name="T25_178"><text:s/></text:span><text:span text:style-name="T25_179">that</text:span><text:span text:style-name="T25_180"><text:s/></text:span><text:span text:style-name="T25_181">the</text:span><text:span text:style-name="T25_182"><text:s/></text:span><text:span text:style-name="T25_183">Federal</text:span><text:span text:style-name="T25_184"><text:s/></text:span><text:span text:style-name="T25_185">Reserve</text:span><text:span text:style-name="T25_186"><text:s/></text:span><text:span text:style-name="T25_187">had</text:span><text:span text:style-name="T25_188"><text:s/></text:span><text:span text:style-name="T25_189">committed</text:span><text:span text:style-name="T25_190"><text:s/></text:span><text:span text:style-name="T25_191">to</text:span><text:span text:style-name="T25_192"><text:s/></text:span><text:span text:style-name="T25_193">not</text:span><text:span text:style-name="T25_194"><text:s/></text:span><text:span text:style-name="T25_195">raising</text:span><text:span text:style-name="T25_196"><text:s/></text:span><text:span text:style-name="T25_197">interest</text:span><text:span text:style-name="T25_198"><text:s/></text:span><text:span text:style-name="T25_199">for</text:span><text:span text:style-name="T25_200"><text:s/></text:span><text:span text:style-name="T25_201">another</text:span><text:span text:style-name="T25_202"><text:s/></text:span><text:span text:style-name="T25_203">year</text:span><text:span text:style-name="T25_204">.<text:s text:c="2"/></text:span><text:span text:style-name="T25_205">The</text:span><text:span text:style-name="T25_206"><text:s/></text:span><text:span text:style-name="T25_207">recommendation</text:span><text:span text:style-name="T25_208"><text:s/></text:span><text:span text:style-name="T25_209">then</text:span><text:span text:style-name="T25_210"><text:s/></text:span><text:span text:style-name="T25_211">was</text:span><text:span text:style-name="T25_212"><text:s/></text:span><text:span text:style-name="T25_213">to</text:span><text:span text:style-name="T25_214"><text:s/></text:span><text:span text:style-name="T25_215">proceed</text:span><text:span text:style-name="T25_216"><text:s/></text:span><text:span text:style-name="T25_217">by</text:span><text:span text:style-name="T25_218"><text:s/></text:span><text:span text:style-name="T25_219">banking</text:span><text:span text:style-name="T25_220"><text:s/></text:span><text:span text:style-name="T25_221">with</text:span><text:span text:style-name="T25_222"><text:s/></text:span><text:span text:style-name="T25_223">Regents</text:span><text:span text:style-name="T25_224"><text:s/></text:span><text:span text:style-name="T25_225">bank</text:span><text:span text:style-name="T25_226">.<text:s text:c="2"/></text:span><text:span text:style-name="T25_227">A</text:span><text:span text:style-name="T25_228"><text:s/></text:span><text:span text:style-name="T25_229">motion</text:span><text:span text:style-name="T25_230"><text:s/></text:span><text:span text:style-name="T25_231">to</text:span><text:span text:style-name="T25_232"><text:s/></text:span><text:span text:style-name="T25_233">authorize</text:span><text:span text:style-name="T25_234"><text:s/></text:span><text:span text:style-name="T25_235">Isaac</text:span><text:span text:style-name="T25_236"><text:s/></text:span><text:span text:style-name="T25_237">Yonemoto</text:span><text:span text:style-name="T25_238"><text:s/></text:span><text:span text:style-name="T25_239">to</text:span><text:span text:style-name="T25_240"><text:s/></text:span><text:span text:style-name="T25_241">open</text:span><text:span text:style-name="T25_242"><text:s/></text:span><text:span text:style-name="T25_243">a</text:span><text:span text:style-name="T25_244"><text:s/></text:span><text:span text:style-name="T25_245">banking</text:span><text:span text:style-name="T25_246"><text:s/></text:span><text:span text:style-name="T25_247">account</text:span><text:span text:style-name="T25_248"><text:s/></text:span><text:span text:style-name="T25_249">with</text:span><text:span text:style-name="T25_250"><text:s/></text:span><text:span text:style-name="T25_251">Regents</text:span><text:span text:style-name="T25_252"><text:s/></text:span><text:span text:style-name="T25_253">Bank</text:span><text:span text:style-name="T25_254"><text:s/></text:span><text:span text:style-name="T25_255">was</text:span><text:span text:style-name="T25_256"><text:s/></text:span><text:span text:style-name="T25_257">presented</text:span><text:span text:style-name="T25_258"><text:s/></text:span><text:span text:style-name="T25_259">and</text:span><text:span text:style-name="T25_260"><text:s/></text:span><text:span text:style-name="T25_261">seconded</text:span><text:span text:style-name="T25_262">,<text:s/></text:span><text:span text:style-name="T25_263">and</text:span><text:span text:style-name="T25_264"><text:s/></text:span><text:span text:style-name="T25_265">this</text:span><text:span text:style-name="T25_266"><text:s/></text:span><text:span text:style-name="T25_267">motion</text:span><text:span text:style-name="T25_268"><text:s/></text:span><text:span text:style-name="T25_269">PASSED</text:span><text:span text:style-name="T25_270"><text:s/></text:span><text:span text:style-name="T25_271">unanimously</text:span><text:span text:style-name="T25_272">.</text:span></text:p>
      <text:p text:style-name="P26"/>
      <text:p text:style-name="P27"><text:span text:style-name="T27_1">California</text:span><text:span text:style-name="T27_2"><text:s/></text:span><text:span text:style-name="T27_3">Attorney</text:span><text:span text:style-name="T27_4"><text:s/></text:span><text:span text:style-name="T27_5">General</text:span><text:span text:style-name="T27_6"><text:s/></text:span><text:span text:style-name="T27_7">CT</text:span><text:span text:style-name="T27_8">1</text:span><text:span text:style-name="T27_9">A</text:span><text:span text:style-name="T27_10"><text:s/></text:span><text:span text:style-name="T27_11">forms</text:span></text:p>
      <text:p text:style-name="P28"><text:span text:style-name="T28_1">Discussion</text:span><text:span text:style-name="T28_2"><text:s/></text:span><text:span text:style-name="T28_3">then</text:span><text:span text:style-name="T28_4"><text:s/></text:span><text:span text:style-name="T28_5">ensued</text:span><text:span text:style-name="T28_6"><text:s/></text:span><text:span text:style-name="T28_7">over</text:span><text:span text:style-name="T28_8"><text:s/></text:span><text:span text:style-name="T28_9">the</text:span><text:span text:style-name="T28_10"><text:s/></text:span><text:span text:style-name="T28_11">California</text:span><text:span text:style-name="T28_12"><text:s/></text:span><text:span text:style-name="T28_13">Attorney</text:span><text:span text:style-name="T28_14"><text:s/></text:span><text:span text:style-name="T28_15">General</text:span><text:span text:style-name="T28_16">’</text:span><text:span text:style-name="T28_17">s</text:span><text:span text:style-name="T28_18"><text:s/></text:span><text:span text:style-name="T28_19">CT</text:span><text:span text:style-name="T28_20">1</text:span><text:span text:style-name="T28_21">A</text:span><text:span text:style-name="T28_22"><text:s/></text:span><text:span text:style-name="T28_23">form</text:span><text:span text:style-name="T28_24">,<text:s/></text:span><text:span text:style-name="T28_25">which</text:span><text:span text:style-name="T28_26"><text:s/></text:span><text:span text:style-name="T28_27">is</text:span><text:span text:style-name="T28_28"><text:s/></text:span><text:span text:style-name="T28_29">required</text:span><text:span text:style-name="T28_30"><text:s/></text:span><text:span text:style-name="T28_31">for</text:span><text:span text:style-name="T28_32"><text:s/></text:span><text:span text:style-name="T28_33">all</text:span><text:span text:style-name="T28_34"><text:s/></text:span><text:span text:style-name="T28_35">charitable</text:span><text:span text:style-name="T28_36"><text:s/></text:span><text:span text:style-name="T28_37">organizations</text:span><text:span text:style-name="T28_38"><text:s/></text:span><text:span text:style-name="T28_39">to</text:span><text:span text:style-name="T28_40"><text:s/></text:span><text:span text:style-name="T28_41">file</text:span><text:span text:style-name="T28_42"><text:s/></text:span><text:span text:style-name="T28_43">within</text:span><text:span text:style-name="T28_44"><text:s/>90<text:s/></text:span><text:span text:style-name="T28_45">days</text:span><text:span text:style-name="T28_46"><text:s/></text:span><text:span text:style-name="T28_47">of</text:span><text:span text:style-name="T28_48"><text:s/></text:span><text:span text:style-name="T28_49">the</text:span><text:span text:style-name="T28_50"><text:s/></text:span><text:span text:style-name="T28_51">beginning</text:span><text:span text:style-name="T28_52"><text:s/></text:span><text:span text:style-name="T28_53">of</text:span><text:span text:style-name="T28_54"><text:s/></text:span><text:span text:style-name="T28_55">fundraising</text:span><text:span text:style-name="T28_56">.<text:s text:c="2"/></text:span><text:span text:style-name="T28_57">Abhikesh</text:span><text:span text:style-name="T28_58"><text:s/></text:span><text:span text:style-name="T28_59">Nag</text:span><text:span text:style-name="T28_60"><text:s/></text:span><text:span text:style-name="T28_61">and</text:span><text:span text:style-name="T28_62"><text:s/></text:span><text:span text:style-name="T28_63">Evan</text:span><text:span text:style-name="T28_64"><text:s/></text:span><text:span text:style-name="T28_65">Lorenz</text:span><text:span text:style-name="T28_66">,<text:s/></text:span><text:span text:style-name="T28_67">volunteered</text:span><text:span text:style-name="T28_68"><text:s/></text:span><text:span text:style-name="T28_69">to</text:span><text:span text:style-name="T28_70"><text:s/></text:span><text:span text:style-name="T28_71">join</text:span><text:span text:style-name="T28_72"><text:s/></text:span><text:span text:style-name="T28_73">a</text:span><text:span text:style-name="T28_74"><text:s/></text:span><text:span text:style-name="T28_75">committee</text:span><text:span text:style-name="T28_76"><text:s/></text:span><text:span text:style-name="T28_77">to</text:span><text:span text:style-name="T28_78"><text:s/></text:span><text:span text:style-name="T28_79">look</text:span><text:span text:style-name="T28_80"><text:s/></text:span><text:span text:style-name="T28_81">over</text:span><text:span text:style-name="T28_82"><text:s/></text:span><text:span text:style-name="T28_83">this</text:span><text:span text:style-name="T28_84"><text:s/></text:span><text:span text:style-name="T28_85">form</text:span><text:span text:style-name="T28_86"><text:s/></text:span><text:span text:style-name="T28_87">prior</text:span><text:span text:style-name="T28_88"><text:s/></text:span><text:span text:style-name="T28_89">to</text:span><text:span text:style-name="T28_90"><text:s/></text:span><text:span text:style-name="T28_91">submission</text:span><text:span text:style-name="T28_92">.<text:s text:c="2"/></text:span><text:span text:style-name="T28_93">A</text:span><text:span text:style-name="T28_94"><text:s/></text:span><text:span text:style-name="T28_95">motion</text:span><text:span text:style-name="T28_96"><text:s/></text:span><text:span text:style-name="T28_97">to</text:span><text:span text:style-name="T28_98"><text:s/></text:span><text:span text:style-name="T28_99">authorize</text:span><text:span text:style-name="T28_100"><text:s/></text:span><text:span text:style-name="T28_101">this</text:span><text:span text:style-name="T28_102"><text:s/></text:span><text:span text:style-name="T28_103">committee</text:span><text:span text:style-name="T28_104"><text:s/></text:span><text:span text:style-name="T28_105">to</text:span><text:span text:style-name="T28_106"><text:s/></text:span><text:span text:style-name="T28_107">submit</text:span><text:span text:style-name="T28_108"><text:s/></text:span><text:span text:style-name="T28_109">this</text:span><text:span text:style-name="T28_110"><text:s/></text:span><text:span text:style-name="T28_111">form</text:span><text:span text:style-name="T28_112"><text:s/></text:span><text:span text:style-name="T28_113">without</text:span><text:span text:style-name="T28_114"><text:s/></text:span><text:span text:style-name="T28_115">further</text:span><text:span text:style-name="T28_116"><text:s/></text:span><text:span text:style-name="T28_117">approval</text:span><text:span text:style-name="T28_118"><text:s/></text:span><text:span text:style-name="T28_119">of</text:span><text:span text:style-name="T28_120"><text:s/></text:span><text:span text:style-name="T28_121">the</text:span><text:span text:style-name="T28_122"><text:s/></text:span><text:span text:style-name="T28_123">board</text:span><text:span text:style-name="T28_124"><text:s/></text:span><text:span text:style-name="T28_125">was</text:span><text:span text:style-name="T28_126"><text:s/></text:span><text:span text:style-name="T28_127">presented</text:span><text:span text:style-name="T28_128"><text:s/></text:span><text:span text:style-name="T28_129">and</text:span><text:span text:style-name="T28_130"><text:s/></text:span><text:span text:style-name="T28_131">seconded</text:span><text:span text:style-name="T28_132">,<text:s/></text:span><text:span text:style-name="T28_133">and</text:span><text:span text:style-name="T28_134"><text:s/></text:span><text:span text:style-name="T28_135">this</text:span><text:span text:style-name="T28_136"><text:s/></text:span><text:span text:style-name="T28_137">motion</text:span><text:span text:style-name="T28_138"><text:s/></text:span><text:span text:style-name="T28_139">PASSED</text:span><text:span text:style-name="T28_140"><text:s/></text:span><text:span text:style-name="T28_141">unanimously</text:span><text:span text:style-name="T28_142">.</text:span></text:p>
      <text:p text:style-name="P29"/>
      <text:p text:style-name="P30"><text:span text:style-name="T30_1">Conflict</text:span><text:span text:style-name="T30_2"><text:s/></text:span><text:span text:style-name="T30_3">of</text:span><text:span text:style-name="T30_4"><text:s/></text:span><text:span text:style-name="T30_5">Interest</text:span><text:span text:style-name="T30_6"><text:s/></text:span><text:span text:style-name="T30_7">Forms</text:span></text:p>
      <text:p text:style-name="P31"><text:span text:style-name="T31_1">Discussion</text:span><text:span text:style-name="T31_2"><text:s/></text:span><text:span text:style-name="T31_3">then</text:span><text:span text:style-name="T31_4"><text:s/></text:span><text:span text:style-name="T31_5">ensued</text:span><text:span text:style-name="T31_6"><text:s/></text:span><text:span text:style-name="T31_7">over</text:span><text:span text:style-name="T31_8"><text:s/></text:span><text:span text:style-name="T31_9">the</text:span><text:span text:style-name="T31_10"><text:s/></text:span><text:span text:style-name="T31_11">conflict</text:span><text:span text:style-name="T31_12"><text:s/></text:span><text:span text:style-name="T31_13">of</text:span><text:span text:style-name="T31_14"><text:s/></text:span><text:span text:style-name="T31_15">interest</text:span><text:span text:style-name="T31_16"><text:s/></text:span><text:span text:style-name="T31_17">forms</text:span><text:span text:style-name="T31_18">,<text:s/></text:span><text:span text:style-name="T31_19">which</text:span><text:span text:style-name="T31_20"><text:s/></text:span><text:span text:style-name="T31_21">is</text:span><text:span text:style-name="T31_22"><text:s/></text:span><text:span text:style-name="T31_23">required</text:span><text:span text:style-name="T31_24"><text:s/></text:span><text:span text:style-name="T31_25">within</text:span><text:span text:style-name="T31_26"><text:s/>1<text:s/></text:span><text:span text:style-name="T31_27">year</text:span><text:span text:style-name="T31_28"><text:s/></text:span><text:span text:style-name="T31_29">of</text:span><text:span text:style-name="T31_30"><text:s/></text:span><text:span text:style-name="T31_31">founding</text:span><text:span text:style-name="T31_32"><text:s/></text:span><text:span text:style-name="T31_33">and</text:span><text:span text:style-name="T31_34"><text:s/></text:span><text:span text:style-name="T31_35">annually</text:span><text:span text:style-name="T31_36"><text:s/></text:span><text:span text:style-name="T31_37">thereafter</text:span><text:span text:style-name="T31_38">.<text:s text:c="2"/></text:span><text:span text:style-name="T31_39">There</text:span><text:span text:style-name="T31_40"><text:s/></text:span><text:span text:style-name="T31_41">still</text:span><text:span text:style-name="T31_42"><text:s/></text:span><text:span text:style-name="T31_43">remains</text:span><text:span text:style-name="T31_44"><text:s/></text:span><text:span text:style-name="T31_45">some</text:span><text:span text:style-name="T31_46"><text:s/></text:span><text:span text:style-name="T31_47">time</text:span><text:span text:style-name="T31_48"><text:s/></text:span><text:span text:style-name="T31_49">to</text:span><text:span text:style-name="T31_50"><text:s/></text:span><text:span text:style-name="T31_51">complete</text:span><text:span text:style-name="T31_52"><text:s/></text:span><text:span text:style-name="T31_53">this</text:span><text:span text:style-name="T31_54"><text:s/></text:span><text:span text:style-name="T31_55">requirement</text:span><text:span text:style-name="T31_56">.<text:s text:c="2"/></text:span><text:span text:style-name="T31_57">Two</text:span><text:span text:style-name="T31_58"><text:s/></text:span><text:span text:style-name="T31_59">options</text:span><text:span text:style-name="T31_60"><text:s/></text:span><text:span text:style-name="T31_61">were</text:span><text:span text:style-name="T31_62"><text:s/></text:span><text:span text:style-name="T31_63">presented</text:span><text:span text:style-name="T31_64"><text:s/>-<text:s/></text:span><text:span text:style-name="T31_65">to</text:span><text:span text:style-name="T31_66"><text:s/></text:span><text:span text:style-name="T31_67">table</text:span><text:span text:style-name="T31_68"><text:s/></text:span><text:span text:style-name="T31_69">the</text:span><text:span text:style-name="T31_70"><text:s/></text:span><text:span text:style-name="T31_71">discussion</text:span><text:span text:style-name="T31_72"><text:s/></text:span><text:span text:style-name="T31_73">till</text:span><text:span text:style-name="T31_74"><text:s/></text:span><text:span text:style-name="T31_75">the</text:span><text:span text:style-name="T31_76"><text:s/></text:span><text:span text:style-name="T31_77">next</text:span><text:span text:style-name="T31_78"><text:s/></text:span><text:span text:style-name="T31_79">meeting</text:span><text:span text:style-name="T31_80"><text:s/></text:span><text:span text:style-name="T31_81">to</text:span><text:span text:style-name="T31_82"><text:s/></text:span><text:span text:style-name="T31_83">complete</text:span><text:span text:style-name="T31_84"><text:s/></text:span><text:span text:style-name="T31_85">a</text:span><text:span text:style-name="T31_86"><text:s/></text:span><text:span text:style-name="T31_87">fully</text:span><text:span text:style-name="T31_88"><text:s/></text:span><text:span text:style-name="T31_89">outlined</text:span><text:span text:style-name="T31_90"><text:s/></text:span><text:span text:style-name="T31_91">conflict</text:span><text:span text:style-name="T31_92"><text:s/></text:span><text:span text:style-name="T31_93">of</text:span><text:span text:style-name="T31_94"><text:s/></text:span><text:span text:style-name="T31_95">interest</text:span><text:span text:style-name="T31_96"><text:s/></text:span><text:span text:style-name="T31_97">policy</text:span><text:span text:style-name="T31_98">,<text:s/></text:span><text:span text:style-name="T31_99">or</text:span><text:span text:style-name="T31_100"><text:s/></text:span><text:span text:style-name="T31_101">to</text:span><text:span text:style-name="T31_102"><text:s/></text:span><text:span text:style-name="T31_103">go</text:span><text:span text:style-name="T31_104"><text:s/></text:span><text:span text:style-name="T31_105">ahead</text:span><text:span text:style-name="T31_106"><text:s/></text:span><text:span text:style-name="T31_107">and</text:span><text:span text:style-name="T31_108"><text:s/></text:span><text:span text:style-name="T31_109">sign</text:span><text:span text:style-name="T31_110"><text:s/></text:span><text:span text:style-name="T31_111">the</text:span><text:span text:style-name="T31_112"><text:s/></text:span><text:span text:style-name="T31_113">forms</text:span><text:span text:style-name="T31_114">,<text:s/></text:span><text:span text:style-name="T31_115">which</text:span><text:span text:style-name="T31_116"><text:s/></text:span><text:span text:style-name="T31_117">will</text:span><text:span text:style-name="T31_118"><text:s/></text:span><text:span text:style-name="T31_119">satisfy</text:span><text:span text:style-name="T31_120"><text:s/></text:span><text:span text:style-name="T31_121">the</text:span><text:span text:style-name="T31_122"><text:s/></text:span><text:span text:style-name="T31_123">policy</text:span><text:span text:style-name="T31_124">.<text:s text:c="2"/></text:span><text:span text:style-name="T31_125">The</text:span><text:span text:style-name="T31_126"><text:s/></text:span><text:span text:style-name="T31_127">board</text:span><text:span text:style-name="T31_128"><text:s/></text:span><text:span text:style-name="T31_129">decided</text:span><text:span text:style-name="T31_130"><text:s/></text:span><text:span text:style-name="T31_131">to</text:span><text:span text:style-name="T31_132"><text:s/></text:span><text:span text:style-name="T31_133">sign</text:span><text:span text:style-name="T31_134"><text:s/></text:span><text:span text:style-name="T31_135">conflict</text:span><text:span text:style-name="T31_136"><text:s/></text:span><text:span text:style-name="T31_137">of</text:span><text:span text:style-name="T31_138"><text:s/></text:span><text:span text:style-name="T31_139">interest</text:span><text:span text:style-name="T31_140"><text:s/></text:span><text:span text:style-name="T31_141">forms</text:span><text:span text:style-name="T31_142">;<text:s/></text:span><text:span text:style-name="T31_143">Isaac</text:span><text:span text:style-name="T31_144"><text:s/></text:span><text:span text:style-name="T31_145">Yonemoto</text:span><text:span text:style-name="T31_146"><text:s/></text:span><text:span text:style-name="T31_147">circulated</text:span><text:span text:style-name="T31_148"><text:s/></text:span><text:span text:style-name="T31_149">a</text:span><text:span text:style-name="T31_150"><text:s/></text:span><text:span text:style-name="T31_151">conflict</text:span><text:span text:style-name="T31_152"><text:s/></text:span><text:span text:style-name="T31_153">of</text:span><text:span text:style-name="T31_154"><text:s/></text:span><text:span text:style-name="T31_155">interest</text:span><text:span text:style-name="T31_156"><text:s/></text:span><text:span text:style-name="T31_157">form</text:span><text:span text:style-name="T31_158"><text:s/></text:span><text:span text:style-name="T31_159">that</text:span><text:span text:style-name="T31_160"><text:s/></text:span><text:span text:style-name="T31_161">had</text:span><text:span text:style-name="T31_162"><text:s/></text:span><text:span text:style-name="T31_163">been</text:span><text:span text:style-name="T31_164"><text:s/></text:span><text:span text:style-name="T31_165">drafted</text:span><text:span text:style-name="T31_166">.<text:s text:c="2"/></text:span><text:span text:style-name="T31_167">It</text:span><text:span text:style-name="T31_168"><text:s/></text:span><text:span text:style-name="T31_169">was</text:span><text:span text:style-name="T31_170"><text:s/></text:span><text:span text:style-name="T31_171">then</text:span><text:span text:style-name="T31_172"><text:s/></text:span><text:span text:style-name="T31_173">moved</text:span><text:span text:style-name="T31_174"><text:s/></text:span><text:span text:style-name="T31_175">to</text:span><text:span text:style-name="T31_176"><text:s/></text:span><text:span text:style-name="T31_177">approve</text:span><text:span text:style-name="T31_178"><text:s/></text:span><text:span text:style-name="T31_179">this</text:span><text:span text:style-name="T31_180"><text:s/></text:span><text:span text:style-name="T31_181">form</text:span><text:span text:style-name="T31_182">,<text:s/></text:span><text:span text:style-name="T31_183">and</text:span><text:span text:style-name="T31_184"><text:s/></text:span><text:span text:style-name="T31_185">have</text:span><text:span text:style-name="T31_186"><text:s/></text:span><text:span text:style-name="T31_187">the</text:span><text:span text:style-name="T31_188"><text:s/></text:span><text:span text:style-name="T31_189">board</text:span><text:span text:style-name="T31_190"><text:s/></text:span><text:span text:style-name="T31_191">member</text:span><text:span text:style-name="T31_192"><text:s/></text:span><text:span text:style-name="T31_193">mail</text:span><text:span text:style-name="T31_194"><text:s/></text:span><text:span text:style-name="T31_195">back</text:span><text:span text:style-name="T31_196"><text:s/></text:span><text:span text:style-name="T31_197">or</text:span><text:span text:style-name="T31_198"><text:s/></text:span><text:span text:style-name="T31_199">electronically</text:span><text:span text:style-name="T31_200"><text:s/></text:span><text:span text:style-name="T31_201">transmit</text:span><text:span text:style-name="T31_202"><text:s/></text:span><text:span text:style-name="T31_203">the</text:span><text:span text:style-name="T31_204"><text:s/></text:span><text:span text:style-name="T31_205">signed</text:span><text:span text:style-name="T31_206"><text:s/></text:span><text:span text:style-name="T31_207">version</text:span><text:span text:style-name="T31_208"><text:s/></text:span><text:span text:style-name="T31_209">of</text:span><text:span text:style-name="T31_210"><text:s/></text:span><text:span text:style-name="T31_211">the</text:span><text:span text:style-name="T31_212"><text:s/></text:span><text:span text:style-name="T31_213">form</text:span><text:span text:style-name="T31_214">.<text:s text:c="2"/></text:span><text:span text:style-name="T31_215">These</text:span><text:span text:style-name="T31_216"><text:s/></text:span><text:span text:style-name="T31_217">signed</text:span><text:span text:style-name="T31_218"><text:s/></text:span><text:span text:style-name="T31_219">forms</text:span><text:span text:style-name="T31_220"><text:s/></text:span><text:span text:style-name="T31_221">will</text:span><text:span text:style-name="T31_222"><text:s/></text:span><text:span text:style-name="T31_223">be</text:span><text:span text:style-name="T31_224"><text:s/></text:span><text:span text:style-name="T31_225">uploaded</text:span><text:span text:style-name="T31_226"><text:s/></text:span><text:span text:style-name="T31_227">to</text:span><text:span text:style-name="T31_228"><text:s/></text:span><text:span text:style-name="T31_229">the</text:span><text:span text:style-name="T31_230"><text:s/></text:span><text:span text:style-name="T31_231">website</text:span><text:span text:style-name="T31_232">.<text:s text:c="2"/></text:span><text:span text:style-name="T31_233">This</text:span><text:span text:style-name="T31_234"><text:s/></text:span><text:span text:style-name="T31_235">motion</text:span><text:span text:style-name="T31_236"><text:s/></text:span><text:span text:style-name="T31_237">was</text:span><text:span text:style-name="T31_238"><text:s/></text:span><text:span text:style-name="T31_239">seconded</text:span><text:span text:style-name="T31_240"><text:s/></text:span><text:span text:style-name="T31_241">and</text:span><text:span text:style-name="T31_242"><text:s/></text:span><text:span text:style-name="T31_243">PASSED</text:span><text:span text:style-name="T31_244"><text:s/></text:span><text:span text:style-name="T31_245">unanimously</text:span><text:span text:style-name="T31_246">.</text:span></text:p>
      <text:p text:style-name="P32"><text:span text:style-name="T32_1"><text:line-break/></text:span><text:span text:style-name="T32_2">Github</text:span><text:span text:style-name="T32_3"><text:s/></text:span><text:span text:style-name="T32_4">Secondary</text:span><text:span text:style-name="T32_5"><text:s/></text:span><text:span text:style-name="T32_6">Repository</text:span></text:p>
      <text:p text:style-name="P33"><text:span text:style-name="T33_1">Stephen</text:span><text:span text:style-name="T33_2"><text:s/></text:span><text:span text:style-name="T33_3">Ridley</text:span><text:span text:style-name="T33_4"><text:s/></text:span><text:span text:style-name="T33_5">announced</text:span><text:span text:style-name="T33_6"><text:s/></text:span><text:span text:style-name="T33_7">the</text:span><text:span text:style-name="T33_8"><text:s/></text:span><text:span text:style-name="T33_9">creation</text:span><text:span text:style-name="T33_10"><text:s/></text:span><text:span text:style-name="T33_11">of</text:span><text:span text:style-name="T33_12"><text:s/></text:span><text:span text:style-name="T33_13">a</text:span><text:span text:style-name="T33_14"><text:s/></text:span><text:span text:style-name="T33_15">github</text:span><text:span text:style-name="T33_16"><text:s/></text:span><text:span text:style-name="T33_17">repository</text:span><text:span text:style-name="T33_18"><text:s/></text:span><text:span text:style-name="T33_19">for</text:span><text:span text:style-name="T33_20"><text:s/></text:span><text:span text:style-name="T33_21">the</text:span><text:span text:style-name="T33_22"><text:s/></text:span><text:span text:style-name="T33_23">documents</text:span><text:span text:style-name="T33_24"><text:s/></text:span><text:span text:style-name="T33_25">of</text:span><text:span text:style-name="T33_26"><text:s/></text:span><text:span text:style-name="T33_27">indysci</text:span><text:span text:style-name="T33_28"><text:s/></text:span><text:span text:style-name="T33_29">dot</text:span><text:span text:style-name="T33_30"><text:s/></text:span><text:span text:style-name="T33_31">org</text:span><text:span text:style-name="T33_32">.<text:s text:c="2"/></text:span><text:span text:style-name="T33_33">This</text:span><text:span text:style-name="T33_34"><text:s/></text:span><text:span text:style-name="T33_35">repository</text:span><text:span text:style-name="T33_36"><text:s/></text:span><text:span text:style-name="T33_37">will</text:span><text:span text:style-name="T33_38"><text:s/></text:span><text:span text:style-name="T33_39">serve</text:span><text:span text:style-name="T33_40"><text:s/></text:span><text:span text:style-name="T33_41">as</text:span><text:span text:style-name="T33_42"><text:s/></text:span><text:span text:style-name="T33_43">a</text:span><text:span text:style-name="T33_44"><text:s/></text:span><text:span text:style-name="T33_45">backup</text:span><text:span text:style-name="T33_46"><text:s/></text:span><text:span text:style-name="T33_47">repository</text:span><text:span text:style-name="T33_48"><text:s/></text:span><text:span text:style-name="T33_49">so</text:span><text:span text:style-name="T33_50"><text:s/></text:span><text:span text:style-name="T33_51">that</text:span><text:span text:style-name="T33_52"><text:s/></text:span><text:span text:style-name="T33_53">the</text:span><text:span text:style-name="T33_54"><text:s/></text:span><text:span text:style-name="T33_55">documents</text:span><text:span text:style-name="T33_56"><text:s/></text:span><text:span text:style-name="T33_57">are</text:span><text:span text:style-name="T33_58"><text:s/></text:span><text:span text:style-name="T33_59">not</text:span><text:span text:style-name="T33_60"><text:s/></text:span><text:span text:style-name="T33_61">centralized</text:span><text:span text:style-name="T33_62"><text:s/></text:span><text:span text:style-name="T33_63">on</text:span><text:span text:style-name="T33_64"><text:s/></text:span><text:span text:style-name="T33_65">google</text:span><text:span text:style-name="T33_66"><text:s/></text:span><text:span text:style-name="T33_67">services</text:span><text:span text:style-name="T33_68">,<text:s/></text:span><text:span text:style-name="T33_69">and</text:span><text:span text:style-name="T33_70"><text:s/></text:span><text:span text:style-name="T33_71">to</text:span><text:span text:style-name="T33_72"><text:s/></text:span><text:span text:style-name="T33_73">provide</text:span><text:span text:style-name="T33_74"><text:s/></text:span><text:span text:style-name="T33_75">an</text:span><text:span text:style-name="T33_76"><text:s/></text:span><text:span text:style-name="T33_77">alternative</text:span><text:span text:style-name="T33_78"><text:s/></text:span><text:span text:style-name="T33_79">format</text:span><text:span text:style-name="T33_80"><text:s/></text:span><text:span text:style-name="T33_81">for</text:span><text:span text:style-name="T33_82"><text:s/></text:span><text:span text:style-name="T33_83">accessing</text:span><text:span text:style-name="T33_84"><text:s/></text:span><text:span text:style-name="T33_85">the</text:span><text:span text:style-name="T33_86"><text:s/></text:span><text:span text:style-name="T33_87">documents</text:span><text:span text:style-name="T33_88">.<text:s text:c="2"/></text:span><text:span text:style-name="T33_89">Director</text:span><text:span text:style-name="T33_90"><text:s/></text:span><text:span text:style-name="T33_91">Stephen</text:span><text:span text:style-name="T33_92"><text:s/></text:span><text:span text:style-name="T33_93">Ridley</text:span><text:span text:style-name="T33_94"><text:s/></text:span><text:span text:style-name="T33_95">will</text:span><text:span text:style-name="T33_96"><text:s/></text:span><text:span text:style-name="T33_97">begin</text:span><text:span text:style-name="T33_98"><text:s/></text:span><text:span text:style-name="T33_99">the</text:span><text:span text:style-name="T33_100"><text:s/></text:span><text:span text:style-name="T33_101">process</text:span><text:span text:style-name="T33_102"><text:s/></text:span><text:span text:style-name="T33_103">of</text:span><text:span text:style-name="T33_104"><text:s/></text:span><text:span text:style-name="T33_105">migrating</text:span><text:span text:style-name="T33_106"><text:s/></text:span><text:span text:style-name="T33_107">the</text:span><text:span text:style-name="T33_108"><text:s/></text:span><text:span text:style-name="T33_109">documents</text:span><text:span text:style-name="T33_110">.</text:span></text:p>
      <text:p text:style-name="P34"/>
      <text:p text:style-name="P35"><text:span text:style-name="T35_1">Since</text:span><text:span text:style-name="T35_2"><text:s/></text:span><text:span text:style-name="T35_3">there</text:span><text:span text:style-name="T35_4"><text:s/></text:span><text:span text:style-name="T35_5">was</text:span><text:span text:style-name="T35_6"><text:s/></text:span><text:span text:style-name="T35_7">no</text:span><text:span text:style-name="T35_8"><text:s/></text:span><text:span text:style-name="T35_9">further</text:span><text:span text:style-name="T35_10"><text:s/></text:span><text:span text:style-name="T35_11">business</text:span><text:span text:style-name="T35_12"><text:s/></text:span><text:span text:style-name="T35_13">to</text:span><text:span text:style-name="T35_14"><text:s/></text:span><text:span text:style-name="T35_15">come</text:span><text:span text:style-name="T35_16"><text:s/></text:span><text:span text:style-name="T35_17">before</text:span><text:span text:style-name="T35_18"><text:s/></text:span><text:span text:style-name="T35_19">the</text:span><text:span text:style-name="T35_20"><text:s/></text:span><text:span text:style-name="T35_21">meeting</text:span><text:span text:style-name="T35_22">,<text:s/></text:span><text:span text:style-name="T35_23">on</text:span><text:span text:style-name="T35_24"><text:s/></text:span><text:span text:style-name="T35_25">a</text:span><text:span text:style-name="T35_26"><text:s/></text:span><text:span text:style-name="T35_27">motion</text:span><text:span text:style-name="T35_28"><text:s/></text:span><text:span text:style-name="T35_29">duly</text:span><text:span text:style-name="T35_30"><text:s/></text:span><text:span text:style-name="T35_31">made</text:span><text:span text:style-name="T35_32">,<text:s/></text:span><text:span text:style-name="T35_33">the</text:span><text:span text:style-name="T35_34"><text:s/></text:span><text:span text:style-name="T35_35">meeting</text:span><text:span text:style-name="T35_36"><text:s/></text:span><text:span text:style-name="T35_37">was</text:span><text:span text:style-name="T35_38"><text:s/></text:span><text:span text:style-name="T35_39">adjourned</text:span><text:span text:style-name="T35_40">,<text:s/></text:span><text:span text:style-name="T35_41">with</text:span><text:span text:style-name="T35_42"><text:s/></text:span><text:span text:style-name="T35_43">the</text:span><text:span text:style-name="T35_44"><text:s/></text:span><text:span text:style-name="T35_45">next</text:span><text:span text:style-name="T35_46"><text:s/></text:span><text:span text:style-name="T35_47">meeting</text:span><text:span text:style-name="T35_48"><text:s/></text:span><text:span text:style-name="T35_49">on</text:span><text:span text:style-name="T35_50"><text:s text:c="2"/>21<text:s/></text:span><text:span text:style-name="T35_51">August</text:span><text:span text:style-name="T35_52"><text:s/>2012.</text:span></text:p>
      <text:p text:style-name="P36"/>
      <text:p text:style-name="P37"/>
      <text:p text:style-name="P38"><text:span text:style-name="T38_1">Abhikesh</text:span><text:span text:style-name="T38_2"><text:s/></text:span><text:span text:style-name="T38_3">Nag</text:span><text:span text:style-name="T38_4">,<text:s/></text:span><text:span text:style-name="T38_5">Secretar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635cm" fo:line-height="15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3.175cm" fo:padding-right="0cm" fo:margin-right="3.175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